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微软雅黑1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43.73mm"/>
    </style:style>
    <style:style style:name="co8" style:family="table-column">
      <style:table-column-properties fo:break-before="auto" style:column-width="19.61mm"/>
    </style:style>
    <style:style style:name="co9" style:family="table-column">
      <style:table-column-properties fo:break-before="auto" style:column-width="12.52mm"/>
    </style:style>
    <style:style style:name="co10" style:family="table-column">
      <style:table-column-properties fo:break-before="auto" style:column-width="41.87mm"/>
    </style:style>
    <style:style style:name="co11" style:family="table-column">
      <style:table-column-properties fo:break-before="auto" style:column-width="11.92mm"/>
    </style:style>
    <style:style style:name="co12" style:family="table-column">
      <style:table-column-properties fo:break-before="auto" style:column-width="18.29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ro1" style:family="table-row">
      <style:table-row-properties style:row-height="5.64mm" fo:break-before="auto" style:use-optimal-row-height="fals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mm" fo:break-before="auto" style:use-optimal-row-height="tru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9mm" fo:break-before="auto" style:use-optimal-row-height="true"/>
    </style:style>
    <style:style style:name="ro8" style:family="table-row">
      <style:table-row-properties style:row-height="7.94mm" fo:break-before="auto" style:use-optimal-row-height="true"/>
    </style:style>
    <style:style style:name="ro9" style:family="table-row">
      <style:table-row-properties style:row-height="5.03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style:style style:name="ce5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职业">
      <style:table-cell-properties fo:background-color="#ffff00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奖励&quot;;&quot;纳克萨玛斯&quot;;&quot;地精大战侏儒&quot;;&quot;黑石山的火焰&quot;;&quot;冠军的试练&quot;;&quot;探险者协会&quot;;&quot;上古之神&quot;;&quot;卡拉赞&quot;;&quot;加基森&quot;)" table:allow-empty-cell="true" table:display-list="unsorted" table:base-cell-address="当前标准天梯主流.B984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)" table:allow-empty-cell="true" table:display-list="unsorted" table:base-cell-address="当前标准天梯主流.I1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table-column-group table:display="false">
          <table:table-column table:style-name="co1" table:visibility="collapse" table:default-cell-style-name="ce5"/>
          <table:table-column table:style-name="co2" table:visibility="collapse" table:default-cell-style-name="ce2"/>
        </table:table-column-group>
        <table:table-column table:style-name="co3" table:default-cell-style-name="ce28"/>
        <table:table-column-group table:display="false">
          <table:table-column table:style-name="co4" table:visibility="collapse" table:default-cell-style-name="ce2"/>
          <table:table-column table:style-name="co5" table:visibility="collapse" table:default-cell-style-name="ce2"/>
        </table:table-column-group>
        <table:table-column table:style-name="co6" table:default-cell-style-name="ce3"/>
        <table:table-column-group table:display="false">
          <table:table-column table:style-name="co6" table:visibility="collapse" table:default-cell-style-name="ce2"/>
        </table:table-column-group>
        <table:table-column table:style-name="co7" table:default-cell-style-name="ce3"/>
        <table:table-column table:style-name="co8" table:default-cell-style-name="ce2"/>
        <table:table-column-group>
          <table:table-column table:style-name="co9" table:number-columns-repeated="5" table:default-cell-style-name="ce2"/>
        </table:table-column-group>
        <table:table-column table:style-name="co10" table:default-cell-style-name="ce53"/>
        <table:table-column-group>
          <table:table-column table:style-name="co11" table:default-cell-style-name="ce14"/>
          <table:table-column table:style-name="co11" table:default-cell-style-name="ce12"/>
        </table:table-column-group>
        <table:table-column table:style-name="co12" table:number-columns-repeated="2" table:default-cell-style-name="ce12"/>
        <table:table-column table:style-name="co12" table:default-cell-style-name="ce14"/>
        <table:table-column table:style-name="co12" table:default-cell-style-name="ce12"/>
        <table:table-column table:style-name="co13" table:default-cell-style-name="ce22"/>
        <table:table-column table:style-name="co14" table:default-cell-style-name="Default"/>
        <table:table-column table:style-name="co15" table:number-columns-repeated="1001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style-name="ce7" table:content-validation-name="val3" office:value-type="string" calcext:value-type="string">
            <text:p>系列</text:p>
          </table:table-cell>
          <table:table-cell table:style-name="ce29" table:content-validation-name="val1" office:value-type="string" calcext:value-type="string">
            <text:p>职业</text:p>
          </table:table-cell>
          <table:table-cell table:style-name="ce7" office:value-type="string" calcext:value-type="string">
            <text:p>攻击力 </text:p>
          </table:table-cell>
          <table:table-cell table:style-name="ce7" office:value-type="string" calcext:value-type="string">
            <text:p>生命值</text:p>
          </table:table-cell>
          <table:table-cell table:style-name="ce49" office:value-type="string" calcext:value-type="string">
            <text:p>费用</text:p>
          </table:table-cell>
          <table:table-cell table:style-name="ce7" table:content-validation-name="val5" office:value-type="string" calcext:value-type="string">
            <text:p>类型</text:p>
          </table:table-cell>
          <table:table-cell table:style-name="ce49" table:content-validation-name="val6" office:value-type="string" calcext:value-type="string">
            <text:p>卡牌名称</text:p>
          </table:table-cell>
          <table:table-cell table:style-name="ce7" table:content-validation-name="val7" office:value-type="string" calcext:value-type="string">
            <text:p>种族</text:p>
          </table:table-cell>
          <table:table-cell table:style-name="ce52" table:content-validation-name="val8" office:value-type="string" calcext:value-type="string" table:number-columns-spanned="6" table:number-rows-spanned="1">
            <text:p>字段</text:p>
          </table:table-cell>
          <table:covered-table-cell table:number-columns-repeated="4" table:style-name="ce7" table:content-validation-name="val8"/>
          <table:covered-table-cell table:content-validation-name="val1"/>
          <table:table-cell table:style-name="ce7" office:value-type="string" calcext:value-type="string">
            <text:p>场面</text:p>
          </table:table-cell>
          <table:table-cell table:style-name="ce68" office:value-type="string" calcext:value-type="string">
            <text:p>血量</text:p>
          </table:table-cell>
          <table:table-cell table:style-name="ce68" office:value-type="string" calcext:value-type="string">
            <text:p>速攻</text:p>
          </table:table-cell>
          <table:table-cell table:style-name="ce68" office:value-type="string" calcext:value-type="string">
            <text:p>中速</text:p>
          </table:table-cell>
          <table:table-cell table:style-name="ce7" office:value-type="string" calcext:value-type="string">
            <text:p>控制</text:p>
          </table:table-cell>
          <table:table-cell table:style-name="ce68" office:value-type="string" calcext:value-type="string">
            <text:p>奇迹</text:p>
          </table:table-cell>
          <table:table-cell table:style-name="ce68" office:value-type="string" calcext:value-type="string">
            <text:p>搭配</text:p>
          </table:table-cell>
          <table:table-cell table:style-name="ce7" office:value-type="string" calcext:value-type="string">
            <text:p>相近卡</text:p>
          </table:table-cell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激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:.N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月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:.N3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/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冰冻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J4:.N4])" office:value-type="string" office:string-value="冻结;" calcext:value-type="string">
            <text:p>冻结;</text:p>
          </table:table-cell>
          <table:table-cell table:number-columns-repeated="6" table:style-name="ce70" office:value-type="string" calcext:value-type="string">
            <text:p>冻结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禁忌烈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:.N5])">
            <text:p/>
          </table:table-cell>
          <table:table-cell table:style-name="ce9" office:value-type="string" calcext:value-type="string">
            <text:p>法伤</text:p>
          </table:table-cell>
          <table:table-cell/>
          <table:table-cell table:number-columns-repeated="2" table:style-name="ce9" office:value-type="string" calcext:value-type="string">
            <text:p>法伤</text:p>
          </table:table-cell>
          <table:table-cell/>
          <table:table-cell table:style-name="ce2"/>
          <table:table-cell table:style-name="ce77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沉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6:.N6])">
            <text:p/>
          </table:table-cell>
          <table:table-cell table:style-name="ce72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number-columns-repeated="2" table:style-name="ce9" office:value-type="string" calcext:value-type="string">
            <text:p>沉默</text:p>
          </table:table-cell>
          <table:table-cell table:style-name="ce3"/>
          <table:table-cell table:style-name="ce9" office:value-type="string" calcext:value-type="string">
            <text:p>沉默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禁忌畸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7:.N7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70" office:value-type="string" calcext:value-type="string">
            <text:p>召唤</text:p>
          </table:table-cell>
          <table:table-cell/>
          <table:table-cell table:style-name="ce23"/>
          <table:table-cell table:style-name="ce2" office:value-type="string" calcext:value-type="string">
            <text:p>人品（召唤需求）</text:p>
          </table:table-cell>
          <table:table-cell table:number-columns-repeated="1002"/>
        </table:table-row>
        <table:table-row table:style-name="ro4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治疗之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:.N8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4"/>
          <table:table-cell table:style-name="ce72" office:value-type="string" calcext:value-type="string">
            <text:p>恢复</text:p>
          </table:table-cell>
          <table:table-cell/>
          <table:table-cell table:style-name="ce23"/>
          <table:table-cell table:style-name="ce2" office:value-type="string" calcext:value-type="string">
            <text:p>奥金尼灵魂祭司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影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:.N9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/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" office:value-type="string" calcext:value-type="string">
            <text:p>减费目标(减费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背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:.N10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伺机待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1:.N11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3" table:style-name="ce70" office:value-type="string" calcext:value-type="string">
            <text:p>减费</text:p>
          </table:table-cell>
          <table:table-cell table:style-name="ce22"/>
          <table:table-cell table:style-name="ce2" office:value-type="string" calcext:value-type="string">
            <text:p>法术(减费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伪造的幸运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2:.N12])">
            <text:p/>
          </table:table-cell>
          <table:table-cell table:number-columns-repeated="5" table:style-name="ce70" office:value-type="string" calcext:value-type="string">
            <text:p>减费</text:p>
          </table:table-cell>
          <table:table-cell table:number-columns-repeated="1004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图腾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3:.N13])">
            <text:p/>
          </table:table-cell>
          <table:table-cell table:style-name="ce11" office:value-type="string" calcext:value-type="string">
            <text:p>增益</text:p>
          </table:table-cell>
          <table:table-cell table:style-name="ce18" office:value-type="string" calcext:value-type="string">
            <text:p>增益</text:p>
          </table:table-cell>
          <table:table-cell table:style-name="ce2" table:number-columns-repeated="2"/>
          <table:table-cell table:style-name="ce11" office:value-type="string" calcext:value-type="string">
            <text:p>增益</text:p>
          </table:table-cell>
          <table:table-cell table:style-name="ce18" office:value-type="string" calcext:value-type="string">
            <text:p>增益</text:p>
          </table:table-cell>
          <table:table-cell table:style-name="ce2" office:value-type="string" calcext:value-type="string">
            <text:p>有攻击的图腾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先祖治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14:.N14])" office:value-type="string" office:string-value="嘲讽;" calcext:value-type="string">
            <text:p>嘲讽;</text:p>
          </table:table-cell>
          <table:table-cell table:number-columns-repeated="2" table:style-name="ce11" office:value-type="string" calcext:value-type="string">
            <text:p>恢复</text:p>
          </table:table-cell>
          <table:table-cell table:style-name="ce2" table:number-columns-repeated="2"/>
          <table:table-cell table:style-name="ce11" office:value-type="string" calcext:value-type="string">
            <text:p>恢复</text:p>
          </table:table-cell>
          <table:table-cell table:style-name="ce18" office:value-type="string" calcext:value-type="string">
            <text:p>恢复</text:p>
          </table:table-cell>
          <table:table-cell table:style-name="ce2" office:value-type="string" calcext:value-type="string">
            <text:p>搭配牌(增益需求)</text:p>
          </table:table-cell>
          <table:table-cell table:number-columns-repeated="1002"/>
        </table:table-row>
        <table:table-row table:style-name="ro4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46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禁忌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5:.N15])">
            <text:p/>
          </table:table-cell>
          <table:table-cell table:style-name="ce72" office:value-type="string" calcext:value-type="string">
            <text:p>恢复</text:p>
          </table:table-cell>
          <table:table-cell table:number-columns-repeated="3"/>
          <table:table-cell table:number-columns-repeated="2" table:style-name="ce70" office:value-type="string" calcext:value-type="string">
            <text:p>恢复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禁忌仪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6:.N16])">
            <text:p/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9" office:value-type="string" calcext:value-type="string">
            <text:p>召唤</text:p>
          </table:table-cell>
          <table:table-cell/>
          <table:table-cell table:style-name="ce13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牺牲契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7:.N17])">
            <text:p/>
          </table:table-cell>
          <table:table-cell table:style-name="ce72" office:value-type="string" calcext:value-type="string">
            <text:p>恢复</text:p>
          </table:table-cell>
          <table:table-cell table:style-name="ce9" office:value-type="string" calcext:value-type="string">
            <text:p>恢复</text:p>
          </table:table-cell>
          <table:table-cell table:style-name="ce2"/>
          <table:table-cell table:style-name="ce9" office:value-type="string" calcext:value-type="string">
            <text:p>消灭</text:p>
          </table:table-cell>
          <table:table-cell table:style-name="ce72" office:value-type="string" calcext:value-type="string">
            <text:p>恢复</text:p>
          </table:table-cell>
          <table:table-cell/>
          <table:table-cell table:style-name="ce2" office:value-type="string" calcext:value-type="string">
            <text:p>恶魔(恢复需求):空灵召唤者;环境(消灭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怒火中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8:.N18])">
            <text:p/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2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office:value-type="string" calcext:value-type="string">
            <text:p>恐怖的奴隶主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活动假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19:.N19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 table:style-name="ce23" table:number-columns-repeated="3"/>
          <table:table-cell table:style-name="ce72" office:value-type="string" calcext:value-type="string">
            <text:p>嘲讽</text:p>
          </table:table-cell>
          <table:table-cell table:style-name="ce23"/>
          <table:table-cell/>
          <table:table-cell table:style-name="ce5"/>
          <table:table-cell table:number-columns-repeated="1001"/>
        </table:table-row>
        <table:table-row table:style-name="ro4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0:.N20])">
            <text:p/>
          </table:table-cell>
          <table:table-cell table:style-name="ce2"/>
          <table:table-cell table:style-name="ce22" table:number-columns-repeated="3"/>
          <table:table-cell table:style-name="ce2"/>
          <table:table-cell table:style-name="ce22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宝宝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J21:.N21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种族</text:p>
          </table:table-cell>
          <table:table-cell table:style-name="ce2"/>
          <table:table-cell table:style-name="ce22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活体根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2:.N22])">
            <text:p/>
          </table:table-cell>
          <table:table-cell table:style-name="ce70" office:value-type="string" calcext:value-type="string">
            <text:p>抉择</text:p>
          </table:table-cell>
          <table:table-cell table:number-columns-repeated="2" table:style-name="ce13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禁忌古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3:.N23])" office:value-type="string" office:string-value="战吼;" calcext:value-type="string">
            <text:p>战吼;</text:p>
          </table:table-cell>
          <table:table-cell table:style-name="ce12"/>
          <table:table-cell table:style-name="ce70" office:value-type="string" calcext:value-type="string">
            <text:p>战吼</text:p>
          </table:table-cell>
          <table:table-cell/>
          <table:table-cell table:style-name="ce70" office:value-type="string" calcext:value-type="string">
            <text:p>战吼</text:p>
          </table:table-cell>
          <table:table-cell/>
          <table:table-cell table:style-name="ce14"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魔法乌鸦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24:.N24])">
            <text:p/>
          </table:table-cell>
          <table:table-cell table:style-name="ce12"/>
          <table:table-cell/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青玉护符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J25:.N25])" office:value-type="string" office:string-value="青玉魔像;" calcext:value-type="string">
            <text:p>青玉魔像;</text:p>
          </table:table-cell>
          <table:table-cell table:number-columns-repeated="6" table:style-name="ce70" office:value-type="string" calcext:value-type="string">
            <text:p>召唤</text:p>
          </table:table-cell>
          <table:table-cell office:value-type="string" calcext:value-type="string">
            <text:p>青玉魔像（召唤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乌鸦神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J26:.N26])" office:value-type="string" office:string-value="抉择;" calcext:value-type="string">
            <text:p>抉择;</text:p>
          </table:table-cell>
          <table:table-cell table:number-columns-repeated="2" table:style-name="ce13" office:value-type="string" calcext:value-type="string">
            <text:p>发现</text:p>
          </table:table-cell>
          <table:table-cell table:number-columns-repeated="2" table:style-name="ce9" office:value-type="string" calcext:value-type="string">
            <text:p>发现</text:p>
          </table:table-cell>
          <table:table-cell table:number-columns-repeated="2" table:style-name="ce13" office:value-type="string" calcext:value-type="string">
            <text:p>发现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野蛮之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:.N27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70" office:value-type="string" calcext:value-type="string">
            <text:p>法伤</text:p>
          </table:table-cell>
          <table:table-cell/>
          <table:table-cell table:style-name="ce72" office:value-type="string" calcext:value-type="string">
            <text:p>法伤</text:p>
          </table:table-cell>
          <table:table-cell table:style-name="ce2" office:value-type="string" calcext:value-type="string">
            <text:p>攻击增益（法伤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玉莲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8:.N28])">
            <text:p/>
          </table:table-cell>
          <table:table-cell table:number-columns-repeated="3" table:style-name="ce70" office:value-type="string" calcext:value-type="string">
            <text:p>增益</text:p>
          </table:table-cell>
          <table:table-cell/>
          <table:table-cell table:style-name="ce72" office:value-type="string" calcext:value-type="string">
            <text:p>法伤</text:p>
          </table:table-cell>
          <table:table-cell table:number-columns-repeated="1004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爪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9:.N29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攻击</text:p>
          </table:table-cell>
          <table:table-cell table:style-name="ce70" office:value-type="string" calcext:value-type="string">
            <text:p>攻击</text:p>
          </table:table-cell>
          <table:table-cell table:style-name="ce9" office:value-type="string" calcext:value-type="string">
            <text:p>攻击</text:p>
          </table:table-cell>
          <table:table-cell table:style-name="ce72" office:value-type="string" calcext:value-type="string">
            <text:p>恢复</text:p>
          </table:table-cell>
          <table:table-cell table:style-name="ce9" office:value-type="string" calcext:value-type="string">
            <text:p>攻击</text:p>
          </table:table-cell>
          <table:table-cell table:style-name="ce2"/>
          <table:table-cell table:number-columns-repeated="1002"/>
        </table:table-row>
        <table:table-row table:style-name="ro4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自然平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0:.N30])">
            <text:p/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74" office:value-type="string" calcext:value-type="string">
            <text:p>消灭</text:p>
          </table:table-cell>
          <table:table-cell table:style-name="ce2" office:value-type="string" calcext:value-type="string">
            <text:p>搭配牌(法伤需求):爪击;撕咬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金教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J31:.N31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number-columns-repeated="2"/>
          <table:table-cell table:style-name="ce72" office:value-type="string" calcext:value-type="string">
            <text:p>战吼</text:p>
          </table:table-cell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奥术冲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J32:.N32])" office:value-type="string" office:string-value="法术伤害;" calcext:value-type="string">
            <text:p>法术伤害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/>
          <table:table-cell table:style-name="ce9" office:value-type="string" calcext:value-type="string">
            <text:p>法伤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法强(触发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3:.N33])">
            <text:p/>
          </table:table-cell>
          <table:table-cell table:style-name="ce72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冰枪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J34:.N34])" office:value-type="string" office:string-value="冻结;" calcext:value-type="string">
            <text:p>冻结;</text:p>
          </table:table-cell>
          <table:table-cell table:style-name="ce72" office:value-type="string" calcext:value-type="string">
            <text:p>冻结</text:p>
          </table:table-cell>
          <table:table-cell table:number-columns-repeated="2" table:style-name="ce13" office:value-type="string" calcext:value-type="string">
            <text:p>法伤</text:p>
          </table:table-cell>
          <table:table-cell/>
          <table:table-cell table:number-columns-repeated="2" table:style-name="ce72" office:value-type="string" calcext:value-type="string">
            <text:p>冻结</text:p>
          </table:table-cell>
          <table:table-cell table:style-name="ce2" office:value-type="string" calcext:value-type="string">
            <text:p>冻结(法伤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5:.N3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镜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36:.N36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/>
          <table:table-cell table:style-name="ce9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/>
          <table:table-cell table:style-name="ce2" office:value-type="string" calcext:value-type="string">
            <text:p>麦迪文的残影;飞刀杂耍者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呓语魔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37:.N37])" office:value-type="string" office:string-value="战吼;" calcext:value-type="string">
            <text:p>战吼;</text:p>
          </table:table-cell>
          <table:table-cell table:number-columns-repeated="2" table:style-name="ce72" office:value-type="string" calcext:value-type="string">
            <text:p>战吼</text:p>
          </table:table-cell>
          <table:table-cell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奥术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8:.N38])">
            <text:p/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3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炽炎蝙蝠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39:.N39])" office:value-type="string" office:string-value="亡语;" calcext:value-type="string">
            <text:p>亡语;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"/>
          <table:table-cell table:style-name="ce9" office:value-type="string" calcext:value-type="string">
            <text:p>亡语</text:p>
          </table:table-cell>
          <table:table-cell table:style-name="ce2" office:value-type="string" calcext:value-type="string">
            <text:p>不带第二张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结网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40:.N4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狂野怒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4"/>
          <table:table-cell table:content-validation-name="val1" table:formula="of:=COM.MICROSOFT.CONCAT([.J41:.N41])" office:value-type="string" office:string-value="免疫;" calcext:value-type="string">
            <text:p>免疫;</text:p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2"/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野兽(增益目标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猎人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2:.N4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4" table:style-name="ce70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森林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43:.N43])">
            <text:p/>
          </table:table-cell>
          <table:table-cell table:style-name="ce70" office:value-type="string" calcext:value-type="string">
            <text:p>光环</text:p>
          </table:table-cell>
          <table:table-cell table:style-name="ce9" office:value-type="string" calcext:value-type="string">
            <text:p>光环</text:p>
          </table:table-cell>
          <table:table-cell table:style-name="ce22" table:number-columns-repeated="2"/>
          <table:table-cell table:style-name="ce2"/>
          <table:table-cell table:style-name="ce72" office:value-type="string" calcext:value-type="string">
            <text:p>光环</text:p>
          </table:table-cell>
          <table:table-cell table:style-name="ce2" office:value-type="string" calcext:value-type="string">
            <text:p>野兽(光环目标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神勇弓箭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4:.N44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激励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table:style-name="ce2"/>
          <table:table-cell table:style-name="ce5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搜寻猎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5:.N45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4"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雄斑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46:.N46])" office:value-type="string" office:string-value="战吼;" calcext:value-type="string">
            <text:p>战吼;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/>
          <table:table-cell table:style-name="ce2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追踪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7:.N47])">
            <text:p/>
          </table:table-cell>
          <table:table-cell table:style-name="ce70" office:value-type="string" calcext:value-type="string">
            <text:p>抽牌</text:p>
          </table:table-cell>
          <table:table-cell table:number-columns-repeated="2"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走私货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8:.N48])">
            <text:p/>
          </table:table-cell>
          <table:table-cell table:number-columns-repeated="2" table:style-name="ce70" office:value-type="string" calcext:value-type="string">
            <text:p>增益</text:p>
          </table:table-cell>
          <table:table-cell table:number-columns-repeated="2" table:style-name="ce72" office:value-type="string" calcext:value-type="string">
            <text:p>增益</text:p>
          </table:table-cell>
          <table:table-cell table:number-columns-repeated="2" table:style-name="ce70" office:value-type="string" calcext:value-type="string">
            <text:p>增益</text:p>
          </table:table-cell>
          <table:table-cell office:value-type="string" calcext:value-type="string">
            <text:p>野兽（增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影投弹手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49:.N4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4" table:number-columns-repeated="2"/>
          <table:table-cell table:style-name="ce2"/>
          <table:table-cell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北郡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0:.N50])">
            <text:p/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 </text:p>
          </table:table-cell>
          <table:table-cell table:number-columns-repeated="2" table:style-name="ce9" office:value-type="string" calcext:value-type="string">
            <text:p>触发 </text:p>
          </table:table-cell>
          <table:table-cell table:style-name="ce2" office:value-type="string" calcext:value-type="string">
            <text:p>恢复（触发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疯狂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1:.N51])">
            <text:p/>
          </table:table-cell>
          <table:table-cell table:number-columns-repeated="3" table:style-name="ce13" office:value-type="string" calcext:value-type="string">
            <text:p>特殊</text:p>
          </table:table-cell>
          <table:table-cell table:style-name="ce24"/>
          <table:table-cell table:style-name="ce9" office:value-type="string" calcext:value-type="string">
            <text:p>特殊</text:p>
          </table:table-cell>
          <table:table-cell table:style-name="ce24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快速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2:.N52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4" table:number-columns-repeated="2"/>
          <table:table-cell table:style-name="ce72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雏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53:.N5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4" table:number-columns-repeated="2"/>
          <table:table-cell table:style-name="ce2" office:value-type="string" calcext:value-type="string">
            <text:p>龙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纳鲁之光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4:.N54])">
            <text:p/>
          </table:table-cell>
          <table:table-cell table:style-name="ce70" office:value-type="string" calcext:value-type="string">
            <text:p>恢复</text:p>
          </table:table-cell>
          <table:table-cell table:number-columns-repeated="2" table:style-name="ce9" office:value-type="string" calcext:value-type="string">
            <text:p>召唤</text:p>
          </table:table-cell>
          <table:table-cell table:style-name="ce13" office:value-type="string" calcext:value-type="string">
            <text:p>恢复</text:p>
          </table:table-cell>
          <table:table-cell/>
          <table:table-cell table:style-name="ce24"/>
          <table:table-cell table:style-name="ce2" office:value-type="string" calcext:value-type="string">
            <text:p>奥金尼灵魂祭司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圣惩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5:.N5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缩小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6:.N56])">
            <text:p/>
          </table:table-cell>
          <table:table-cell table:style-name="ce13" office:value-type="string" calcext:value-type="string">
            <text:p>恢复</text:p>
          </table:table-cell>
          <table:table-cell/>
          <table:table-cell table:style-name="ce24" table:number-columns-repeated="2"/>
          <table:table-cell table:style-name="ce9" office:value-type="string" calcext:value-type="string">
            <text:p>特殊</text:p>
          </table:table-cell>
          <table:table-cell table:style-name="ce24"/>
          <table:table-cell office:value-type="string" calcext:value-type="string">
            <text:p>搭配卡（特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心灵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7:.N57])">
            <text:p/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4" table:number-columns-repeated="2"/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心灵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8:.N58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24"/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血攻差2点及以上的牌;神圣之灵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真言术：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9:.N59])">
            <text:p/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增益</text:p>
          </table:table-cell>
          <table:table-cell table:style-name="ce24"/>
          <table:table-cell table:style-name="ce13" office:value-type="string" calcext:value-type="string">
            <text:p>增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抽卡</text:p>
          </table:table-cell>
          <table:table-cell table:style-name="ce2" office:value-type="string" calcext:value-type="string">
            <text:p>炎术士（法术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真言术：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60:.N60])">
            <text:p/>
          </table:table-cell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恢复</text:p>
          </table:table-cell>
          <table:table-cell table:style-name="ce24" table:number-columns-repeated="2"/>
          <table:table-cell table:style-name="ce72" office:value-type="string" calcext:value-type="string">
            <text:p>恢复</text:p>
          </table:table-cell>
          <table:table-cell table:style-name="ce24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吹嘘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61:.N61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冷血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J62:.N62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9" office:value-type="string" calcext:value-type="string">
            <text:p>增益</text:p>
          </table:table-cell>
          <table:table-cell table:style-name="ce2"/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深渊巨蟒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63:.N63])">
            <text:p/>
          </table:table-cell>
          <table:table-cell table:style-name="ce70" office:value-type="string" calcext:value-type="string">
            <text:p>毒伤</text:p>
          </table:table-cell>
          <table:table-cell table:style-name="ce22" table:number-columns-repeated="3"/>
          <table:table-cell table:style-name="ce70" office:value-type="string" calcext:value-type="string">
            <text:p>毒伤</text:p>
          </table:table-cell>
          <table:table-cell table:style-name="ce2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深渊探险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64:.N64])" office:value-type="string" office:string-value="发现;亡语;" calcext:value-type="string">
            <text:p>发现;亡语;</text:p>
          </table:table-cell>
          <table:table-cell table:number-columns-repeated="2" table:style-name="ce70" office:value-type="string" calcext:value-type="string">
            <text:p>发现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发现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锈水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5:.N6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隐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66:.N66])">
            <text:p/>
          </table:table-cell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table:number-columns-repeated="3"/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隐藏目标(特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影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67:.N67])">
            <text:p/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2" table:number-columns-repeated="2"/>
          <table:table-cell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执刀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J68:.N6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连击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致命药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69:.N69])">
            <text:p/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style-name="ce2" table:number-columns-repeated="3"/>
          <table:table-cell table:style-name="ce13" office:value-type="string" calcext:value-type="string">
            <text:p>攻击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冰霜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J70:.N70])" office:value-type="string" office:string-value="冻结;" calcext:value-type="string">
            <text:p>冻结;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叉状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71:.N71])" office:value-type="string" office:string-value="过载;" calcext:value-type="string">
            <text:p>过载;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尘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72:.N72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15"/>
          <table:table-cell table:style-name="ce22"/>
          <table:table-cell table:style-name="ce2" office:value-type="string" calcext:value-type="string">
            <text:p>需求场面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大地震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4"/>
          <table:table-cell table:content-validation-name="val1" table:formula="of:=COM.MICROSOFT.CONCAT([.J73:.N73])" office:value-type="string" office:string-value="沉默;" calcext:value-type="string">
            <text:p>沉默;</text:p>
          </table:table-cell>
          <table:table-cell table:style-name="ce70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number-columns-repeated="2" table:style-name="ce72" office:value-type="string" calcext:value-type="string">
            <text:p>沉默</text:p>
          </table:table-cell>
          <table:table-cell table:style-name="ce70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进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74:.N74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人品(特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坑道穴居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75:.N75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过载(触发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闪电箭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76:.N76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1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先到先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4"/>
          <table:table-cell table:content-validation-name="val1" table:formula="of:=COM.MICROSOFT.CONCAT([.J77:.N77])" office:value-type="string" office:string-value="发现;" calcext:value-type="string">
            <text:p>发现;</text:p>
          </table:table-cell>
          <table:table-cell table:number-columns-repeated="6" table:style-name="ce70" office:value-type="string" calcext:value-type="string">
            <text:p>发现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幽灵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J78:.N78])" office:value-type="string" office:string-value="法术伤害;" calcext:value-type="string">
            <text:p>法术伤害;</text:p>
          </table:table-cell>
          <table:table-cell table:number-columns-repeated="2" table:style-name="ce70" office:value-type="string" calcext:value-type="string">
            <text:p>武器</text:p>
          </table:table-cell>
          <table:table-cell table:number-columns-repeated="2"/>
          <table:table-cell table:style-name="ce70" office:value-type="string" calcext:value-type="string">
            <text:p>触发</text:p>
          </table:table-cell>
          <table:table-cell table:style-name="ce70" office:value-type="string" calcext:value-type="string">
            <text:p>武器</text:p>
          </table:table-cell>
          <table:table-cell table:style-name="ce2" office:value-type="string" calcext:value-type="string">
            <text:p>法术伤害（触发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原始融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79:.N79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保护之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J80:.N80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增益</text:p>
          </table:table-cell>
          <table:table-cell table:style-name="ce22"/>
          <table:table-cell table:number-columns-repeated="2"/>
          <table:table-cell table:number-columns-repeated="2" table:style-name="ce70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忏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1:.N81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特殊</text:p>
          </table:table-cell>
          <table:table-cell table:number-columns-repeated="2"/>
          <table:table-cell table:style-name="ce81" office:value-type="string" calcext:value-type="string">
            <text:p>特殊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崇高牺牲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2:.N82])">
            <text:p/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奥秘</text:p>
          </table:table-cell>
          <table:table-cell table:number-columns-repeated="2" table:style-name="ce72" office:value-type="string" calcext:value-type="string">
            <text:p>奥秘</text:p>
          </table:table-cell>
          <table:table-cell table:style-name="ce70" office:value-type="string" calcext:value-type="string">
            <text:p>恢复</text:p>
          </table:table-cell>
          <table:table-cell table:style-name="ce70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风驰电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3:.N83])">
            <text:p/>
          </table:table-cell>
          <table:table-cell table:number-columns-repeated="6" table:style-name="ce13" office:value-type="string" calcext:value-type="string">
            <text:p>增益</text:p>
          </table:table-cell>
          <table:table-cell office:value-type="string" calcext:value-type="string">
            <text:p>搭配卡组（增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复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4:.N84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0" office:value-type="string" calcext:value-type="string">
            <text:p>增益</text:p>
          </table:table-cell>
          <table:table-cell table:style-name="ce70" office:value-type="string" calcext:value-type="string">
            <text:p>奥秘</text:p>
          </table:table-cell>
          <table:table-cell table:style-name="ce2" office:value-type="string" calcext:value-type="string">
            <text:p>圣盾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海象人执法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85:.N85])" office:value-type="string" office:string-value="亡语;" calcext:value-type="string">
            <text:p>亡语;</text:p>
          </table:table-cell>
          <table:table-cell table:style-name="ce13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亡语</text:p>
          </table:table-cell>
          <table:table-cell office:value-type="string" calcext:value-type="string">
            <text:p>增益（亡语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救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6:.N86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召唤</text:p>
          </table:table-cell>
          <table:table-cell table:number-columns-repeated="2" table:style-name="ce72" office:value-type="string" calcext:value-type="string">
            <text:p>奥秘</text:p>
          </table:table-cell>
          <table:table-cell table:style-name="ce72" office:value-type="string" calcext:value-type="string">
            <text:p>召唤</text:p>
          </table:table-cell>
          <table:table-cell table:style-name="ce72" office:value-type="string" calcext:value-type="string">
            <text:p>奥秘</text:p>
          </table:table-cell>
          <table:table-cell table:style-name="ce2" office:value-type="string" calcext:value-type="string">
            <text:p>召唤目标(召唤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力量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7:.N87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5" table:number-columns-repeated="2"/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谦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8:.N88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number-columns-repeated="2" table:style-name="ce72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2" office:value-type="string" calcext:value-type="string">
            <text:p>狂奔科多兽;生命不小于3的牌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圣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9:.N89])">
            <text:p/>
          </table:table-cell>
          <table:table-cell table:number-columns-repeated="2" table:style-name="ce70" office:value-type="string" calcext:value-type="string">
            <text:p>增益</text:p>
          </table:table-cell>
          <table:table-cell table:style-name="ce5" table:number-columns-repeated="2"/>
          <table:table-cell table:style-name="ce72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审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0:.N90])">
            <text:p/>
          </table:table-cell>
          <table:table-cell table:style-name="ce70" office:value-type="string" calcext:value-type="string">
            <text:p>奥秘</text:p>
          </table:table-cell>
          <table:table-cell table:number-columns-repeated="3" table:style-name="ce9" office:value-type="string" calcext:value-type="string">
            <text:p>奥秘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圣光的正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1:.N91])">
            <text:p/>
          </table:table-cell>
          <table:table-cell table:style-name="ce2"/>
          <table:table-cell table:style-name="ce13" office:value-type="string" calcext:value-type="string">
            <text:p>武器</text:p>
          </table:table-cell>
          <table:table-cell table:style-name="ce2" table:number-columns-repeated="3"/>
          <table:table-cell table:style-name="ce9" office:value-type="string" calcext:value-type="string">
            <text:p>武器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鳞劫掠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2:.N92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鱼人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无私的英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J93:.N93])" office:value-type="string" office:string-value="亡语;圣盾;" calcext:value-type="string">
            <text:p>亡语;圣盾;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鳍审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4:.N94])" office:value-type="string" office:string-value="战吼;" calcext:value-type="string">
            <text:p>战吼;</text:p>
          </table:table-cell>
          <table:table-cell/>
          <table:table-cell table:style-name="ce13" office:value-type="string" calcext:value-type="string">
            <text:p>身材</text:p>
          </table:table-cell>
          <table:table-cell table:number-columns-repeated="3"/>
          <table:table-cell table:style-name="ce70" office:value-type="string" calcext:value-type="string">
            <text:p>战吼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以眼还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5:.N95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法伤</text:p>
          </table:table-cell>
          <table:table-cell table:number-columns-repeated="2"/>
          <table:table-cell table:style-name="ce2"/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战术撤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96:.N96])" office:value-type="string" office:string-value="奥秘;" calcext:value-type="string">
            <text:p>奥秘;</text:p>
          </table:table-cell>
          <table:table-cell table:number-columns-repeated="2" table:style-name="ce13" office:value-type="string" calcext:value-type="string">
            <text:p>奥秘</text:p>
          </table:table-cell>
          <table:table-cell table:number-columns-repeated="2" table:style-name="ce9" office:value-type="string" calcext:value-type="string">
            <text:p>奥秘</text:p>
          </table:table-cell>
          <table:table-cell table:number-columns-repeated="2" table:style-name="ce13" office:value-type="string" calcext:value-type="string">
            <text:p>奥秘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争强好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7:.N97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2" office:value-type="string" calcext:value-type="string">
            <text:p>增益</text:p>
          </table:table-cell>
          <table:table-cell table:style-name="ce70" office:value-type="string" calcext:value-type="string">
            <text:p>奥秘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智慧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8:.N98])">
            <text:p/>
          </table:table-cell>
          <table:table-cell table:style-name="ce70" office:value-type="string" calcext:value-type="string">
            <text:p>抽卡</text:p>
          </table:table-cell>
          <table:table-cell table:style-name="ce9" office:value-type="string" calcext:value-type="string">
            <text:p>抽卡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抽卡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腐蚀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9:.N99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3" table:style-name="ce17" office:value-type="string" calcext:value-type="string">
            <text:p>特殊</text:p>
          </table:table-cell>
          <table:table-cell table:style-name="ce81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力量的代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0:.N100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9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烈焰小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1:.N1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灵魂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2:.N10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马克扎尔的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3:.N103])">
            <text:p/>
          </table:table-cell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2" office:value-type="string" calcext:value-type="string">
            <text:p>弃牌效果（触发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死亡缠绕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4:.N104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17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鲜血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5:.N105])">
            <text:p/>
          </table:table-cell>
          <table:table-cell table:style-name="ce70" office:value-type="string" calcext:value-type="string">
            <text:p>持续</text:p>
          </table:table-cell>
          <table:table-cell table:style-name="ce22" table:number-columns-repeated="3"/>
          <table:table-cell table:number-columns-repeated="2" table:style-name="ce72" office:value-type="string" calcext:value-type="string">
            <text:p>持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空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106:.N106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嘲讽</text:p>
          </table:table-cell>
          <table:table-cell table:number-columns-repeated="2" table:style-name="ce72" office:value-type="string" calcext:value-type="string">
            <text:p>身材</text:p>
          </table:table-cell>
          <table:table-cell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遗物搜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7:.N107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5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搭配卡组(战吼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着魔村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08:.N108])" office:value-type="string" office:string-value="亡语;" calcext:value-type="string">
            <text:p>亡语;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3"/>
          <table:table-cell table:style-name="ce9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冲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9:.N109])">
            <text:p/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2" table:number-columns-repeated="2"/>
          <table:table-cell table:style-name="ce9" office:value-type="string" calcext:value-type="string">
            <text:p>增益</text:p>
          </table:table-cell>
          <table:table-cell table:style-name="ce2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盾牌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10:.N110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22"/>
          <table:table-cell table:style-name="ce9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office:value-type="string" calcext:value-type="string">
            <text:p>护甲(法伤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恩佐斯的副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11:.N111])" office:value-type="string" office:string-value="战吼;" calcext:value-type="string">
            <text:p>战吼;</text:p>
          </table:table-cell>
          <table:table-cell table:style-name="ce15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化血为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12:.N112])">
            <text:p/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15"/>
          <table:table-cell table:style-name="ce9" office:value-type="string" calcext:value-type="string">
            <text:p>身材</text:p>
          </table:table-cell>
          <table:table-cell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升级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13:.N113])">
            <text:p/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style-name="ce22" table:number-columns-repeated="2"/>
          <table:table-cell table:style-name="ce9" office:value-type="string" calcext:value-type="string">
            <text:p>增益</text:p>
          </table:table-cell>
          <table:table-cell office:value-type="string" calcext:value-type="string">
            <text:p>武器(特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盛气凌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J114:.N114])" office:value-type="string" office:string-value="发现;嘲讽;" calcext:value-type="string">
            <text:p>发现;嘲讽;</text:p>
          </table:table-cell>
          <table:table-cell table:number-columns-repeated="2" table:style-name="ce70" office:value-type="string" calcext:value-type="string">
            <text:p>发现</text:p>
          </table:table-cell>
          <table:table-cell table:number-columns-repeated="2" table:style-name="ce72" office:value-type="string" calcext:value-type="string">
            <text:p>发现</text:p>
          </table:table-cell>
          <table:table-cell table:style-name="ce70" office:value-type="string" calcext:value-type="string">
            <text:p>发现</text:p>
          </table:table-cell>
          <table:table-cell table:style-name="ce72" office:value-type="string" calcext:value-type="string">
            <text:p>发现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旋风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15:.N115])">
            <text:p/>
          </table:table-cell>
          <table:table-cell table:style-name="ce2"/>
          <table:table-cell table:style-name="ce22" table:number-columns-repeated="2"/>
          <table:table-cell table:number-columns-repeated="2"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战斗机器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J116:.N116])" office:value-type="string" office:string-value="激怒;" calcext:value-type="string">
            <text:p>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激怒</text:p>
          </table:table-cell>
          <table:table-cell table:style-name="ce70" office:value-type="string" calcext:value-type="string">
            <text:p>激怒</text:p>
          </table:table-cell>
          <table:table-cell table:style-name="ce9" office:value-type="string" calcext:value-type="string">
            <text:p>激怒</text:p>
          </table:table-cell>
          <table:table-cell office:value-type="string" calcext:value-type="string">
            <text:p>激怒相关:严酷的监工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诅咒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17:.N117])">
            <text:p/>
          </table:table-cell>
          <table:table-cell table:style-name="ce72" office:value-type="string" calcext:value-type="string">
            <text:p>武器</text:p>
          </table:table-cell>
          <table:table-cell table:style-name="ce9" office:value-type="string" calcext:value-type="string">
            <text:p>武器</text:p>
          </table:table-cell>
          <table:table-cell table:style-name="ce72" office:value-type="string" calcext:value-type="string">
            <text:p>武器</text:p>
          </table:table-cell>
          <table:table-cell table:style-name="ce22" table:number-columns-repeated="3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鳞先知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J118:.N118])">
            <text:p/>
          </table:table-cell>
          <table:table-cell table:style-name="ce72" office:value-type="string" calcext:value-type="string">
            <text:p>光环</text:p>
          </table:table-cell>
          <table:table-cell table:number-columns-repeated="2" table:style-name="ce13" office:value-type="string" calcext:value-type="string">
            <text:p>光环</text:p>
          </table:table-cell>
          <table:table-cell table:style-name="ce9" office:value-type="string" calcext:value-type="string">
            <text:p>光环</text:p>
          </table:table-cell>
          <table:table-cell table:style-name="ce2"/>
          <table:table-cell/>
          <table:table-cell office:value-type="string" calcext:value-type="string">
            <text:p>鱼人（光环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秘守护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19:.N119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奥秘（触发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术畸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20:.N120])">
            <text:p/>
          </table:table-cell>
          <table:table-cell/>
          <table:table-cell table:style-name="ce70" office:value-type="string" calcext:value-type="string">
            <text:p>持续</text:p>
          </table:table-cell>
          <table:table-cell table:number-columns-repeated="2"/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搭配卡组（持续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百变泽鲁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21:.N121])">
            <text:p/>
          </table:table-cell>
          <table:table-cell table:number-columns-repeated="2"/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2"/>
          <table:table-cell office:value-type="string" calcext:value-type="string">
            <text:p>人品（特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蹩脚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table:number-columns-repeated="5"/>
          <table:table-cell table:content-validation-name="val1" table:formula="of:=COM.MICROSOFT.CONCAT([.J122:.N122])">
            <text:p/>
          </table:table-cell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/>
          <table:table-cell table:style-name="ce2" office:value-type="string" calcext:value-type="string">
            <text:p>武器（触发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123:.N12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table:number-columns-repeated="2"/>
          <table:table-cell table:style-name="ce9" office:value-type="string" calcext:value-type="string">
            <text:p>嘲讽</text:p>
          </table:table-cell>
          <table:table-cell/>
          <table:table-cell office:value-type="string" calcext:value-type="string">
            <text:p>永续增益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齿轮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24:.N12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机械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低阶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J125:.N125])" office:value-type="string" office:string-value="激励;" calcext:value-type="string">
            <text:p>激励;</text:p>
          </table:table-cell>
          <table:table-cell table:style-name="ce72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激励</text:p>
          </table:table-cell>
          <table:table-cell table:style-name="ce81" office:value-type="string" calcext:value-type="string">
            <text:p>激励</text:p>
          </table:table-cell>
          <table:table-cell table:style-name="ce12"/>
          <table:table-cell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恩佐斯的触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26:.N126])" office:value-type="string" office:string-value="亡语;" calcext:value-type="string">
            <text:p>亡语;</text:p>
          </table:table-cell>
          <table:table-cell table:style-name="ce2"/>
          <table:table-cell table:style-name="ce22"/>
          <table:table-cell table:number-columns-repeated="2" table:style-name="ce9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发条侏儒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27:.N12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style-name="ce22" table:number-columns-repeated="2"/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芬利·莫格顿爵士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J128:.N128])" office:value-type="string" office:string-value="战吼;发现;" calcext:value-type="string">
            <text:p>战吼;发现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搭配卡组（特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愤怒的小鸡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J129:.N129])" office:value-type="string" office:string-value="激怒;" calcext:value-type="string">
            <text:p>激怒;</text:p>
          </table:table-cell>
          <table:table-cell table:style-name="ce2"/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大胖;战歌指挥官+阿古斯防御者+怒火中烧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符文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30:.N130])" office:value-type="string" office:string-value="亡语;" calcext:value-type="string">
            <text:p>亡语;</text:p>
          </table:table-cell>
          <table:table-cell table:number-columns-repeated="5"/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海盗帕奇斯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J131:.N131])" office:value-type="string" office:string-value="冲锋;" calcext:value-type="string">
            <text:p>冲锋;</text:p>
          </table:table-cell>
          <table:table-cell table:style-name="ce13" office:value-type="string" calcext:value-type="string">
            <text:p>特殊</text:p>
          </table:table-cell>
          <table:table-cell table:style-name="ce13" office:value-type="string" calcext:value-type="string">
            <text:p>冲锋</text:p>
          </table:table-cell>
          <table:table-cell table:style-name="ce13" office:value-type="string" calcext:value-type="string">
            <text:p>特殊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海盗（特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基森枪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32:.N13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/>
          <table:table-cell table:style-name="ce22"/>
          <table:table-cell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叫嚣的中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33:.N133])" office:value-type="string" office:string-value="战吼;" calcext:value-type="string">
            <text:p>战吼;</text:p>
          </table:table-cell>
          <table:table-cell table:style-name="ce16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精灵弓箭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34:.N134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激怒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狂热的新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35:.N135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22" table:number-columns-repeated="3"/>
          <table:table-cell table:style-name="ce72" office:value-type="string" calcext:value-type="string">
            <text:p>亡语</text:p>
          </table:table-cell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浪人渗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J136:.N136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潜行</text:p>
          </table:table-cell>
          <table:table-cell table:number-columns-repeated="2" table:style-name="ce9" office:value-type="string" calcext:value-type="string">
            <text:p>潜行</text:p>
          </table:table-cell>
          <table:table-cell table:style-name="ce72" office:value-type="string" calcext:value-type="string">
            <text:p>潜行</text:p>
          </table:table-cell>
          <table:table-cell table:style-name="ce9" office:value-type="string" calcext:value-type="string">
            <text:p>亡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龙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37:.N137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/>
          <table:table-cell table:style-name="ce9" office:value-type="string" calcext:value-type="string">
            <text:p>亡语</text:p>
          </table:table-cell>
          <table:table-cell table:style-name="ce72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搭配牌（触发需求）;严酷的监工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麻疯侏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38:.N13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亡语</text:p>
          </table:table-cell>
          <table:table-cell/>
          <table:table-cell table:style-name="ce22"/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南海船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J139:.N139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number-columns-repeated="3" table:style-name="ce9" office:value-type="string" calcext:value-type="string">
            <text:p>冲锋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年轻的女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40:.N140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增益目标（持续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肉用僵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41:.N141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office:value-type="string" calcext:value-type="string">
            <text:p>奥金尼灵魂祭司;永续增益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赛场观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142:.N142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style-name="ce9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2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闪金镇步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143:.N14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81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office:value-type="string" calcext:value-type="string">
            <text:p>永续增益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圣光护卫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44:.N144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恢复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石牙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145:.N145])">
            <text:p/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22"/>
          <table:table-cell table:style-name="ce2"/>
          <table:table-cell table:style-name="ce9" office:value-type="string" calcext:value-type="string">
            <text:p>冲锋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受伤的克瓦迪尔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146:.N14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2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恢复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送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47:.N14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触发</text:p>
          </table:table-cell>
          <table:table-cell table:style-name="ce22" table:number-columns-repeated="3"/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亡语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亡灵药剂师</text:p>
          </table:table-cell>
          <table:table-cell table:style-name="ce5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48:.N148])" office:value-type="string" office:string-value="亡语;" calcext:value-type="string">
            <text:p>亡语;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亡语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巫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49:.N14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帆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50:.N15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72" office:value-type="string" calcext:value-type="string">
            <text:p>战吼</text:p>
          </table:table-cell>
          <table:table-cell office:value-type="string" calcext:value-type="string">
            <text:p>海盗相关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色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J151:.N151])" office:value-type="string" office:string-value="圣盾;" calcext:value-type="string">
            <text:p>圣盾;</text:p>
          </table:table-cell>
          <table:table-cell/>
          <table:table-cell table:style-name="ce13" office:value-type="string" calcext:value-type="string">
            <text:p>圣盾</text:p>
          </table:table-cell>
          <table:table-cell table:number-columns-repeated="2" table:style-name="ce9" office:value-type="string" calcext:value-type="string">
            <text:p>圣盾</text:p>
          </table:table-cell>
          <table:table-cell table:style-name="ce2" table:number-columns-repeated="2"/>
          <table:table-cell office:value-type="string" calcext:value-type="string">
            <text:p>永续增益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幼龙鹰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152:.N152])">
            <text:p/>
          </table:table-cell>
          <table:table-cell table:style-name="ce2"/>
          <table:table-cell table:style-name="ce22"/>
          <table:table-cell table:number-columns-repeated="2"/>
          <table:table-cell table:style-name="ce2"/>
          <table:table-cell table:style-name="ce13" office:value-type="string" calcext:value-type="string">
            <text:p>风怒</text:p>
          </table:table-cell>
          <table:table-cell office:value-type="string" calcext:value-type="string">
            <text:p>野兽相关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鼬鼠挖掘工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53:.N153])" office:value-type="string" office:string-value="亡语;" calcext:value-type="string">
            <text:p>亡语;</text:p>
          </table:table-cell>
          <table:table-cell table:number-columns-repeated="4"/>
          <table:table-cell table:style-name="ce2"/>
          <table:table-cell table:style-name="ce9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杀手蟹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54:.N15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/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袭击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J155:.N155])">
            <text:p/>
          </table:table-cell>
          <table:table-cell table:style-name="ce72" office:value-type="string" calcext:value-type="string">
            <text:p>身材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鱼人相关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招潮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J156:.N156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81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鱼人（触发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达纳苏斯豹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157:.N157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5" office:value-type="string" calcext:value-type="string">
            <text:p>不要带第二张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电镀机械熊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3"/>
          <table:table-cell table:content-validation-name="val1" table:formula="of:=COM.MICROSOFT.CONCAT([.J158:.N158])" office:value-type="string" office:string-value="嘲讽;抉择;" calcext:value-type="string">
            <text:p>嘲讽;抉择;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嘲讽</text:p>
          </table:table-cell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59:.N159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抽卡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刃牙德鲁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60:.N160])">
            <text:p/>
          </table:table-cell>
          <table:table-cell table:style-name="ce70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style-name="ce13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亚煞极印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61:.N161])">
            <text:p/>
          </table:table-cell>
          <table:table-cell table:number-columns-repeated="4" table:style-name="ce13" office:value-type="string" calcext:value-type="string">
            <text:p>增益</text:p>
          </table:table-cell>
          <table:table-cell table:style-name="ce2"/>
          <table:table-cell table:style-name="ce9" office:value-type="string" calcext:value-type="string">
            <text:p>抽卡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野性成长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62:.N162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野性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163:.N163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9" office:value-type="string" calcext:value-type="string">
            <text:p>增益</text:p>
          </table:table-cell>
          <table:table-cell table:style-name="ce22"/>
          <table:table-cell table:number-columns-repeated="2" table:style-name="ce9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野性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64:.N164])">
            <text:p/>
          </table:table-cell>
          <table:table-cell table:style-name="ce70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72" office:value-type="string" calcext:value-type="string">
            <text:p>增益</text:p>
          </table:table-cell>
          <table:table-cell table:style-name="ce2"/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冰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J165:.N165])" office:value-type="string" office:string-value="冻结;" calcext:value-type="string">
            <text:p>冻结;</text:p>
          </table:table-cell>
          <table:table-cell table:number-columns-repeated="6" table:style-name="ce9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不稳定的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66:.N166])">
            <text:p/>
          </table:table-cell>
          <table:table-cell table:style-name="ce70" office:value-type="string" calcext:value-type="string">
            <text:p>减费</text:p>
          </table:table-cell>
          <table:table-cell table:number-columns-repeated="3"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寒冰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J167:.N167])" office:value-type="string" office:string-value="冻结;" calcext:value-type="string">
            <text:p>冻结;</text:p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0" office:value-type="string" calcext:value-type="string">
            <text:p>冻结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烈焰轰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68:.N168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style-name="ce2" office:value-type="string" calcext:value-type="string">
            <text:p>环境(血量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麦迪文的男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J169:.N169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" office:value-type="string" calcext:value-type="string">
            <text:p>奥秘(战吼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魔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70:.N170])">
            <text:p/>
          </table:table-cell>
          <table:table-cell table:style-name="ce2"/>
          <table:table-cell table:style-name="ce22"/>
          <table:table-cell table:style-name="ce2"/>
          <table:table-cell table:number-columns-repeated="2" table:style-name="ce72" office:value-type="string" calcext:value-type="string">
            <text:p>法伤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碎雪机器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J171:.N171])" office:value-type="string" office:string-value="冻结;" calcext:value-type="string">
            <text:p>冻结;</text:p>
          </table:table-cell>
          <table:table-cell table:style-name="ce2"/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冻结</text:p>
          </table:table-cell>
          <table:table-cell table:style-name="ce2" table:number-columns-repeated="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巫师学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72:.N172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减费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减费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教女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J173:.N173])" office:value-type="string" office:string-value="法术伤害;" calcext:value-type="string">
            <text:p>法术伤害;</text:p>
          </table:table-cell>
          <table:table-cell table:style-name="ce12"/>
          <table:table-cell/>
          <table:table-cell table:number-columns-repeated="2" table:style-name="ce9" office:value-type="string" calcext:value-type="string">
            <text:p>法强</text:p>
          </table:table-cell>
          <table:table-cell/>
          <table:table-cell table:style-name="ce9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英雄之魂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74:.N174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激励</text:p>
          </table:table-cell>
          <table:table-cell table:style-name="ce72" office:value-type="string" calcext:value-type="string">
            <text:p>激励</text:p>
          </table:table-cell>
          <table:table-cell/>
          <table:table-cell table:style-name="ce70" office:value-type="string" calcext:value-type="string">
            <text:p>激励</text:p>
          </table:table-cell>
          <table:table-cell table:style-name="ce14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豹子戏法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J175:.N175])" office:value-type="string" office:string-value="奥秘;潜行;" calcext:value-type="string">
            <text:p>奥秘;潜行;</text:p>
          </table:table-cell>
          <table:table-cell table:number-columns-repeated="4" table:style-name="ce70" office:value-type="string" calcext:value-type="string">
            <text:p>奥秘</text:p>
          </table:table-cell>
          <table:table-cell/>
          <table:table-cell table:style-name="ce14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爆炸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176:.N176])" office:value-type="string" office:string-value="奥秘;" calcext:value-type="string">
            <text:p>奥秘;</text:p>
          </table:table-cell>
          <table:table-cell table:number-columns-repeated="3" table:style-name="ce70" office:value-type="string" calcext:value-type="string">
            <text:p>奥秘</text:p>
          </table:table-cell>
          <table:table-cell table:style-name="ce72" office:value-type="string" calcext:value-type="string">
            <text:p>奥秘</text:p>
          </table:table-cell>
          <table:table-cell table:style-name="ce70" office:value-type="string" calcext:value-type="string">
            <text:p>奥秘</text:p>
          </table:table-cell>
          <table:table-cell table:style-name="ce14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冰冻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177:.N177])" office:value-type="string" office:string-value="奥秘;" calcext:value-type="string">
            <text:p>奥秘;</text:p>
          </table:table-cell>
          <table:table-cell table:style-name="ce72" office:value-type="string" calcext:value-type="string">
            <text:p>奥秘</text:p>
          </table:table-cell>
          <table:table-cell table:style-name="ce17" office:value-type="string" calcext:value-type="string">
            <text:p>特殊</text:p>
          </table:table-cell>
          <table:table-cell table:style-name="ce2"/>
          <table:table-cell table:style-name="ce72" office:value-type="string" calcext:value-type="string">
            <text:p>回手</text:p>
          </table:table-cell>
          <table:table-cell table:style-name="ce70" office:value-type="string" calcext:value-type="string">
            <text:p>奥秘</text:p>
          </table:table-cell>
          <table:table-cell table:style-name="ce70" office:value-type="string" calcext:value-type="string">
            <text:p>回手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捕熊陷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178:.N178])" office:value-type="string" office:string-value="奥秘;嘲讽;" calcext:value-type="string">
            <text:p>奥秘;嘲讽;</text:p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70" office:value-type="string" calcext:value-type="string">
            <text:p>奥秘</text:p>
          </table:table-cell>
          <table:table-cell table:style-name="ce2" table:number-columns-repeated="3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慈祥的外婆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79:.N179])" office:value-type="string" office:string-value="亡语;" calcext:value-type="string">
            <text:p>亡语;</text:p>
          </table:table-cell>
          <table:table-cell table:number-columns-repeated="3"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 table:number-columns-repeated="3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毒镖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180:.N180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法伤</text:p>
          </table:table-cell>
          <table:table-cell table:number-columns-repeated="2" table:style-name="ce81" office:value-type="string" calcext:value-type="string">
            <text:p>奥秘</text:p>
          </table:table-cell>
          <table:table-cell table:style-name="ce72" office:value-type="string" calcext:value-type="string">
            <text:p>法伤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毒蛇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181:.N181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召唤</text:p>
          </table:table-cell>
          <table:table-cell table:number-columns-repeated="2" table:style-name="ce72" office:value-type="string" calcext:value-type="string">
            <text:p>奥秘</text:p>
          </table:table-cell>
          <table:table-cell table:style-name="ce81" office:value-type="string" calcext:value-type="string">
            <text:p>召唤</text:p>
          </table:table-cell>
          <table:table-cell table:style-name="ce70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皇家雷象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182:.N18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假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83:.N18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狙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184:.N184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81" office:value-type="string" calcext:value-type="string">
            <text:p>奥秘</text:p>
          </table:table-cell>
          <table:table-cell table:style-name="ce72" office:value-type="string" calcext:value-type="string">
            <text:p>特殊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军备宝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185:.N185])" office:value-type="string" office:string-value="奥秘;" calcext:value-type="string">
            <text:p>奥秘;</text:p>
          </table:table-cell>
          <table:table-cell table:style-name="ce72" office:value-type="string" calcext:value-type="string">
            <text:p>奥秘</text:p>
          </table:table-cell>
          <table:table-cell/>
          <table:table-cell table:number-columns-repeated="2" table:style-name="ce72" office:value-type="string" calcext:value-type="string">
            <text:p>奥秘</text:p>
          </table:table-cell>
          <table:table-cell table:style-name="ce53"/>
          <table:table-cell table:style-name="ce72" office:value-type="string" calcext:value-type="string">
            <text:p>奥秘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快速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86:.N186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5"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热砂港狙击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87:.N187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食腐土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188:.N188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/>
          <table:table-cell table:style-name="ce72" office:value-type="string" calcext:value-type="string">
            <text:p>触发</text:p>
          </table:table-cell>
          <table:table-cell table:style-name="ce53" table:number-columns-repeated="2"/>
          <table:table-cell table:style-name="ce2" office:value-type="string" calcext:value-type="string">
            <text:p>搭配野兽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探险帽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89:.N189])" office:value-type="string" office:string-value="亡语;" calcext:value-type="string">
            <text:p>亡语;</text:p>
          </table:table-cell>
          <table:table-cell table:style-name="ce17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17" office:value-type="string" calcext:value-type="string">
            <text:p>增益</text:p>
          </table:table-cell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误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90:.N190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特殊</text:p>
          </table:table-cell>
          <table:table-cell table:style-name="ce72" office:value-type="string" calcext:value-type="string">
            <text:p>奥秘</text:p>
          </table:table-cell>
          <table:table-cell table:style-name="ce70" office:value-type="string" calcext:value-type="string">
            <text:p>奥秘</text:p>
          </table:table-cell>
          <table:table-cell table:style-name="ce72" office:value-type="string" calcext:value-type="string">
            <text:p>特殊</text:p>
          </table:table-cell>
          <table:table-cell table:style-name="ce24"/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穴居人驯兽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91:.N191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身材</text:p>
          </table:table-cell>
          <table:table-cell table:number-columns-repeated="4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野兽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召唤宠物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92:.N192])">
            <text:p/>
          </table:table-cell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number-columns-repeated="2" table:style-name="ce72" office:value-type="string" calcext:value-type="string">
            <text:p>减费</text:p>
          </table:table-cell>
          <table:table-cell table:number-columns-repeated="2" table:style-name="ce70" office:value-type="string" calcext:value-type="string">
            <text:p>减费</text:p>
          </table:table-cell>
          <table:table-cell table:style-name="ce2" office:value-type="string" calcext:value-type="string">
            <text:p>人品、野兽(减费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照明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J193:.N193])" office:value-type="string" office:string-value="奥秘;潜行;" calcext:value-type="string">
            <text:p>奥秘;潜行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70" office:value-type="string" calcext:value-type="string">
            <text:p>抽牌</text:p>
          </table:table-cell>
          <table:table-cell table:style-name="ce72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重型刀弩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94:.N19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增益</text:p>
          </table:table-cell>
          <table:table-cell table:number-columns-repeated="3" table:style-name="ce9" office:value-type="string" calcext:value-type="string">
            <text:p>增益</text:p>
          </table:table-cell>
          <table:table-cell table:style-name="ce70" office:value-type="string" calcext:value-type="string">
            <text:p>武器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子弹上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95:.N195])">
            <text:p/>
          </table:table-cell>
          <table:table-cell table:style-name="ce72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4" table:number-columns-repeated="2"/>
          <table:table-cell table:number-columns-repeated="2" table:style-name="ce70" office:value-type="string" calcext:value-type="string">
            <text:p>抽牌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言术：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96:.N196])">
            <text:p/>
          </table:table-cell>
          <table:table-cell table:style-name="ce70" office:value-type="string" calcext:value-type="string">
            <text:p>消灭</text:p>
          </table:table-cell>
          <table:table-cell table:number-columns-repeated="3" table:style-name="ce13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4"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影打击装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197:.N197])">
            <text:p/>
          </table:table-cell>
          <table:table-cell table:style-name="ce18" office:value-type="string" calcext:value-type="string">
            <text:p>触发</text:p>
          </table:table-cell>
          <table:table-cell table:style-name="ce11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1" office:value-type="string" calcext:value-type="string">
            <text:p>触发</text:p>
          </table:table-cell>
          <table:table-cell table:number-columns-repeated="2" table:style-name="ce18" office:value-type="string" calcext:value-type="string">
            <text:p>触发</text:p>
          </table:table-cell>
          <table:table-cell table:style-name="ce2" office:value-type="string" calcext:value-type="string">
            <text:p>恢复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影之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98:.N198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搭配卡（特殊需求）:快速治疗…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博物馆馆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199:.N199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策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00:.N200])">
            <text:p/>
          </table:table-cell>
          <table:table-cell table:style-name="ce2"/>
          <table:table-cell table:style-name="ce22" table:number-columns-repeated="3"/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法力晶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01:.N201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复活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02:.N202])">
            <text:p/>
          </table:table-cell>
          <table:table-cell table:number-columns-repeated="2" table:style-name="ce11" office:value-type="string" calcext:value-type="string">
            <text:p>召唤</text:p>
          </table:table-cell>
          <table:table-cell table:style-name="ce22"/>
          <table:table-cell table:style-name="ce11" office:value-type="string" calcext:value-type="string">
            <text:p>召唤</text:p>
          </table:table-cell>
          <table:table-cell table:style-name="ce18" office:value-type="string" calcext:value-type="string">
            <text:p>召唤</text:p>
          </table:table-cell>
          <table:table-cell table:style-name="ce22"/>
          <table:table-cell table:style-name="ce2" office:value-type="string" calcext:value-type="string">
            <text:p>搭配卡组（召唤需求）:负伤剑圣…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光明之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03:.N203])">
            <text:p/>
          </table:table-cell>
          <table:table-cell table:style-name="ce11" office:value-type="string" calcext:value-type="string">
            <text:p>持续</text:p>
          </table:table-cell>
          <table:table-cell table:style-name="ce22" table:number-columns-repeated="3"/>
          <table:table-cell table:style-name="ce18" office:value-type="string" calcext:value-type="string">
            <text:p>持续</text:p>
          </table:table-cell>
          <table:table-cell table:style-name="ce18" office:value-type="string" calcext:value-type="string">
            <text:p>身材</text:p>
          </table:table-cell>
          <table:table-cell table:style-name="ce2" office:value-type="string" calcext:value-type="string">
            <text:p>心灵之火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04:.N204])">
            <text:p/>
          </table:table-cell>
          <table:table-cell/>
          <table:table-cell table:number-columns-repeated="2" table:style-name="ce9" office:value-type="string" calcext:value-type="string">
            <text:p>沉默</text:p>
          </table:table-cell>
          <table:table-cell table:number-columns-repeated="2"/>
          <table:table-cell table:style-name="ce9" office:value-type="string" calcext:value-type="string">
            <text:p>沉默</text:p>
          </table:table-cell>
          <table:table-cell table:style-name="ce2" office:value-type="string" calcext:value-type="string">
            <text:p>搭配卡组（沉默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龙眠教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J205:.N205])" office:value-type="string" office:string-value="战吼;嘲讽;" calcext:value-type="string">
            <text:p>战吼;嘲讽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龙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迷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06:.N206])">
            <text:p/>
          </table:table-cell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 table:number-columns-repeated="2"/>
          <table:table-cell table:style-name="ce72" office:value-type="string" calcext:value-type="string">
            <text:p>特殊</text:p>
          </table:table-cell>
          <table:table-cell table:style-name="ce17" office:value-type="string" calcext:value-type="string">
            <text:p>特殊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圣之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07:.N207])">
            <text:p/>
          </table:table-cell>
          <table:table-cell table:style-name="ce70" office:value-type="string" calcext:value-type="string">
            <text:p>增益</text:p>
          </table:table-cell>
          <table:table-cell table:style-name="ce22" table:number-columns-repeated="3"/>
          <table:table-cell table:style-name="ce2"/>
          <table:table-cell table:style-name="ce70" office:value-type="string" calcext:value-type="string">
            <text:p>增益</text:p>
          </table:table-cell>
          <table:table-cell table:style-name="ce2" office:value-type="string" calcext:value-type="string">
            <text:p>光耀之子;心灵之火;4血以上随从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缩小射线工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08:.N20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秘教暗影祭司;暗言术：痛;狂奔科多兽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心灵震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09:.N209])">
            <text:p/>
          </table:table-cell>
          <table:table-cell table:style-name="ce2"/>
          <table:table-cell table:number-columns-repeated="2" table:style-name="ce13" office:value-type="string" calcext:value-type="string">
            <text:p>法伤</text:p>
          </table:table-cell>
          <table:table-cell table:style-name="ce22"/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背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10:.N21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3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刺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J211:.N211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连击</text:p>
          </table:table-cell>
          <table:table-cell table:style-name="ce2"/>
          <table:table-cell table:style-name="ce13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迪菲亚头目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212:.N212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number-columns-repeated="3" table:style-name="ce9" office:value-type="string" calcext:value-type="string">
            <text:p>连击</text:p>
          </table:table-cell>
          <table:table-cell table:style-name="ce2"/>
          <table:table-cell table:style-name="ce9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地精自动理发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13:.N21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毒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14:.N214])">
            <text:p/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独眼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15:.N215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触发</text:p>
          </table:table-cell>
          <table:table-cell table:style-name="ce2" office:value-type="string" calcext:value-type="string">
            <text:p>海盗(触发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基森摆渡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J216:.N216])" office:value-type="string" office:string-value="连击;" calcext:value-type="string">
            <text:p>连击;</text:p>
          </table:table-cell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number-columns-repeated="2"/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连击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闷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17:.N217])">
            <text:p/>
          </table:table-cell>
          <table:table-cell table:style-name="ce70" office:value-type="string" calcext:value-type="string">
            <text:p>回手</text:p>
          </table:table-cell>
          <table:table-cell table:number-columns-repeated="3" table:style-name="ce13" office:value-type="string" calcext:value-type="string">
            <text:p>回手</text:p>
          </table:table-cell>
          <table:table-cell table:style-name="ce72" office:value-type="string" calcext:value-type="string">
            <text:p>回手</text:p>
          </table:table-cell>
          <table:table-cell table:style-name="ce13" office:value-type="string" calcext:value-type="string">
            <text:p>回手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耐心的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18:.N218])">
            <text:p/>
          </table:table-cell>
          <table:table-cell table:style-name="ce70" office:value-type="string" calcext:value-type="string">
            <text:p>毒伤</text:p>
          </table:table-cell>
          <table:table-cell table:style-name="ce9" office:value-type="string" calcext:value-type="string">
            <text:p>潜行</text:p>
          </table:table-cell>
          <table:table-cell table:style-name="ce22" table:number-columns-repeated="2"/>
          <table:table-cell table:style-name="ce70" office:value-type="string" calcext:value-type="string">
            <text:p>毒伤</text:p>
          </table:table-cell>
          <table:table-cell table:style-name="ce72" office:value-type="string" calcext:value-type="string">
            <text:p>毒伤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窃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19:.N219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style-name="ce2"/>
          <table:table-cell table:style-name="ce9" office:value-type="string" calcext:value-type="string">
            <text:p>特殊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青玉飞镖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J220:.N220])" office:value-type="string" office:string-value="连击;青玉魔像;" calcext:value-type="string">
            <text:p>连击;青玉魔像;</text:p>
          </table:table-cell>
          <table:table-cell table:style-name="ce70" office:value-type="string" calcext:value-type="string">
            <text:p>连击</text:p>
          </table:table-cell>
          <table:table-cell table:number-columns-repeated="3" table:style-name="ce70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连击</text:p>
          </table:table-cell>
          <table:table-cell office:value-type="string" calcext:value-type="string">
            <text:p>青玉魔像（连击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青玉游荡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J221:.N221])" office:value-type="string" office:string-value="潜行;亡语;青玉魔像;" calcext:value-type="string">
            <text:p>潜行;亡语;青玉魔像;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2"/>
          <table:table-cell table:number-columns-repeated="2" table:style-name="ce70" office:value-type="string" calcext:value-type="string">
            <text:p>亡语</text:p>
          </table:table-cell>
          <table:table-cell office:value-type="string" calcext:value-type="string">
            <text:p>青玉魔像（亡语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夜幕奇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22:.N222])">
            <text:p/>
          </table:table-cell>
          <table:table-cell table:style-name="ce2"/>
          <table:table-cell table:style-name="ce22" table:number-columns-repeated="3"/>
          <table:table-cell table:style-name="ce81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幽暗城商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223:.N223])" office:value-type="string" office:string-value="亡语;" calcext:value-type="string">
            <text:p>亡语;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2"/>
          <table:table-cell table:number-columns-repeated="2" table:style-name="ce70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幽暗城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224:.N224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连击</text:p>
          </table:table-cell>
          <table:table-cell table:style-name="ce2"/>
          <table:table-cell table:style-name="ce22"/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大漩涡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25:.N22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召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2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风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J226:.N226])" office:value-type="string" office:string-value="风怒;" calcext:value-type="string">
            <text:p>风怒;</text:p>
          </table:table-cell>
          <table:table-cell table:number-columns-repeated="2" table:style-name="ce11" office:value-type="string" calcext:value-type="string">
            <text:p>增益</text:p>
          </table:table-cell>
          <table:table-cell table:number-columns-repeated="2"/>
          <table:table-cell table:style-name="ce2"/>
          <table:table-cell table:style-name="ce11" office:value-type="string" calcext:value-type="string">
            <text:p>增益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活力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27:.N227])">
            <text:p/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number-columns-repeated="2" table:style-name="ce17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舌图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28:.N228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number-columns-repeated="2"/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style-name="ce2" office:value-type="string" calcext:value-type="string">
            <text:p>搭配卡(战吼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雷暴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229:.N229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雷铸战斧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230:.N230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武器</text:p>
          </table:table-cell>
          <table:table-cell table:number-columns-repeated="3" table:style-name="ce9" office:value-type="string" calcext:value-type="string">
            <text:p>武器</text:p>
          </table:table-cell>
          <table:table-cell table:number-columns-repeated="2" table:style-name="ce70" office:value-type="string" calcext:value-type="string">
            <text:p>武器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连环爆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231:.N231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2"/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青玉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2"/>
          <table:table-cell table:content-validation-name="val1" table:formula="of:=COM.MICROSOFT.CONCAT([.J232:.N232])" office:value-type="string" office:string-value="战吼;青玉魔像;过载;" calcext:value-type="string">
            <text:p>战吼;青玉魔像;过载;</text:p>
          </table:table-cell>
          <table:table-cell table:number-columns-repeated="4" table:style-name="ce70" office:value-type="string" calcext:value-type="string">
            <text:p>战吼</text:p>
          </table:table-cell>
          <table:table-cell table:style-name="ce12"/>
          <table:table-cell table:style-name="ce70" office:value-type="string" calcext:value-type="string">
            <text:p>战吼</text:p>
          </table:table-cell>
          <table:table-cell office:value-type="string" calcext:value-type="string">
            <text:p>青玉魔像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熔岩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233:.N233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number-columns-repeated="3"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过载(特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石化武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34:.N234])">
            <text:p/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number-columns-repeated="2" table:style-name="ce17" office:value-type="string" calcext:value-type="string">
            <text:p>攻击</text:p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style-name="ce2" office:value-type="string" calcext:value-type="string">
            <text:p>搭配牌(增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图腾魔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235:.N235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36:.N236])">
            <text:p/>
          </table:table-cell>
          <table:table-cell table:style-name="ce70" office:value-type="string" calcext:value-type="string">
            <text:p>特殊</text:p>
          </table:table-cell>
          <table:table-cell/>
          <table:table-cell table:number-columns-repeated="3"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office:value-type="string" calcext:value-type="string">
            <text:p>人品（特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先祖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237:.N23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增益</text:p>
          </table:table-cell>
          <table:table-cell table:style-name="ce2" office:value-type="string" calcext:value-type="string">
            <text:p>价值大于2/2白板的牌(召唤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先祖知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238:.N238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抽牌</text:p>
          </table:table-cell>
          <table:table-cell table:number-columns-repeated="3" table:style-name="ce9" office:value-type="string" calcext:value-type="string">
            <text:p>抽牌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永恒哨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J239:.N239])" office:value-type="string" office:string-value="战吼;过载;" calcext:value-type="string">
            <text:p>战吼;过载;</text:p>
          </table:table-cell>
          <table:table-cell table:style-name="ce70" office:value-type="string" calcext:value-type="string">
            <text:p>身材</text:p>
          </table:table-cell>
          <table:table-cell table:number-columns-repeated="5" table:style-name="ce13" office:value-type="string" calcext:value-type="string">
            <text:p>战吼</text:p>
          </table:table-cell>
          <table:table-cell table:style-name="ce2" office:value-type="string" calcext:value-type="string">
            <text:p>过载(战吼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转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40:.N240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自动漩涡打击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J241:.N241])" office:value-type="string" office:string-value="风怒;" calcext:value-type="string">
            <text:p>风怒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风怒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2"/>
          <table:table-cell table:style-name="ce9" office:value-type="string" calcext:value-type="string">
            <text:p>风怒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白银之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42:.N24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武器</text:p>
          </table:table-cell>
          <table:table-cell table:style-name="ce2" office:value-type="string" calcext:value-type="string">
            <text:p>搭配套牌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光明圣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43:.N243])">
            <text:p/>
          </table:table-cell>
          <table:table-cell table:style-name="ce70" office:value-type="string" calcext:value-type="string">
            <text:p>攻击</text:p>
          </table:table-cell>
          <table:table-cell table:number-columns-repeated="3" table:style-name="ce9" office:value-type="string" calcext:value-type="string">
            <text:p>攻击</text:p>
          </table:table-cell>
          <table:table-cell table:style-name="ce2"/>
          <table:table-cell table:style-name="ce5"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暗曙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44:.N244])">
            <text:p/>
          </table:table-cell>
          <table:table-cell table:style-name="ce70" office:value-type="string" calcext:value-type="string">
            <text:p>发现</text:p>
          </table:table-cell>
          <table:table-cell table:style-name="ce72" office:value-type="string" calcext:value-type="string">
            <text:p>发现</text:p>
          </table:table-cell>
          <table:table-cell table:style-name="ce5" table:number-columns-repeated="2"/>
          <table:table-cell table:number-columns-repeated="2" table:style-name="ce70" office:value-type="string" calcext:value-type="string">
            <text:p>发现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护盾机器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245:.N245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圣盾</text:p>
          </table:table-cell>
          <table:table-cell table:style-name="ce13" office:value-type="string" calcext:value-type="string">
            <text:p>圣盾</text:p>
          </table:table-cell>
          <table:table-cell table:number-columns-repeated="2" table:style-name="ce9" office:value-type="string" calcext:value-type="string">
            <text:p>圣盾</text:p>
          </table:table-cell>
          <table:table-cell table:style-name="ce70" office:value-type="string" calcext:value-type="string">
            <text:p>圣盾</text:p>
          </table:table-cell>
          <table:table-cell table:style-name="ce13" office:value-type="string" calcext:value-type="string">
            <text:p>圣盾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生而平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46:.N246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13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圣光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47:.N247])">
            <text:p/>
          </table:table-cell>
          <table:table-cell table:style-name="ce70" office:value-type="string" calcext:value-type="string">
            <text:p>治疗</text:p>
          </table:table-cell>
          <table:table-cell table:style-name="ce22" table:number-columns-repeated="3"/>
          <table:table-cell table:style-name="ce70" office:value-type="string" calcext:value-type="string">
            <text:p>治疗</text:p>
          </table:table-cell>
          <table:table-cell table:style-name="ce72" office:value-type="string" calcext:value-type="string">
            <text:p>治疗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手街供货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48:.N248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搭配卡组（增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色保卫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J249:.N249])" office:value-type="string" office:string-value="战吼;圣盾;" calcext:value-type="string">
            <text:p>战吼;圣盾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色炸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50:.N25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恶魔融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51:.N251])">
            <text:p/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5" table:number-columns-repeated="2"/>
          <table:table-cell table:style-name="ce2"/>
          <table:table-cell table:style-name="ce72" office:value-type="string" calcext:value-type="string">
            <text:p>增益</text:p>
          </table:table-cell>
          <table:table-cell table:style-name="ce2" office:value-type="string" calcext:value-type="string">
            <text:p>恶魔(增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恶魔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52:.N252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17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恶魔(增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愤怒卫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53:.N253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市摊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254:.N254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拉法姆的诅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55:.N25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/>
          <table:table-cell table:style-name="ce15"/>
          <table:table-cell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魅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56:.N256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 office:value-type="string" calcext:value-type="string">
            <text:p>搭配卡(战吼需求)；人品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弃暗投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57:.N257])">
            <text:p/>
          </table:table-cell>
          <table:table-cell table:number-columns-repeated="2" table:style-name="ce13" office:value-type="string" calcext:value-type="string">
            <text:p>特殊</text:p>
          </table:table-cell>
          <table:table-cell table:style-name="ce2" table:number-columns-repeated="2"/>
          <table:table-cell table:number-columns-repeated="2" table:style-name="ce13" office:value-type="string" calcext:value-type="string">
            <text:p>特殊</text:p>
          </table:table-cell>
          <table:table-cell table:style-name="ce2" office:value-type="string" calcext:value-type="string">
            <text:p>人品（特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痛苦女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58:.N258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59:.N259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81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弃牌效果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夜色镇图书管理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260:.N260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莱克丝塔萨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61:.N26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龙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炽炎战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62:.N262])">
            <text:p/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number-columns-repeated="3" table:style-name="ce70" office:value-type="string" calcext:value-type="string">
            <text:p>武器</text:p>
          </table:table-cell>
          <table:table-cell table:style-name="ce2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复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63:.N263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2"/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office:value-type="string" calcext:value-type="string">
            <text:p>环境(法伤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格斗陪练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264:.N264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公辩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265:.N265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/>
          <table:table-cell table:style-name="ce22" table:number-columns-repeated="2"/>
          <table:table-cell table:number-columns-repeated="2" table:style-name="ce70" office:value-type="string" calcext:value-type="string">
            <text:p>嘲讽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霍巴特·钩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66:.N266])" office:value-type="string" office:string-value="战吼;" calcext:value-type="string">
            <text:p>战吼;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22"/>
          <table:table-cell table:style-name="ce2"/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加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267:.N267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72" office:value-type="string" calcext:value-type="string">
            <text:p>增益</text:p>
          </table:table-cell>
          <table:table-cell table:style-name="ce2"/>
          <table:table-cell table:style-name="ce9" office:value-type="string" calcext:value-type="string">
            <text:p>增益</text:p>
          </table:table-cell>
          <table:table-cell office:value-type="string" calcext:value-type="string">
            <text:p>嘲讽随从(增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狂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68:.N268])">
            <text:p/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style-name="ce2"/>
          <table:table-cell table:style-name="ce9" office:value-type="string" calcext:value-type="string">
            <text:p>增益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69:.N269])">
            <text:p/>
          </table:table-cell>
          <table:table-cell table:style-name="ce70" office:value-type="string" calcext:value-type="string">
            <text:p>抽卡</text:p>
          </table:table-cell>
          <table:table-cell table:style-name="ce22" table:number-columns-repeated="2"/>
          <table:table-cell table:style-name="ce70" office:value-type="string" calcext:value-type="string">
            <text:p>法伤</text:p>
          </table:table-cell>
          <table:table-cell table:style-name="ce2"/>
          <table:table-cell table:style-name="ce9" office:value-type="string" calcext:value-type="string">
            <text:p>抽卡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命令怒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0:.N270])">
            <text:p/>
          </table:table-cell>
          <table:table-cell table:style-name="ce72" office:value-type="string" calcext:value-type="string">
            <text:p>增益</text:p>
          </table:table-cell>
          <table:table-cell table:style-name="ce22" table:number-columns-repeated="2"/>
          <table:table-cell table:style-name="ce70" office:value-type="string" calcext:value-type="string">
            <text:p>抽卡</text:p>
          </table:table-cell>
          <table:table-cell table:style-name="ce70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失窃物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271:.N271])" office:value-type="string" office:string-value="嘲讽;" calcext:value-type="string">
            <text:p>嘲讽;</text:p>
          </table:table-cell>
          <table:table-cell table:number-columns-repeated="2" table:style-name="ce70" office:value-type="string" calcext:value-type="string">
            <text:p>增益</text:p>
          </table:table-cell>
          <table:table-cell table:number-columns-repeated="2" table:style-name="ce72" office:value-type="string" calcext:value-type="string">
            <text:p>增益</text:p>
          </table:table-cell>
          <table:table-cell table:style-name="ce22"/>
          <table:table-cell table:style-name="ce72" office:value-type="string" calcext:value-type="string">
            <text:p>增益</text:p>
          </table:table-cell>
          <table:table-cell office:value-type="string" calcext:value-type="string">
            <text:p>嘲讽（增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顺劈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2:.N27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/>
          <table:table-cell table:number-columns-repeated="2" table:style-name="ce72" office:value-type="string" calcext:value-type="string">
            <text:p>法伤</text:p>
          </table:table-cell>
          <table:table-cell table:style-name="ce22"/>
          <table:table-cell office:value-type="string" calcext:value-type="string">
            <text:p>法强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严酷的监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73:.N27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增益目标(战吼需求)激怒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英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4:.N274])">
            <text:p/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number-columns-repeated="2" table:style-name="ce9" office:value-type="string" calcext:value-type="string">
            <text:p>攻击</text:p>
          </table:table-cell>
          <table:table-cell table:style-name="ce2"/>
          <table:table-cell table:style-name="ce9" office:value-type="string" calcext:value-type="string">
            <text:p>攻击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鱼死网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5:.N275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斩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6:.N276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office:value-type="string" calcext:value-type="string">
            <text:p>猛击;严酷的监工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战斗怒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7:.N277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4" table:number-columns-repeated="2"/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抽牌</text:p>
          </table:table-cell>
          <table:table-cell office:value-type="string" calcext:value-type="string">
            <text:p>搭配牌(抽牌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铸甲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278:.N278])">
            <text:p/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激怒相关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曼尼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J279:.N279])" office:value-type="string" office:string-value="激怒;" calcext:value-type="string">
            <text:p>激怒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激怒</text:p>
          </table:table-cell>
          <table:table-cell table:style-name="ce70" office:value-type="string" calcext:value-type="string">
            <text:p>激怒</text:p>
          </table:table-cell>
          <table:table-cell table:style-name="ce2" table:number-columns-repeated="2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白骨卫士军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80:.N280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宝石甲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281:.N281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 table:number-columns-repeated="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卑劣的脏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J282:.N282])" office:value-type="string" office:string-value="嘲讽;战吼;" calcext:value-type="string">
            <text:p>嘲讽;战吼;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身材</text:p>
          </table:table-cell>
          <table:table-cell office:value-type="string" calcext:value-type="string">
            <text:p>人品（身材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吵吵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J283:.N283])" office:value-type="string" office:string-value="嘲讽;圣盾;" calcext:value-type="string">
            <text:p>嘲讽;圣盾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2"/>
          <table:table-cell table:style-name="ce13" office:value-type="string" calcext:value-type="string">
            <text:p>圣盾</text:p>
          </table:table-cell>
          <table:table-cell office:value-type="string" calcext:value-type="string">
            <text:p>临时攻击增益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持枪侍从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84:.N28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3" table:number-columns-repeated="2"/>
          <table:table-cell table:style-name="ce2"/>
          <table:table-cell table:style-name="ce13" office:value-type="string" calcext:value-type="string">
            <text:p>战吼</text:p>
          </table:table-cell>
          <table:table-cell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船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85:.N28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海盗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船长的鹦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86:.N286])" office:value-type="string" office:string-value="战吼;" calcext:value-type="string">
            <text:p>战吼;</text:p>
          </table:table-cell>
          <table:table-cell table:style-name="ce2"/>
          <table:table-cell table:style-name="ce23"/>
          <table:table-cell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绿皮船长</text:p>
          </table:table-cell>
          <table:table-cell table:style-name="ce5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吹箭鱼人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287:.N287])" office:value-type="string" office:string-value="战吼;" calcext:value-type="string">
            <text:p>战吼;</text:p>
          </table:table-cell>
          <table:table-cell/>
          <table:table-cell table:number-columns-repeated="3" table:style-name="ce9" office:value-type="string" calcext:value-type="string">
            <text:p>战吼</text:p>
          </table:table-cell>
          <table:table-cell table:number-columns-repeated="1005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淡水鳄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288:.N288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23" table:number-columns-repeated="2"/>
          <table:table-cell table:style-name="ce2"/>
          <table:table-cell table:style-name="ce9" office:value-type="string" calcext:value-type="string">
            <text:p>身材</text:p>
          </table:table-cell>
          <table:table-cell/>
          <table:table-cell table:style-name="ce5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法力怨魂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89:.N28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2费牌</text:p>
          </table:table-cell>
          <table:table-cell table:style-name="ce5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飞刀杂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90:.N290])">
            <text:p/>
          </table:table-cell>
          <table:table-cell table:style-name="ce72" office:value-type="string" calcext:value-type="string">
            <text:p>触发</text:p>
          </table:table-cell>
          <table:table-cell table:number-columns-repeated="3"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分裂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91:.N29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永续增益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疯狂的科学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J292:.N292])" office:value-type="string" office:string-value="亡语;奥秘;" calcext:value-type="string">
            <text:p>亡语;奥秘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2" table:number-columns-repeated="2"/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奥秘（亡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疯狂的炼金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93:.N29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疯狂投弹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94:.N29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7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table:style-name="ce25" office:value-type="string" calcext:value-type="string">
            <text:p>人品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工程师学徒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95:.N295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2" table:number-columns-repeated="3"/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狗头人地卜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96:.N296])">
            <text:p/>
          </table:table-cell>
          <table:table-cell table:style-name="ce70" office:value-type="string" calcext:value-type="string">
            <text:p>法强</text:p>
          </table:table-cell>
          <table:table-cell table:style-name="ce9" office:value-type="string" calcext:value-type="string">
            <text:p>法强</text:p>
          </table:table-cell>
          <table:table-cell table:style-name="ce22"/>
          <table:table-cell table:style-name="ce9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鬼灵爬行者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297:.N297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81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海地精猎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298:.N298])">
            <text:p/>
          </table:table-cell>
          <table:table-cell table:style-name="ce70" office:value-type="string" calcext:value-type="string">
            <text:p>潜行</text:p>
          </table:table-cell>
          <table:table-cell table:number-columns-repeated="3" table:style-name="ce9" office:value-type="string" calcext:value-type="string">
            <text:p>潜行</text:p>
          </table:table-cell>
          <table:table-cell table:style-name="ce72" office:value-type="string" calcext:value-type="string">
            <text:p>潜行</text:p>
          </table:table-cell>
          <table:table-cell table:style-name="ce9" office:value-type="string" calcext:value-type="string">
            <text:p>身材</text:p>
          </table:table-cell>
          <table:table-cell office:value-type="string" calcext:value-type="string">
            <text:p>维纶的恩泽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焰杂耍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299:.N29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2"/>
          <table:table-cell table:style-name="ce81" office:value-type="string" calcext:value-type="string">
            <text:p>战吼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机械跃迁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00:.N300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机械（减费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基森名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01:.N301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4" table:style-name="ce9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精灵龙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J302:.N302])">
            <text:p/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魔免</text:p>
          </table:table-cell>
          <table:table-cell table:style-name="ce9" office:value-type="string" calcext:value-type="string">
            <text:p>魔免</text:p>
          </table:table-cell>
          <table:table-cell table:style-name="ce20"/>
          <table:table-cell table:style-name="ce13" office:value-type="string" calcext:value-type="string">
            <text:p>魔免</text:p>
          </table:table-cell>
          <table:table-cell office:value-type="string" calcext:value-type="string">
            <text:p>年轻的女祭司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巨型蟾蜍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303:.N30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/>
          <table:table-cell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恐狼前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304:.N304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number-columns-repeated="3" table:style-name="ce9" office:value-type="string" calcext:value-type="string">
            <text:p>光环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狂野炎术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05:.N305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搭配法术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蓝腮战士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J306:.N306])">
            <text:p/>
          </table:table-cell>
          <table:table-cell table:style-name="ce72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22"/>
          <table:table-cell table:style-name="ce9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米尔豪斯·法力风暴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07:.N307])" office:value-type="string" office:string-value="战吼;" calcext:value-type="string">
            <text:p>战吼;</text:p>
          </table:table-cell>
          <table:table-cell table:style-name="ce81" office:value-type="string" calcext:value-type="string">
            <text:p>减益</text:p>
          </table:table-cell>
          <table:table-cell table:style-name="ce17" office:value-type="string" calcext:value-type="string">
            <text:p>减益</text:p>
          </table:table-cell>
          <table:table-cell table:style-name="ce9" office:value-type="string" calcext:value-type="string">
            <text:p>身材</text:p>
          </table:table-cell>
          <table:table-cell table:style-name="ce22"/>
          <table:table-cell table:style-name="ce2" table:number-columns-repeated="2"/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魔瘾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08:.N30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法术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末日预言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09:.N30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style-name="ce2"/>
          <table:table-cell table:style-name="ce72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office:value-type="string" calcext:value-type="string">
            <text:p>环境:少沉默（特殊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地卜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310:.N310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色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311:.N31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81" office:value-type="string" calcext:value-type="string">
            <text:p>身材</text:p>
          </table:table-cell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纳特·帕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12:.N312])">
            <text:p/>
          </table:table-cell>
          <table:table-cell table:style-name="ce20"/>
          <table:table-cell table:style-name="ce22"/>
          <table:table-cell table:number-columns-repeated="2" table:style-name="ce9" office:value-type="string" calcext:value-type="string">
            <text:p>持续</text:p>
          </table:table-cell>
          <table:table-cell table:style-name="ce20"/>
          <table:table-cell table:style-name="ce9" office:value-type="string" calcext:value-type="string">
            <text:p>持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尼鲁巴蛛网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13:.N31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身材</text:p>
          </table:table-cell>
          <table:table-cell table:style-name="ce5" table:number-columns-repeated="2"/>
          <table:table-cell table:style-name="ce20"/>
          <table:table-cell table:style-name="ce9" office:value-type="string" calcext:value-type="string">
            <text:p>特殊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年轻的酒仙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14:.N31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5" table:number-columns-repeated="2"/>
          <table:table-cell table:style-name="ce20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扭曲的狼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15:.N315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潜行</text:p>
          </table:table-cell>
          <table:table-cell table:style-name="ce5" table:number-columns-repeated="2"/>
          <table:table-cell table:style-name="ce2"/>
          <table:table-cell table:style-name="ce13" office:value-type="string" calcext:value-type="string">
            <text:p>潜行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怒鳍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316:.N316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number-columns-repeated="3" table:style-name="ce72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蹒跚的食尸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317:.N317])" office:value-type="string" office:string-value="嘲讽;亡语;" calcext:value-type="string">
            <text:p>嘲讽;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20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热心的酒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18:.N318])">
            <text:p/>
          </table:table-cell>
          <table:table-cell table:number-columns-repeated="2" table:style-name="ce13" office:value-type="string" calcext:value-type="string">
            <text:p>持续</text:p>
          </table:table-cell>
          <table:table-cell table:number-columns-repeated="4" table:style-name="ce9" office:value-type="string" calcext:value-type="string">
            <text:p>持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日怒保卫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319:.N319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72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上古看守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20:.N320])">
            <text:p/>
          </table:table-cell>
          <table:table-cell table:style-name="ce72" office:value-type="string" calcext:value-type="string">
            <text:p>减益</text:p>
          </table:table-cell>
          <table:table-cell table:style-name="ce9" office:value-type="string" calcext:value-type="string">
            <text:p>减益</text:p>
          </table:table-cell>
          <table:table-cell table:style-name="ce9" office:value-type="string" calcext:value-type="string">
            <text:p>搭配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9" office:value-type="string" calcext:value-type="string">
            <text:p>身材</text:p>
          </table:table-cell>
          <table:table-cell office:value-type="string" calcext:value-type="string">
            <text:p>搭配:沉默;嘲讽增益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霜狼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321:.N321])" office:value-type="string" office:string-value="嘲讽;" calcext:value-type="string">
            <text:p>嘲讽;</text:p>
          </table:table-cell>
          <table:table-cell table:style-name="ce2"/>
          <table:table-cell table:style-name="ce22"/>
          <table:table-cell table:number-columns-repeated="2" table:style-name="ce22" office:value-type="string" calcext:value-type="string">
            <text:p><text:s/></text:p>
          </table:table-cell>
          <table:table-cell table:number-columns-repeated="2" table:style-name="ce81" office:value-type="string" calcext:value-type="string">
            <text:p>嘲讽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酸性沼泽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22:.N32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14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碎石穴居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23:.N323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微型战斗机甲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324:.N324])">
            <text:p/>
          </table:table-cell>
          <table:table-cell table:style-name="ce72" office:value-type="string" calcext:value-type="string">
            <text:p>持续</text:p>
          </table:table-cell>
          <table:table-cell table:style-name="ce22" table:number-columns-repeated="3"/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手街情报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325:.N325])" office:value-type="string" office:string-value="战吼;发现;" calcext:value-type="string">
            <text:p>战吼;发现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14"/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个子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26:.N326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number-columns-repeated="2" table:style-name="ce9" office:value-type="string" calcext:value-type="string">
            <text:p>特殊</text:p>
          </table:table-cell>
          <table:table-cell table:style-name="ce2"/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4费牌;6费牌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灵召唤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27:.N32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克苏恩（特殊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空幽龙史学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328:.N328])" office:value-type="string" office:string-value="战吼;发现;" calcext:value-type="string">
            <text:p>战吼;发现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5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法师萨尔诺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329:.N329])" office:value-type="string" office:string-value="法术伤害;亡语;" calcext:value-type="string">
            <text:p>法术伤害;亡语;</text:p>
          </table:table-cell>
          <table:table-cell table:style-name="ce70" office:value-type="string" calcext:value-type="string">
            <text:p>法强</text:p>
          </table:table-cell>
          <table:table-cell table:style-name="ce13" office:value-type="string" calcext:value-type="string">
            <text:p>法强</text:p>
          </table:table-cell>
          <table:table-cell table:style-name="ce5"/>
          <table:table-cell table:style-name="ce9" office:value-type="string" calcext:value-type="string">
            <text:p>法强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帆袭击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30:.N33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 table:number-columns-repeated="3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沼迅猛龙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331:.N33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野兽相关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要塞指挥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32:.N33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特殊</text:p>
          </table:table-cell>
          <table:table-cell table:style-name="ce22"/>
          <table:table-cell table:style-name="ce2"/>
          <table:table-cell table:style-name="ce9" office:value-type="string" calcext:value-type="string">
            <text:p>特殊</text:p>
          </table:table-cell>
          <table:table-cell office:value-type="string" calcext:value-type="string">
            <text:p>搭配卡组（特殊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阴暗渔夫纳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33:.N333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色警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34:.N334])">
            <text:p/>
          </table:table-cell>
          <table:table-cell table:style-name="ce81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81" office:value-type="string" calcext:value-type="string">
            <text:p>激励</text:p>
          </table:table-cell>
          <table:table-cell table:style-name="ce72" office:value-type="string" calcext:value-type="string">
            <text:p>激励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游学者周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35:.N335])">
            <text:p/>
          </table:table-cell>
          <table:table-cell table:style-name="ce72" office:value-type="string" calcext:value-type="string">
            <text:p>特殊</text:p>
          </table:table-cell>
          <table:table-cell table:style-name="ce22" table:number-columns-repeated="3"/>
          <table:table-cell table:style-name="ce2"/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搭配卡组（特殊需求）,维纶的恩泽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淤泥践踏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36:.N33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鱼人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37:.N33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战利品贮藏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338:.N33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22"/>
          <table:table-cell table:style-name="ce81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/>
          <table:table-cell table:style-name="ce13" office:value-type="string" calcext:value-type="string">
            <text:p>亡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侏儒变形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39:.N33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72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高费战吼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蛛魔之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340:.N34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 table:number-columns-repeated="2"/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攻击增益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铸剑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41:.N341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81" office:value-type="string" calcext:value-type="string">
            <text:p>持续</text:p>
          </table:table-cell>
          <table:table-cell table:style-name="ce2" table:number-columns-repeated="2"/>
          <table:table-cell office:value-type="string" calcext:value-type="string">
            <text:p>增益目标（持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自爆绵羊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342:.N342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22"/>
          <table:table-cell table:number-columns-repeated="2" table:style-name="ce9" office:value-type="string" calcext:value-type="string">
            <text:p>亡语</text:p>
          </table:table-cell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自负的演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343:.N343])" office:value-type="string" office:string-value="嘲讽;" calcext:value-type="string">
            <text:p>嘲讽;</text:p>
          </table:table-cell>
          <table:table-cell table:style-name="ce5" table:number-columns-repeated="3"/>
          <table:table-cell table:number-columns-repeated="3" table:style-name="ce72" office:value-type="string" calcext:value-type="string">
            <text:p>嘲讽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丛林树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44:.N344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/>
          <table:table-cell table:style-name="ce70" office:value-type="string" calcext:value-type="string">
            <text:p>特殊</text:p>
          </table:table-cell>
          <table:table-cell/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腐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45:.N345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number-columns-repeated="3"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腐化灰熊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346:.N346])">
            <text:p/>
          </table:table-cell>
          <table:table-cell table:style-name="ce12"/>
          <table:table-cell table:number-columns-repeated="4"/>
          <table:table-cell table:style-name="ce13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烈焰德鲁伊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347:.N34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抉择</text:p>
          </table:table-cell>
          <table:table-cell table:style-name="ce2"/>
          <table:table-cell table:style-name="ce22"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妙手空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48:.N348])">
            <text:p/>
          </table:table-cell>
          <table:table-cell table:number-columns-repeated="2" table:style-name="ce70" office:value-type="string" calcext:value-type="string">
            <text:p>特殊</text:p>
          </table:table-cell>
          <table:table-cell table:number-columns-repeated="2"/>
          <table:table-cell table:number-columns-repeated="2" table:style-name="ce70" office:value-type="string" calcext:value-type="string">
            <text:p>特殊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骑乘迅猛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349:.N349])">
            <text:p/>
          </table:table-cell>
          <table:table-cell table:style-name="ce70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亡语</text:p>
          </table:table-cell>
          <table:table-cell table:style-name="ce22"/>
          <table:table-cell table:style-name="ce72" office:value-type="string" calcext:value-type="string">
            <text:p>亡语</text:p>
          </table:table-cell>
          <table:table-cell table:style-name="ce22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青玉绽放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J350:.N350])" office:value-type="string" office:string-value="青玉魔像;" calcext:value-type="string">
            <text:p>青玉魔像;</text:p>
          </table:table-cell>
          <table:table-cell table:number-columns-repeated="2" table:style-name="ce70" office:value-type="string" calcext:value-type="string">
            <text:p>特殊</text:p>
          </table:table-cell>
          <table:table-cell/>
          <table:table-cell table:number-columns-repeated="2" table:style-name="ce70" office:value-type="string" calcext:value-type="string">
            <text:p>特殊</text:p>
          </table:table-cell>
          <table:table-cell/>
          <table:table-cell office:value-type="string" calcext:value-type="string">
            <text:p>青玉魔像（召唤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天神唤梦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351:.N351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/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野蛮咆哮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52:.N352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2" table:number-columns-repeated="2"/>
          <table:table-cell table:style-name="ce72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2" office:value-type="string" calcext:value-type="string">
            <text:p>增益目标(增益需求):自然之力…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野性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53:.N353])">
            <text:p/>
          </table:table-cell>
          <table:table-cell table:number-columns-repeated="2" table:style-name="ce70" office:value-type="string" calcext:value-type="string">
            <text:p>抉择</text:p>
          </table:table-cell>
          <table:table-cell table:number-columns-repeated="2" table:style-name="ce72" office:value-type="string" calcext:value-type="string">
            <text:p>抉择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治疗之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54:.N354])">
            <text:p/>
          </table:table-cell>
          <table:table-cell table:style-name="ce70" office:value-type="string" calcext:value-type="string">
            <text:p>恢复</text:p>
          </table:table-cell>
          <table:table-cell table:style-name="ce22" table:number-columns-repeated="3"/>
          <table:table-cell table:number-columns-repeated="2" table:style-name="ce70" office:value-type="string" calcext:value-type="string">
            <text:p>恢复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自然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J355:.N355])" office:value-type="string" office:string-value="抉择;嘲讽;" calcext:value-type="string">
            <text:p>抉择;嘲讽;</text:p>
          </table:table-cell>
          <table:table-cell table:style-name="ce2"/>
          <table:table-cell table:style-name="ce13" office:value-type="string" calcext:value-type="string">
            <text:p>抉择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抉择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奥术智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56:.N356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number-columns-repeated="2"/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变形术：野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57:.N357])">
            <text:p/>
          </table:table-cell>
          <table:table-cell table:style-name="ce72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number-columns-repeated="2" table:style-name="ce17" office:value-type="string" calcext:value-type="string">
            <text:p>变形</text:p>
          </table:table-cell>
          <table:table-cell table:style-name="ce72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变形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358:.N358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72" office:value-type="string" calcext:value-type="string">
            <text:p>奥秘</text:p>
          </table:table-cell>
          <table:table-cell table:style-name="ce5"/>
          <table:table-cell table:style-name="ce13" office:value-type="string" calcext:value-type="string">
            <text:p>变形</text:p>
          </table:table-cell>
          <table:table-cell table:style-name="ce5" table:number-columns-repeated="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冰霜新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59:.N359])">
            <text:p/>
          </table:table-cell>
          <table:table-cell table:style-name="ce70" office:value-type="string" calcext:value-type="string">
            <text:p>冻结</text:p>
          </table:table-cell>
          <table:table-cell table:style-name="ce13" office:value-type="string" calcext:value-type="string">
            <text:p>冻结</text:p>
          </table:table-cell>
          <table:table-cell table:style-name="ce5" table:number-columns-repeated="2"/>
          <table:table-cell table:style-name="ce70" office:value-type="string" calcext:value-type="string">
            <text:p>冻结</text:p>
          </table:table-cell>
          <table:table-cell table:style-name="ce5"/>
          <table:table-cell table:style-name="ce2" office:value-type="string" calcext:value-type="string">
            <text:p>环境(冻结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法术反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J360:.N360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22"/>
          <table:table-cell table:style-name="ce5"/>
          <table:table-cell table:style-name="ce70" office:value-type="string" calcext:value-type="string">
            <text:p>特殊</text:p>
          </table:table-cell>
          <table:table-cell table:style-name="ce12"/>
          <table:table-cell table:style-name="ce9" office:value-type="string" calcext:value-type="string">
            <text:p>奥秘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复制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361:.N361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22"/>
          <table:table-cell table:number-columns-repeated="2"/>
          <table:table-cell table:style-name="ce70" office:value-type="string" calcext:value-type="string">
            <text:p>抽卡</text:p>
          </table:table-cell>
          <table:table-cell table:style-name="ce9" office:value-type="string" calcext:value-type="string">
            <text:p>复制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寒冰护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J362:.N362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恢复</text:p>
          </table:table-cell>
          <table:table-cell table:style-name="ce22"/>
          <table:table-cell table:number-columns-repeated="2"/>
          <table:table-cell table:number-columns-repeated="2" table:style-name="ce70" office:value-type="string" calcext:value-type="string">
            <text:p>免疫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寒冰屏障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J363:.N363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特殊</text:p>
          </table:table-cell>
          <table:table-cell table:number-columns-repeated="2"/>
          <table:table-cell table:number-columns-repeated="2" table:style-name="ce70" office:value-type="string" calcext:value-type="string">
            <text:p>护甲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火山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64:.N364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/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65:.N365])">
            <text:p/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镜像实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366:.N366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17" office:value-type="string" calcext:value-type="string">
            <text:p>奥秘</text:p>
          </table:table-cell>
          <table:table-cell table:style-name="ce72" office:value-type="string" calcext:value-type="string">
            <text:p>召唤</text:p>
          </table:table-cell>
          <table:table-cell table:style-name="ce9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肯瑞托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J367:.N367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 table:style-name="ce9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" office:value-type="string" calcext:value-type="string">
            <text:p>奥秘(减费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狂热铸魂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368:.N36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老旧的火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69:.N369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13" office:value-type="string" calcext:value-type="string">
            <text:p>特殊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轮回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370:.N370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召唤</text:p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煤烟喷吐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J371:.N371])" office:value-type="string" office:string-value="法术伤害;" calcext:value-type="string">
            <text:p>法术伤害;</text:p>
          </table:table-cell>
          <table:table-cell table:style-name="ce70" office:value-type="string" calcext:value-type="string">
            <text:p>法强</text:p>
          </table:table-cell>
          <table:table-cell table:style-name="ce9" office:value-type="string" calcext:value-type="string">
            <text:p>法强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table:style-name="ce2" office:value-type="string" calcext:value-type="string">
            <text:p>法伤(法强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烈焰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372:.N37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/>
          <table:table-cell table:style-name="ce2" table:number-columns-repeated="2"/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扰咒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373:.N373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召唤</text:p>
          </table:table-cell>
          <table:table-cell table:style-name="ce2"/>
          <table:table-cell table:style-name="ce13" office:value-type="string" calcext:value-type="string">
            <text:p>奥秘</text:p>
          </table:table-cell>
          <table:table-cell table:style-name="ce2" table:number-columns-repeated="2"/>
          <table:table-cell table:style-name="ce2" office:value-type="string" calcext:value-type="string">
            <text:p>机械雪人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嗜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374:.N374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number-columns-repeated="2"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蒸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75:.N375])">
            <text:p/>
          </table:table-cell>
          <table:table-cell table:style-name="ce72" office:value-type="string" calcext:value-type="string">
            <text:p>奥秘</text:p>
          </table:table-cell>
          <table:table-cell table:style-name="ce22"/>
          <table:table-cell table:number-columns-repeated="2" table:style-name="ce17" office:value-type="string" calcext:value-type="string">
            <text:p>奥秘</text:p>
          </table:table-cell>
          <table:table-cell table:style-name="ce72" office:value-type="string" calcext:value-type="string">
            <text:p>消灭</text:p>
          </table:table-cell>
          <table:table-cell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豺狼人土枪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376:.N37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大漠沙驼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377:.N377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4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1费随从(战吼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动物伙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78:.N378])">
            <text:p/>
          </table:table-cell>
          <table:table-cell table:style-name="ce72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9" office:value-type="string" calcext:value-type="string">
            <text:p>召唤</text:p>
          </table:table-cell>
          <table:table-cell table:style-name="ce72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腐肉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379:.N379])">
            <text:p/>
          </table:table-cell>
          <table:table-cell table:style-name="ce12"/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关门放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J380:.N380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召唤</text:p>
          </table:table-cell>
          <table:table-cell table:number-columns-repeated="2" table:style-name="ce13" office:value-type="string" calcext:value-type="string">
            <text:p>召唤</text:p>
          </table:table-cell>
          <table:table-cell table:number-columns-repeated="2" table:style-name="ce9" office:value-type="string" calcext:value-type="string">
            <text:p>召唤</text:p>
          </table:table-cell>
          <table:table-cell table:style-name="ce14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寄生感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381:.N381])" office:value-type="string" office:string-value="亡语;" calcext:value-type="string">
            <text:p>亡语;</text:p>
          </table:table-cell>
          <table:table-cell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/>
          <table:table-cell table:number-columns-repeated="2" table:style-name="ce13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角鹰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82:.N38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number-columns-repeated="2" table:style-name="ce9" office:value-type="string" calcext:value-type="string">
            <text:p>武器</text:p>
          </table:table-cell>
          <table:table-cell table:style-name="ce2"/>
          <table:table-cell table:style-name="ce2" office:value-type="string" calcext:value-type="string">
            <text:p>奥秘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金刚刀牙兽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383:.N383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 office:value-type="string" calcext:value-type="string">
            <text:p>机械(战吼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恐鳞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384:.N384])">
            <text:p/>
          </table:table-cell>
          <table:table-cell table:style-name="ce70" office:value-type="string" calcext:value-type="string">
            <text:p>持续</text:p>
          </table:table-cell>
          <table:table-cell table:style-name="ce22"/>
          <table:table-cell table:number-columns-repeated="2" table:style-name="ce70" office:value-type="string" calcext:value-type="string">
            <text:p>持续</text:p>
          </table:table-cell>
          <table:table-cell table:style-name="ce2"/>
          <table:table-cell table:style-name="ce24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狼人追猎者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385:.N385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2" office:value-type="string" calcext:value-type="string">
            <text:p>亡语(战吼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强风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86:.N386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/>
          <table:table-cell table:number-columns-repeated="2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杀戮命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387:.N387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2"/>
          <table:table-cell table:style-name="ce9" office:value-type="string" calcext:value-type="string">
            <text:p>法伤</text:p>
          </table:table-cell>
          <table:table-cell table:style-name="ce2" office:value-type="string" calcext:value-type="string">
            <text:p>野兽(特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神秘女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J388:.N388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减费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70" office:value-type="string" calcext:value-type="string">
            <text:p>减费</text:p>
          </table:table-cell>
          <table:table-cell table:style-name="ce2"/>
          <table:table-cell table:style-name="ce72" office:value-type="string" calcext:value-type="string">
            <text:p>减费</text:p>
          </table:table-cell>
          <table:table-cell table:style-name="ce5" office:value-type="string" calcext:value-type="string">
            <text:p>奥秘（减费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兽栏大师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3"/>
          <table:table-cell table:content-validation-name="val1" table:formula="of:=COM.MICROSOFT.CONCAT([.J389:.N389])" office:value-type="string" office:string-value="战吼;免疫;" calcext:value-type="string">
            <text:p>战吼;免疫;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2"/>
          <table:table-cell table:style-name="ce70" office:value-type="string" calcext:value-type="string">
            <text:p>战吼</text:p>
          </table:table-cell>
          <table:table-cell table:style-name="ce2"/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野兽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瘟疫鼠群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390:.N390])" office:value-type="string" office:string-value="亡语;" calcext:value-type="string">
            <text:p>亡语;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3"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office:value-type="string" calcext:value-type="string">
            <text:p>搭配卡（亡语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致命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91:.N391])">
            <text:p/>
          </table:table-cell>
          <table:table-cell table:style-name="ce70" office:value-type="string" calcext:value-type="string">
            <text:p>消灭</text:p>
          </table:table-cell>
          <table:table-cell table:number-columns-repeated="2"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4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金教鸦人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392:.N392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言术：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93:.N393])">
            <text:p/>
          </table:table-cell>
          <table:table-cell table:style-name="ce70" office:value-type="string" calcext:value-type="string">
            <text:p>消灭</text:p>
          </table:table-cell>
          <table:table-cell table:number-columns-repeated="2" table:style-name="ce9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影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94:.N39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9" office:value-type="string" calcext:value-type="string">
            <text:p>触发</text:p>
          </table:table-cell>
          <table:table-cell table:style-name="ce2" office:value-type="string" calcext:value-type="string">
            <text:p>抽牌（减费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影形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95:.N395])">
            <text:p/>
          </table:table-cell>
          <table:table-cell table:style-name="ce2"/>
          <table:table-cell table:style-name="ce18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/>
          <table:table-cell table:style-name="ce18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暗教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396:.N39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/>
          <table:table-cell table:style-name="ce2" office:value-type="string" calcext:value-type="string">
            <text:p>增益目标（增益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思维窃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97:.N397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 table:number-columns-repeated="2"/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 office:value-type="string" calcext:value-type="string">
            <text:p>可以打疲劳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维伦的恩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398:.N398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70" office:value-type="string" calcext:value-type="string">
            <text:p>增益</text:p>
          </table:table-cell>
          <table:table-cell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法伤（增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艾德温·范克里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399:.N399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style-name="ce22" table:number-columns-repeated="2"/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影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00:.N400])">
            <text:p/>
          </table:table-cell>
          <table:table-cell table:style-name="ce70" office:value-type="string" calcext:value-type="string">
            <text:p>法伤</text:p>
          </table:table-cell>
          <table:table-cell/>
          <table:table-cell table:number-columns-repeated="2" table:style-name="ce72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影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J401:.N401])" office:value-type="string" office:string-value="战吼;潜行;" calcext:value-type="string">
            <text:p>战吼;潜行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影狂怒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J402:.N402])" office:value-type="string" office:string-value="潜行;" calcext:value-type="string">
            <text:p>潜行;</text:p>
          </table:table-cell>
          <table:table-cell table:number-columns-repeated="2" table:style-name="ce70" office:value-type="string" calcext:value-type="string">
            <text:p>潜行</text:p>
          </table:table-cell>
          <table:table-cell table:number-columns-repeated="2"/>
          <table:table-cell table:style-name="ce72" office:value-type="string" calcext:value-type="string">
            <text:p>潜行</text:p>
          </table:table-cell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齿轮大师的扳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03:.N403])">
            <text:p/>
          </table:table-cell>
          <table:table-cell table:style-name="ce2"/>
          <table:table-cell table:style-name="ce13" office:value-type="string" calcext:value-type="string">
            <text:p>特殊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机械(特殊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刀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04:.N404])">
            <text:p/>
          </table:table-cell>
          <table:table-cell table:style-name="ce70" office:value-type="string" calcext:value-type="string">
            <text:p>抽牌</text:p>
          </table:table-cell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钢铁武道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05:.N405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2" table:style-name="ce81" office:value-type="string" calcext:value-type="string">
            <text:p>持续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" office:value-type="string" calcext:value-type="string">
            <text:p>机械(持续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毁灭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3"/>
          <table:table-cell table:content-validation-name="val1" table:formula="of:=COM.MICROSOFT.CONCAT([.J406:.N406])" office:value-type="string" office:string-value="战吼;连击;" calcext:value-type="string">
            <text:p>战吼;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连击</text:p>
          </table:table-cell>
          <table:table-cell table:style-name="ce9" office:value-type="string" calcext:value-type="string">
            <text:p>连击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军情七处特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407:.N407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连击</text:p>
          </table:table-cell>
          <table:table-cell table:number-columns-repeated="2" table:style-name="ce70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裂颅之击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J408:.N40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2" table:number-columns-repeated="2"/>
          <table:table-cell table:style-name="ce2"/>
          <table:table-cell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剽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09:.N409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抽牌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石化迅猛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410:.N410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亡语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收集者沙库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J411:.N411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触发 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 </text:p>
          </table:table-cell>
          <table:table-cell table:number-columns-repeated="2" table:style-name="ce70" office:value-type="string" calcext:value-type="string">
            <text:p>触发 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危机四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12:.N41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人品(特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致命餐叉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413:.N413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number-columns-repeated="2"/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走私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14:.N41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海盗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动力战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415:.N41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武器</text:p>
          </table:table-cell>
          <table:table-cell table:style-name="ce2" office:value-type="string" calcext:value-type="string">
            <text:p>机械（亡语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法力之潮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16:.N416])">
            <text:p/>
          </table:table-cell>
          <table:table-cell table:style-name="ce2"/>
          <table:table-cell table:style-name="ce22" table:number-columns-repeated="3"/>
          <table:table-cell table:style-name="ce2"/>
          <table:table-cell table:style-name="ce13" office:value-type="string" calcext:value-type="string">
            <text:p>持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海象人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17:.N41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熔岩爆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418:.N418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闪电风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419:.N419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/>
          <table:table-cell table:style-name="ce70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视界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20:.N420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2" table:number-columns-repeated="2"/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无羁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421:.N421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过载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妖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422:.N422])" office:value-type="string" office:string-value="嘲讽;" calcext:value-type="string">
            <text:p>嘲讽;</text:p>
          </table:table-cell>
          <table:table-cell table:number-columns-repeated="2" table:style-name="ce13" office:value-type="string" calcext:value-type="string">
            <text:p>变形</text:p>
          </table:table-cell>
          <table:table-cell table:style-name="ce22"/>
          <table:table-cell table:number-columns-repeated="3" table:style-name="ce13" office:value-type="string" calcext:value-type="string">
            <text:p>变形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野性狼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J423:.N423])" office:value-type="string" office:string-value="嘲讽;过载;" calcext:value-type="string">
            <text:p>嘲讽;过载;</text:p>
          </table:table-cell>
          <table:table-cell table:style-name="ce15"/>
          <table:table-cell table:number-columns-repeated="3" table:style-name="ce13" office:value-type="string" calcext:value-type="string">
            <text:p>召唤</text:p>
          </table:table-cell>
          <table:table-cell table:style-name="ce22"/>
          <table:table-cell table:style-name="ce9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元素毁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424:.N424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2"/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/>
          <table:table-cell table:style-name="ce2" office:value-type="string" calcext:value-type="string">
            <text:p>环境(法伤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治疗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25:.N425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2" table:number-columns-repeated="2"/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恢复</text:p>
          </table:table-cell>
          <table:table-cell table:style-name="ce2" office:value-type="string" calcext:value-type="string">
            <text:p>人品(恢复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尔多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26:.N42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number-columns-repeated="3" table:style-name="ce70" office:value-type="string" calcext:value-type="string">
            <text:p>战吼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齿轮光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J427:.N427])" office:value-type="string" office:string-value="战吼;圣盾;嘲讽;" calcext:value-type="string">
            <text:p>战吼;圣盾;嘲讽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武器</text:p>
          </table:table-cell>
          <table:table-cell table:style-name="ce5" table:number-columns-repeated="2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机械相关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公正之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28:.N42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武器</text:p>
          </table:table-cell>
          <table:table-cell table:style-name="ce5" table:number-columns-repeated="2"/>
          <table:table-cell table:style-name="ce70" office:value-type="string" calcext:value-type="string">
            <text:p>武器</text:p>
          </table:table-cell>
          <table:table-cell table:style-name="ce70" office:value-type="string" calcext:value-type="string">
            <text:p>触发</text:p>
          </table:table-cell>
          <table:table-cell table:style-name="ce2" office:value-type="string" calcext:value-type="string">
            <text:p>增益目标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集结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J429:.N429])" office:value-type="string" office:string-value="战吼;圣盾;" calcext:value-type="string">
            <text:p>战吼;圣盾;</text:p>
          </table:table-cell>
          <table:table-cell table:style-name="ce5"/>
          <table:table-cell table:style-name="ce13" office:value-type="string" calcext:value-type="string">
            <text:p>武器</text:p>
          </table:table-cell>
          <table:table-cell table:number-columns-repeated="2" table:style-name="ce17" office:value-type="string" calcext:value-type="string">
            <text:p>武器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燃鬃·自走炮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430:.N430])" office:value-type="string" office:string-value="圣盾;嘲讽;" calcext:value-type="string">
            <text:p>圣盾;嘲讽;</text:p>
          </table:table-cell>
          <table:table-cell table:style-name="ce13" office:value-type="string" calcext:value-type="string">
            <text:p>嘲讽</text:p>
          </table:table-cell>
          <table:table-cell table:style-name="ce13" office:value-type="string" calcext:value-type="string">
            <text:p>圣盾</text:p>
          </table:table-cell>
          <table:table-cell table:number-columns-repeated="3" table:style-name="ce13" office:value-type="string" calcext:value-type="string">
            <text:p>嘲讽</text:p>
          </table:table-cell>
          <table:table-cell table:style-name="ce13" office:value-type="string" calcext:value-type="string">
            <text:p>圣盾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三教九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31:.N431])">
            <text:p/>
          </table:table-cell>
          <table:table-cell table:number-columns-repeated="2" table:style-name="ce13" office:value-type="string" calcext:value-type="string">
            <text:p>抽牌</text:p>
          </table:table-cell>
          <table:table-cell table:number-columns-repeated="2" table:style-name="ce9" office:value-type="string" calcext:value-type="string">
            <text:p>抽牌</text:p>
          </table:table-cell>
          <table:table-cell table:number-columns-repeated="2" table:style-name="ce13" office:value-type="string" calcext:value-type="string">
            <text:p>抽牌</text:p>
          </table:table-cell>
          <table:table-cell office:value-type="string" calcext:value-type="string">
            <text:p>搭配卡组（抽牌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恩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32:.N432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5" table:number-columns-repeated="2"/>
          <table:table-cell table:number-columns-repeated="2" table:style-name="ce70" office:value-type="string" calcext:value-type="string">
            <text:p>抽牌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色净化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433:.N433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夜色镇执法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434:.N434])" office:value-type="string" office:string-value="圣盾;" calcext:value-type="string">
            <text:p>圣盾;</text:p>
          </table:table-cell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2" office:value-type="string" calcext:value-type="string">
            <text:p>1血随从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夜魇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35:.N435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5"/>
          <table:table-cell table:style-name="ce13" office:value-type="string" calcext:value-type="string">
            <text:p>战吼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英勇圣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436:.N436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2" table:number-columns-repeated="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战马训练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37:.N437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2" office:value-type="string" calcext:value-type="string">
            <text:p>搭配卡（光环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作战动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38:.N438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70" office:value-type="string" calcext:value-type="string">
            <text:p>召唤</text:p>
          </table:table-cell>
          <table:table-cell table:style-name="ce2"/>
          <table:table-cell table:style-name="ce70" office:value-type="string" calcext:value-type="string">
            <text:p>召唤</text:p>
          </table:table-cell>
          <table:table-cell table:style-name="ce2" office:value-type="string" calcext:value-type="string">
            <text:p>飞刀杂耍者;军需官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影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39:.N439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2"/>
          <table:table-cell table:style-name="ce25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镀银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40:.N440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 table:number-columns-repeated="2"/>
          <table:table-cell table:style-name="ce2" office:value-type="string" calcext:value-type="string">
            <text:p>弃牌效果(触发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恶魔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J441:.N441])" office:value-type="string" office:string-value="嘲讽;战吼;" calcext:value-type="string">
            <text:p>嘲讽;战吼;</text:p>
          </table:table-cell>
          <table:table-cell table:style-name="ce81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恶魔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42:.N44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7" office:value-type="string" calcext:value-type="string">
            <text:p>法伤</text:p>
          </table:table-cell>
          <table:table-cell table:style-name="ce2"/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感知恶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43:.N443])">
            <text:p/>
          </table:table-cell>
          <table:table-cell table:style-name="ce2"/>
          <table:table-cell table:style-name="ce22" table:number-columns-repeated="3"/>
          <table:table-cell table:number-columns-repeated="2" table:style-name="ce70" office:value-type="string" calcext:value-type="string">
            <text:p>抽牌</text:p>
          </table:table-cell>
          <table:table-cell table:style-name="ce2" office:value-type="string" calcext:value-type="string">
            <text:p>恶魔(抽牌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狂乱传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44:.N444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2" table:number-columns-repeated="2"/>
          <table:table-cell table:style-name="ce72" office:value-type="string" calcext:value-type="string">
            <text:p>法伤</text:p>
          </table:table-cell>
          <table:table-cell table:style-name="ce2"/>
          <table:table-cell table:style-name="ce2" office:value-type="string" calcext:value-type="string">
            <text:p>人品（法伤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无证药剂师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table:number-columns-repeated="5"/>
          <table:table-cell table:content-validation-name="val1" table:formula="of:=COM.MICROSOFT.CONCAT([.J445:.N445])">
            <text:p/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吸取生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46:.N446])">
            <text:p/>
          </table:table-cell>
          <table:table-cell table:style-name="ce2"/>
          <table:table-cell table:number-columns-repeated="3" table:style-name="ce9" office:value-type="string" calcext:value-type="string">
            <text:p>法伤</text:p>
          </table:table-cell>
          <table:table-cell table:style-name="ce2"/>
          <table:table-cell table:style-name="ce17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鬼首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47:.N447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空恐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448:.N44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搭配牌(战吼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血怒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49:.N449])">
            <text:p/>
          </table:table-cell>
          <table:table-cell table:number-columns-repeated="2" table:style-name="ce70" office:value-type="string" calcext:value-type="string">
            <text:p>增益</text:p>
          </table:table-cell>
          <table:table-cell table:number-columns-repeated="2"/>
          <table:table-cell table:number-columns-repeated="2" table:style-name="ce70" office:value-type="string" calcext:value-type="string">
            <text:p>增益</text:p>
          </table:table-cell>
          <table:table-cell office:value-type="string" calcext:value-type="string">
            <text:p>恶魔（增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夜色镇议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50:.N450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格瑞玛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51:.N451])">
            <text:p/>
          </table:table-cell>
          <table:table-cell table:style-name="ce2"/>
          <table:table-cell table:style-name="ce9" office:value-type="string" calcext:value-type="string">
            <text:p>激励</text:p>
          </table:table-cell>
          <table:table-cell table:style-name="ce24" table:number-columns-repeated="2"/>
          <table:table-cell table:style-name="ce2"/>
          <table:table-cell table:style-name="ce9" office:value-type="string" calcext:value-type="string">
            <text:p>激励</text:p>
          </table:table-cell>
          <table:table-cell office:value-type="string" calcext:value-type="string">
            <text:p>血吼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保卫国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452:.N452])" office:value-type="string" office:string-value="嘲讽;" calcext:value-type="string">
            <text:p>嘲讽;</text:p>
          </table:table-cell>
          <table:table-cell table:style-name="ce15"/>
          <table:table-cell table:style-name="ce24" table:number-columns-repeated="2"/>
          <table:table-cell table:number-columns-repeated="3" table:style-name="ce9" office:value-type="string" calcext:value-type="string">
            <text:p>嘲讽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暴乱狂战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53:.N453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搭配牌(触发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暴虐食尸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454:.N45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弹射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55:.N455])">
            <text:p/>
          </table:table-cell>
          <table:table-cell table:style-name="ce72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5" table:number-columns-repeated="2"/>
          <table:table-cell table:style-name="ce9" office:value-type="string" calcext:value-type="string">
            <text:p>法伤</text:p>
          </table:table-cell>
          <table:table-cell table:style-name="ce24"/>
          <table:table-cell office:value-type="string" calcext:value-type="string">
            <text:p>命令怒吼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盾牌格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56:.N456])">
            <text:p/>
          </table:table-cell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抽牌</text:p>
          </table:table-cell>
          <table:table-cell table:number-columns-repeated="2" table:style-name="ce72" office:value-type="string" calcext:value-type="string">
            <text:p>恢复</text:p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国王护卫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457:.N457])" office:value-type="string" office:string-value="战吼;嘲讽;" calcext:value-type="string">
            <text:p>战吼;嘲讽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style-name="ce72" office:value-type="string" calcext:value-type="string">
            <text:p>武器</text:p>
          </table:table-cell>
          <table:table-cell table:style-name="ce17" office:value-type="string" calcext:value-type="string">
            <text:p>武器</text:p>
          </table:table-cell>
          <table:table-cell table:style-name="ce15"/>
          <table:table-cell table:style-name="ce25" office:value-type="string" calcext:value-type="string">
            <text:p>战吼（武器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苦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58:.N458])">
            <text:p/>
          </table:table-cell>
          <table:table-cell table:style-name="ce15"/>
          <table:table-cell table:style-name="ce13" office:value-type="string" calcext:value-type="string">
            <text:p>抽牌</text:p>
          </table:table-cell>
          <table:table-cell table:style-name="ce15"/>
          <table:table-cell table:style-name="ce9" office:value-type="string" calcext:value-type="string">
            <text:p>抽牌</text:p>
          </table:table-cell>
          <table:table-cell table:style-name="ce15" table:number-columns-repeated="2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怒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59:.N459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13" office:value-type="string" calcext:value-type="string">
            <text:p>恢复</text:p>
          </table:table-cell>
          <table:table-cell table:style-name="ce9" office:value-type="string" calcext:value-type="string">
            <text:p>法伤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食人魔战槌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J460:.N460])">
            <text:p/>
          </table:table-cell>
          <table:table-cell table:style-name="ce70" office:value-type="string" calcext:value-type="string">
            <text:p>武器</text:p>
          </table:table-cell>
          <table:table-cell table:style-name="ce9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武器</text:p>
          </table:table-cell>
          <table:table-cell table:style-name="ce15"/>
          <table:table-cell table:style-name="ce17" office:value-type="string" calcext:value-type="string">
            <text:p>武器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手街典当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461:.N46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15" table:number-columns-repeated="2"/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凶暴猿猴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462:.N462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帆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463:.N46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海盗(战吼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战歌指挥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464:.N464])">
            <text:p/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style-name="ce17" office:value-type="string" calcext:value-type="string">
            <text:p>触发</text:p>
          </table:table-cell>
          <table:table-cell table:style-name="ce24"/>
          <table:table-cell/>
          <table:table-cell table:style-name="ce2"/>
          <table:table-cell office:value-type="string" calcext:value-type="string">
            <text:p>冲锋(触发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金教信使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465:.N465])" office:value-type="string" office:string-value="战吼;发现;" calcext:value-type="string">
            <text:p>战吼;发现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术傀儡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66:.N466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22"/>
          <table:table-cell table:style-name="ce25"/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白银之手教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67:.N467])">
            <text:p/>
          </table:table-cell>
          <table:table-cell table:style-name="ce2"/>
          <table:table-cell table:number-columns-repeated="3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报警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68:.N468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特殊</text:p>
          </table:table-cell>
          <table:table-cell table:style-name="ce2"/>
          <table:table-cell table:style-name="ce9" office:value-type="string" calcext:value-type="string">
            <text:p>特殊</text:p>
          </table:table-cell>
          <table:table-cell office:value-type="string" calcext:value-type="string">
            <text:p>4费及以上牌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暴怒的狼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J469:.N469])" office:value-type="string" office:string-value="激怒;" calcext:value-type="string">
            <text:p>激怒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/>
          <table:table-cell table:style-name="ce9" office:value-type="string" calcext:value-type="string">
            <text:p>激怒</text:p>
          </table:table-cell>
          <table:table-cell table:style-name="ce2"/>
          <table:table-cell table:style-name="ce17" office:value-type="string" calcext:value-type="string">
            <text:p>激怒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冰霜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70:.N470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激怒</text:p>
          </table:table-cell>
          <table:table-cell table:style-name="ce22"/>
          <table:table-cell table:style-name="ce2"/>
          <table:table-cell table:style-name="ce22"/>
          <table:table-cell table:style-name="ce2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布莱恩·铜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71:.N47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沉默的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J472:.N472])" office:value-type="string" office:string-value="潜行;圣盾;" calcext:value-type="string">
            <text:p>潜行;圣盾;</text:p>
          </table:table-cell>
          <table:table-cell table:style-name="ce70" office:value-type="string" calcext:value-type="string">
            <text:p>圣盾</text:p>
          </table:table-cell>
          <table:table-cell table:style-name="ce13" office:value-type="string" calcext:value-type="string">
            <text:p>潜行</text:p>
          </table:table-cell>
          <table:table-cell table:style-name="ce22" table:number-columns-repeated="2"/>
          <table:table-cell table:style-name="ce2"/>
          <table:table-cell table:style-name="ce17" office:value-type="string" calcext:value-type="string">
            <text:p>潜行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橱柜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73:.N473])" office:value-type="string" office:string-value="战吼;" calcext:value-type="string">
            <text:p>战吼;</text:p>
          </table:table-cell>
          <table:table-cell table:style-name="ce5"/>
          <table:table-cell table:style-name="ce70" office:value-type="string" calcext:value-type="string">
            <text:p>战吼</text:p>
          </table:table-cell>
          <table:table-cell/>
          <table:table-cell table:style-name="ce5" table:number-columns-repeated="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丛林猎豹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474:.N474])">
            <text:p/>
          </table:table-cell>
          <table:table-cell table:style-name="ce70" office:value-type="string" calcext:value-type="string">
            <text:p>潜行</text:p>
          </table:table-cell>
          <table:table-cell table:style-name="ce13" office:value-type="string" calcext:value-type="string">
            <text:p>潜行</text:p>
          </table:table-cell>
          <table:table-cell table:style-name="ce9" office:value-type="string" calcext:value-type="string">
            <text:p>潜行</text:p>
          </table:table-cell>
          <table:table-cell table:style-name="ce22"/>
          <table:table-cell table:style-name="ce2"/>
          <table:table-cell table:style-name="ce9" office:value-type="string" calcext:value-type="string">
            <text:p>潜行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达拉然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75:.N475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大地之环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76:.N47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17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大富翁比尔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77:.N477])">
            <text:p/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触发 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大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78:.N47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 table:number-columns-repeated="2"/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地精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79:.N47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帝王眼镜蛇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480:.N480])">
            <text:p/>
          </table:table-cell>
          <table:table-cell table:style-name="ce70" office:value-type="string" calcext:value-type="string">
            <text:p>毒伤</text:p>
          </table:table-cell>
          <table:table-cell table:style-name="ce22" table:number-columns-repeated="3"/>
          <table:table-cell table:style-name="ce9" office:value-type="string" calcext:value-type="string">
            <text:p>毒伤</text:p>
          </table:table-cell>
          <table:table-cell table:style-name="ce22"/>
          <table:table-cell office:value-type="string" calcext:value-type="string">
            <text:p>野兽相关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毒性污水软泥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81:.N481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恩佐斯的子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482:.N482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亡语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飞行器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483:.N483])">
            <text:p/>
          </table:table-cell>
          <table:table-cell table:style-name="ce2"/>
          <table:table-cell table:style-name="ce13" office:value-type="string" calcext:value-type="string">
            <text:p>风怒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风怒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腐肉食尸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84:.N48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负伤剑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85:.N485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工匠大师欧沃斯巴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86:.N48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22"/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工匠镇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3"/>
          <table:table-cell table:content-validation-name="val1" table:formula="of:=COM.MICROSOFT.CONCAT([.J487:.N487])" office:value-type="string" office:string-value="战吼;零件;" calcext:value-type="string">
            <text:p>战吼;零件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攻城车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488:.N488])">
            <text:p/>
          </table:table-cell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光明邪使菲奥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489:.N489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寒光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90:.N49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5"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鱼人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寒光智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91:.N49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消失;鱼人;对方抽卡效果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暗邪使艾蒂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92:.N49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金大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93:.N493])">
            <text:p/>
          </table:table-cell>
          <table:table-cell table:number-columns-repeated="6" table:style-name="ce13" office:value-type="string" calcext:value-type="string">
            <text:p>触发</text:p>
          </table:table-cell>
          <table:table-cell office:value-type="string" calcext:value-type="string">
            <text:p>战吼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翼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94:.N49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5"/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后街男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495:.N495])" office:value-type="string" office:string-value="亡语;" calcext:value-type="string">
            <text:p>亡语;</text:p>
          </table:table-cell>
          <table:table-cell table:style-name="ce5"/>
          <table:table-cell table:style-name="ce9" office:value-type="string" calcext:value-type="string">
            <text:p>亡语</text:p>
          </table:table-cell>
          <table:table-cell table:style-name="ce5" table:number-columns-repeated="6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击剑教头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96:.N49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number-columns-repeated="2" table:style-name="ce17" office:value-type="string" calcext:value-type="string">
            <text:p>法强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激励;搭配技能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机械动物管理员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97:.N49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角斗场主管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498:.N498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激励</text:p>
          </table:table-cell>
          <table:table-cell table:style-name="ce22"/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精神控制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499:.N49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克苏恩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00:.N50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苦痛侍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01:.N501])">
            <text:p/>
          </table:table-cell>
          <table:table-cell table:style-name="ce72" office:value-type="string" calcext:value-type="string">
            <text:p>触发</text:p>
          </table:table-cell>
          <table:table-cell table:number-columns-repeated="3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狼骑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02:.N502])">
            <text:p/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2"/>
          <table:table-cell table:number-columns-repeated="2" table:style-name="ce9" office:value-type="string" calcext:value-type="string">
            <text:p>冲锋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裂地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503:.N50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龙鹰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04:.N504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励</text:p>
          </table:table-cell>
          <table:table-cell table:style-name="ce2"/>
          <table:table-cell table:style-name="ce9" office:value-type="string" calcext:value-type="string">
            <text:p>激励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麦田傀儡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505:.N50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明光祭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06:.N506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奥秘（持续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莫罗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J507:.N507])" office:value-type="string" office:string-value="潜行;" calcext:value-type="string">
            <text:p>潜行;</text:p>
          </table:table-cell>
          <table:table-cell table:style-name="ce81" office:value-type="string" calcext:value-type="string">
            <text:p>持续</text:p>
          </table:table-cell>
          <table:table-cell table:style-name="ce72" office:value-type="string" calcext:value-type="string">
            <text:p>潜行</text:p>
          </table:table-cell>
          <table:table-cell table:style-name="ce9" office:value-type="string" calcext:value-type="string">
            <text:p>持续</text:p>
          </table:table-cell>
          <table:table-cell table:style-name="ce5"/>
          <table:table-cell table:number-columns-repeated="2" table:style-name="ce9" office:value-type="string" calcext:value-type="string">
            <text:p>持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尊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08:.N508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持续</text:p>
          </table:table-cell>
          <table:table-cell office:value-type="string" calcext:value-type="string">
            <text:p>克苏恩（持续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09:.N509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纳克萨玛斯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10:.N510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潜行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持续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南海船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11:.N511])">
            <text:p/>
          </table:table-cell>
          <table:table-cell table:style-name="ce72" office:value-type="string" calcext:value-type="string">
            <text:p>光环</text:p>
          </table:table-cell>
          <table:table-cell table:number-columns-repeated="3" table:style-name="ce9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office:value-type="string" calcext:value-type="string">
            <text:p>海盗（光环需求）;海盗相关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牛头人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J512:.N512])" office:value-type="string" office:string-value="嘲讽;激怒;" calcext:value-type="string">
            <text:p>嘲讽;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怒</text:p>
          </table:table-cell>
          <table:table-cell table:style-name="ce2"/>
          <table:table-cell table:style-name="ce22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诺莫瑞根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513:.N513])" office:value-type="string" office:string-value="冲锋;嘲讽;" calcext:value-type="string">
            <text:p>冲锋;嘲讽;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number-columns-repeated="2" table:style-name="ce17" office:value-type="string" calcext:value-type="string">
            <text:p>嘲讽</text:p>
          </table:table-cell>
          <table:table-cell table:style-name="ce2"/>
          <table:table-cell table:style-name="ce9" office:value-type="string" calcext:value-type="string">
            <text:p>冲锋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女警萨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514:.N514])" office:value-type="string" office:string-value="亡语;" calcext:value-type="string">
            <text:p>亡语;</text:p>
          </table:table-cell>
          <table:table-cell table:style-name="ce9" office:value-type="string" calcext:value-type="string">
            <text:p>亡语</text:p>
          </table:table-cell>
          <table:table-cell table:style-name="ce5"/>
          <table:table-cell table:style-name="ce22"/>
          <table:table-cell table:number-columns-repeated="2" table:style-name="ce9" office:value-type="string" calcext:value-type="string">
            <text:p>亡语</text:p>
          </table:table-cell>
          <table:table-cell table:style-name="ce22"/>
          <table:table-cell office:value-type="string" calcext:value-type="string">
            <text:p>增益（亡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破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15:.N51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9" office:value-type="string" calcext:value-type="string">
            <text:p>战吼</text:p>
          </table:table-cell>
          <table:table-cell table:style-name="ce22"/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破碎残阳祭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16:.N51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17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庆典司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J517:.N517])" office:value-type="string" office:string-value="战吼;法术伤害;" calcext:value-type="string">
            <text:p>战吼;法术伤害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法强随从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任务达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18:.N518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 table:number-columns-repeated="2"/>
          <table:table-cell table:style-name="ce72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1费及以下牌（触发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萨尔玛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19:.N519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2"/>
          <table:table-cell table:style-name="ce22"/>
          <table:table-cell office:value-type="string" calcext:value-type="string">
            <text:p>临时攻击增益:叫嚣的中士;石化武器;黑铁矮人;…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圣光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J520:.N520])" office:value-type="string" office:string-value="战吼;沉默;" calcext:value-type="string">
            <text:p>战吼;沉默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食人魔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21:.N52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死亡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522:.N522])" office:value-type="string" office:string-value="嘲讽;亡语;" calcext:value-type="string">
            <text:p>嘲讽;亡语;</text:p>
          </table:table-cell>
          <table:table-cell table:style-name="ce81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table:style-name="ce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剃刀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23:.N523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野兽相关;光环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铁喙猫头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J524:.N524])" office:value-type="string" office:string-value="战吼;沉默;" calcext:value-type="string">
            <text:p>战吼;沉默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17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铁炉堡火枪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25:.N525])" office:value-type="string" office:string-value="战吼;" calcext:value-type="string">
            <text:p>战吼;</text:p>
          </table:table-cell>
          <table:table-cell table:style-name="ce2"/>
          <table:table-cell table:style-name="ce17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22"/>
          <table:table-cell office:value-type="string" calcext:value-type="string">
            <text:p>激怒牌:阿曼尼狂战士;…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铁鬃灰熊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526:.N526])" office:value-type="string" office:string-value="嘲讽;" calcext:value-type="string">
            <text:p>嘲讽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嘲讽</text:p>
          </table:table-cell>
          <table:table-cell table:style-name="ce22"/>
          <table:table-cell office:value-type="string" calcext:value-type="string">
            <text:p>野兽相关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团队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27:.N527])">
            <text:p/>
          </table:table-cell>
          <table:table-cell table:style-name="ce72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光环</text:p>
          </table:table-cell>
          <table:table-cell office:value-type="string" calcext:value-type="string">
            <text:p>增益目标（光环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手街走私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28:.N528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2" table:style-name="ce13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舞动之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529:.N529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22"/>
          <table:table-cell office:value-type="string" calcext:value-type="string">
            <text:p>对方抽卡效果;永久增益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个子驱魔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2"/>
          <table:table-cell table:content-validation-name="val1" table:formula="of:=COM.MICROSOFT.CONCAT([.J530:.N530])" office:value-type="string" office:string-value="嘲讽;战吼;亡语;" calcext:value-type="string">
            <text:p>嘲讽;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鬼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31:.N531])">
            <text:p/>
          </table:table-cell>
          <table:table-cell table:style-name="ce2"/>
          <table:table-cell table:style-name="ce13" office:value-type="string" calcext:value-type="string">
            <text:p>持续</text:p>
          </table:table-cell>
          <table:table-cell table:style-name="ce22" table:number-columns-repeated="2"/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飞刀杂耍者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兽人噬魂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32:.N532])">
            <text:p/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J533:.N533])" office:value-type="string" office:string-value="战吼;圣盾;" calcext:value-type="string">
            <text:p>战吼;圣盾;</text:p>
          </table:table-cell>
          <table:table-cell table:style-name="ce81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圣盾（战吼需求）;强化机器人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色十字军战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534:.N534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圣盾</text:p>
          </table:table-cell>
          <table:table-cell table:number-columns-repeated="3" table:style-name="ce9" office:value-type="string" calcext:value-type="string">
            <text:p>圣盾</text:p>
          </table:table-cell>
          <table:table-cell table:style-name="ce72" office:value-type="string" calcext:value-type="string">
            <text:p>圣盾</text:p>
          </table:table-cell>
          <table:table-cell table:style-name="ce9" office:value-type="string" calcext:value-type="string">
            <text:p>圣盾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岩肤石像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35:.N535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持续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岩浆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36:.N53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异种群居蝎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537:.N537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搭配卡（身材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背族长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538:.N538])" office:value-type="string" office:string-value="嘲讽;" calcext:value-type="string">
            <text:p>嘲讽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2"/>
          <table:table-cell table:style-name="ce22"/>
          <table:table-cell table:style-name="ce25"/>
          <table:table-cell table:style-name="ce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色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J539:.N539])" office:value-type="string" office:string-value="冲锋;圣盾;" calcext:value-type="string">
            <text:p>冲锋;圣盾;</text:p>
          </table:table-cell>
          <table:table-cell table:style-name="ce70" office:value-type="string" calcext:value-type="string">
            <text:p>圣盾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2"/>
          <table:table-cell table:style-name="ce81" office:value-type="string" calcext:value-type="string">
            <text:p>冲锋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领军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J540:.N540])">
            <text:p/>
          </table:table-cell>
          <table:table-cell table:style-name="ce72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number-columns-repeated="2" table:style-name="ce9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office:value-type="string" calcext:value-type="string">
            <text:p>鱼人（光环需求）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怨影狂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41:.N541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杂耍小鬼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J542:.N542])" office:value-type="string" office:string-value="法术伤害;" calcext:value-type="string">
            <text:p>法术伤害;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office:value-type="string" calcext:value-type="string">
            <text:p>法术（法伤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蜘蛛坦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543:.N543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重装佣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544:.N544])" office:value-type="string" office:string-value="嘲讽;" calcext:value-type="string">
            <text:p>嘲讽;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81" office:value-type="string" calcext:value-type="string">
            <text:p>嘲讽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侏儒实验技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45:.N545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连击;尖牙德鲁伊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紫罗兰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J546:.N546])" office:value-type="string" office:string-value="免疫;" calcext:value-type="string">
            <text:p>免疫;</text:p>
          </table:table-cell>
          <table:table-cell table:style-name="ce5"/>
          <table:table-cell table:style-name="ce13" office:value-type="string" calcext:value-type="string">
            <text:p>身材</text:p>
          </table:table-cell>
          <table:table-cell table:style-name="ce2" table:number-columns-repeated="3"/>
          <table:table-cell table:style-name="ce72" office:value-type="string" calcext:value-type="string">
            <text:p>免疫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丛林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47:.N547])">
            <text:p/>
          </table:table-cell>
          <table:table-cell table:style-name="ce72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number-columns-repeated="4" table:style-name="ce72" office:value-type="string" calcext:value-type="string">
            <text:p>抉择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丛林枭兽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548:.N548])">
            <text:p/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丛林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549:.N549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style-name="ce5" table:number-columns-repeated="2"/>
          <table:table-cell table:style-name="ce2"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范达尔·鹿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50:.N550])">
            <text:p/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4" table:style-name="ce13" office:value-type="string" calcext:value-type="string">
            <text:p>触发</text:p>
          </table:table-cell>
          <table:table-cell table:style-name="ce2" office:value-type="string" calcext:value-type="string">
            <text:p>抉择（触发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横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51:.N551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荒野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52:.N55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剧毒之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53:.N553])">
            <text:p/>
          </table:table-cell>
          <table:table-cell table:style-name="ce70" office:value-type="string" calcext:value-type="string">
            <text:p>变形</text:p>
          </table:table-cell>
          <table:table-cell table:style-name="ce22"/>
          <table:table-cell table:number-columns-repeated="2" table:style-name="ce72" office:value-type="string" calcext:value-type="string">
            <text:p>变形</text:p>
          </table:table-cell>
          <table:table-cell table:style-name="ce81" office:value-type="string" calcext:value-type="string">
            <text:p>变形</text:p>
          </table:table-cell>
          <table:table-cell table:style-name="ce72" office:value-type="string" calcext:value-type="string">
            <text:p>变形</text:p>
          </table:table-cell>
          <table:table-cell table:style-name="ce2" office:value-type="string" calcext:value-type="string">
            <text:p>变形目标(变形需求):黑暗低语者…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卡拉克西织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54:.N554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" office:value-type="string" calcext:value-type="string">
            <text:p>搭配卡组（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狂野争斗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555:.N555])">
            <text:p/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激励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激励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泥潭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56:.N556])">
            <text:p/>
          </table:table-cell>
          <table:table-cell table:number-columns-repeated="2" table:style-name="ce13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style-name="ce2"/>
          <table:table-cell table:style-name="ce9" office:value-type="string" calcext:value-type="string">
            <text:p>抉择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撕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57:.N557])">
            <text:p/>
          </table:table-cell>
          <table:table-cell table:style-name="ce2"/>
          <table:table-cell table:style-name="ce13" office:value-type="string" calcext:value-type="string">
            <text:p>攻击</text:p>
          </table:table-cell>
          <table:table-cell table:number-columns-repeated="2" table:style-name="ce9" office:value-type="string" calcext:value-type="string">
            <text:p>恢复</text:p>
          </table:table-cell>
          <table:table-cell table:style-name="ce2"/>
          <table:table-cell table:style-name="ce9" office:value-type="string" calcext:value-type="string">
            <text:p>攻击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星界沟通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58:.N558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2" table:number-columns-repeated="3"/>
          <table:table-cell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卡组（特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变形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59:.N559])">
            <text:p/>
          </table:table-cell>
          <table:table-cell table:style-name="ce70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style-name="ce9" office:value-type="string" calcext:value-type="string">
            <text:p>变形</text:p>
          </table:table-cell>
          <table:table-cell table:style-name="ce2"/>
          <table:table-cell table:style-name="ce72" office:value-type="string" calcext:value-type="string">
            <text:p>变形</text:p>
          </table:table-cell>
          <table:table-cell table:style-name="ce2" table:number-columns-repeated="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冰锥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J560:.N560])" office:value-type="string" office:string-value="冻结;" calcext:value-type="string">
            <text:p>冻结;</text:p>
          </table:table-cell>
          <table:table-cell table:style-name="ce72" office:value-type="string" calcext:value-type="string">
            <text:p>冻结</text:p>
          </table:table-cell>
          <table:table-cell table:style-name="ce9" office:value-type="string" calcext:value-type="string">
            <text:p>冻结</text:p>
          </table:table-cell>
          <table:table-cell table:style-name="ce2" table:number-columns-repeated="2"/>
          <table:table-cell table:style-name="ce72" office:value-type="string" calcext:value-type="string">
            <text:p>冻结</text:p>
          </table:table-cell>
          <table:table-cell table:style-name="ce9" office:value-type="string" calcext:value-type="string">
            <text:p>冻结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达拉然铁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激励;</text:p>
          </table:table-cell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J561:.N561])" office:value-type="string" office:string-value="激励;法术伤害;" calcext:value-type="string">
            <text:p>激励;法术伤害;</text:p>
          </table:table-cell>
          <table:table-cell table:style-name="ce70" office:value-type="string" calcext:value-type="string">
            <text:p>法强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2" office:value-type="string" calcext:value-type="string">
            <text:p>法伤(法强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地精炎术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62:.N56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" office:value-type="string" calcext:value-type="string">
            <text:p>机械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癫狂的唤冰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J563:.N563])" office:value-type="string" office:string-value="冻结;" calcext:value-type="string">
            <text:p>冻结;</text:p>
          </table:table-cell>
          <table:table-cell table:style-name="ce9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复活的铠甲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64:.N564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2" table:style-name="ce9" office:value-type="string" calcext:value-type="string">
            <text:p>特殊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火球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65:.N565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麦迪文的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66:.N566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5" table:number-columns-repeated="2"/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 office:value-type="string" calcext:value-type="string">
            <text:p>熔核巨人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水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J567:.N567])" office:value-type="string" office:string-value="冻结;" calcext:value-type="string">
            <text:p>冻结;</text:p>
          </table:table-cell>
          <table:table-cell table:style-name="ce72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冻结</text:p>
          </table:table-cell>
          <table:table-cell table:style-name="ce2" table:number-columns-repeated="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个子扰咒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68:.N568])">
            <text:p/>
          </table:table-cell>
          <table:table-cell table:style-name="ce70" office:value-type="string" calcext:value-type="string">
            <text:p>光环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光环</text:p>
          </table:table-cell>
          <table:table-cell table:style-name="ce2"/>
          <table:table-cell table:style-name="ce9" office:value-type="string" calcext:value-type="string">
            <text:p>光环</text:p>
          </table:table-cell>
          <table:table-cell table:style-name="ce2" office:value-type="string" calcext:value-type="string">
            <text:p>光环目标(光环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灵奥术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J569:.N569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2" table:style-name="ce70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/>
          <table:table-cell table:style-name="ce2" office:value-type="string" calcext:value-type="string">
            <text:p>奥秘(持续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多重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70:.N57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寄生恶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571:.N571])" office:value-type="string" office:string-value="亡语;" calcext:value-type="string">
            <text:p>亡语;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4" table:number-columns-repeated="2"/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熔火怒犬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72:.N57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驮运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573:.N573])" office:value-type="string" office:string-value="战吼;" calcext:value-type="string">
            <text:p>战吼;</text:p>
          </table:table-cell>
          <table:table-cell table:number-columns-repeated="4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驯兽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574:.N574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言术：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75:.N575])">
            <text:p/>
          </table:table-cell>
          <table:table-cell table:style-name="ce2"/>
          <table:table-cell table:style-name="ce13" office:value-type="string" calcext:value-type="string">
            <text:p>消灭</text:p>
          </table:table-cell>
          <table:table-cell table:style-name="ce22" table:number-columns-repeated="2"/>
          <table:table-cell table:style-name="ce9" office:value-type="string" calcext:value-type="string">
            <text:p>消灭</text:p>
          </table:table-cell>
          <table:table-cell table:style-name="ce22"/>
          <table:table-cell table:style-name="ce2" office:value-type="string" calcext:value-type="string">
            <text:p>环境（消灭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影狂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76:.N576])">
            <text:p/>
          </table:table-cell>
          <table:table-cell table:number-columns-repeated="2" table:style-name="ce11" office:value-type="string" calcext:value-type="string">
            <text:p>特殊</text:p>
          </table:table-cell>
          <table:table-cell table:style-name="ce18" office:value-type="string" calcext:value-type="string">
            <text:p>特殊</text:p>
          </table:table-cell>
          <table:table-cell table:style-name="ce22"/>
          <table:table-cell table:style-name="ce18" office:value-type="string" calcext:value-type="string">
            <text:p>特殊</text:p>
          </table:table-cell>
          <table:table-cell table:style-name="ce22"/>
          <table:table-cell table:style-name="ce2" office:value-type="string" calcext:value-type="string">
            <text:p>环境（特殊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影子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77:.N577])">
            <text:p/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11" office:value-type="string" calcext:value-type="string">
            <text:p>激励</text:p>
          </table:table-cell>
          <table:table-cell table:style-name="ce18" office:value-type="string" calcext:value-type="string">
            <text:p>身材</text:p>
          </table:table-cell>
          <table:table-cell table:style-name="ce2"/>
          <table:table-cell table:style-name="ce18" office:value-type="string" calcext:value-type="string">
            <text:p>激励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金尼灵魂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78:.N578])">
            <text:p/>
          </table:table-cell>
          <table:table-cell table:style-name="ce18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11" office:value-type="string" calcext:value-type="string">
            <text:p>身材</text:p>
          </table:table-cell>
          <table:table-cell table:style-name="ce11" office:value-type="string" calcext:value-type="string">
            <text:p>特殊</text:p>
          </table:table-cell>
          <table:table-cell table:style-name="ce18" office:value-type="string" calcext:value-type="string">
            <text:p>特殊</text:p>
          </table:table-cell>
          <table:table-cell table:style-name="ce11" office:value-type="string" calcext:value-type="string">
            <text:p>特殊</text:p>
          </table:table-cell>
          <table:table-cell table:style-name="ce2" office:value-type="string" calcext:value-type="string">
            <text:p>治疗（特殊需求）:治疗之环;大地之环先知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变幻之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579:.N579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2"/>
          <table:table-cell table:number-columns-repeated="2" table:style-name="ce13" office:value-type="string" calcext:value-type="string">
            <text:p>亡语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兜帽侍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80:.N580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5"/>
          <table:table-cell table:style-name="ce2" office:value-type="string" calcext:value-type="string">
            <text:p>克苏恩（触发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光耀之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81:.N58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12"/>
          <table:table-cell table:style-name="ce13" office:value-type="string" calcext:value-type="string">
            <text:p>特殊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控心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82:.N582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 table:number-columns-repeated="2" table:style-name="ce72" office:value-type="string" calcext:value-type="string">
            <text:p>召唤</text:p>
          </table:table-cell>
          <table:table-cell/>
          <table:table-cell table:style-name="ce2" office:value-type="string" calcext:value-type="string">
            <text:p>环境（召唤需求）;人品（召唤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强效治疗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83:.N583])">
            <text:p/>
          </table:table-cell>
          <table:table-cell table:number-columns-repeated="2" table:style-name="ce13" office:value-type="string" calcext:value-type="string">
            <text:p>恢复</text:p>
          </table:table-cell>
          <table:table-cell table:number-columns-repeated="2"/>
          <table:table-cell table:number-columns-repeated="2" table:style-name="ce13" office:value-type="string" calcext:value-type="string">
            <text:p>恢复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群体驱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84:.N584])">
            <text:p/>
          </table:table-cell>
          <table:table-cell table:style-name="ce72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number-columns-repeated="2"/>
          <table:table-cell table:style-name="ce72" office:value-type="string" calcext:value-type="string">
            <text:p>沉默</text:p>
          </table:table-cell>
          <table:table-cell table:style-name="ce17" office:value-type="string" calcext:value-type="string">
            <text:p>抽卡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神圣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85:.N58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style-name="ce2" office:value-type="string" calcext:value-type="string">
            <text:p>搭配卡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宴会牧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86:.N586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努巴尔伏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587:.N587])" office:value-type="string" office:string-value="亡语;" calcext:value-type="string">
            <text:p>亡语;</text:p>
          </table:table-cell>
          <table:table-cell table:style-name="ce81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" office:value-type="string" calcext:value-type="string">
            <text:p>搭配套牌(负面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中破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588:.N58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消灭</text:p>
          </table:table-cell>
          <table:table-cell table:style-name="ce17" office:value-type="string" calcext:value-type="string">
            <text:p>消灭</text:p>
          </table:table-cell>
          <table:table-cell table:number-columns-repeated="2" table:style-name="ce72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连击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淬毒利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589:.N589])">
            <text:p/>
          </table:table-cell>
          <table:table-cell table:style-name="ce2"/>
          <table:table-cell table:style-name="ce9" office:value-type="string" calcext:value-type="string">
            <text:p>武器</text:p>
          </table:table-cell>
          <table:table-cell table:style-name="ce2" table:number-columns-repeated="3"/>
          <table:table-cell table:style-name="ce9" office:value-type="string" calcext:value-type="string">
            <text:p>武器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盗墓匪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590:.N59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毒心者夏克里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591:.N591])" office:value-type="string" office:string-value="战吼;亡语;" calcext:value-type="string">
            <text:p>战吼;亡语;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剑刃乱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592:.N59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 table:number-columns-repeated="3"/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 office:value-type="string" calcext:value-type="string">
            <text:p>搭配卡(法伤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南海畸变船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593:.N593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身材</text:p>
          </table:table-cell>
          <table:table-cell table:number-columns-repeated="2"/>
          <table:table-cell table:number-columns-repeated="2" table:style-name="ce72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伪装大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3"/>
          <table:table-cell table:content-validation-name="val1" table:formula="of:=COM.MICROSOFT.CONCAT([.J594:.N594])" office:value-type="string" office:string-value="战吼;潜行;" calcext:value-type="string">
            <text:p>战吼;潜行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 table:number-columns-repeated="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office:value-type="string" calcext:value-type="string">
            <text:p>增益目标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修补匠的磨刀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595:.N595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攻击</text:p>
          </table:table-cell>
          <table:table-cell table:style-name="ce5" table:number-columns-repeated="2"/>
          <table:table-cell table:style-name="ce2"/>
          <table:table-cell table:style-name="ce70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德莱尼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596:.N59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图腾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风语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597:.N59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table:number-columns-repeated="3"/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增益目标(战吼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灌魔之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598:.N59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" table:number-columns-repeated="2"/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焰驱逐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J599:.N599])" office:value-type="string" office:string-value="战吼;过载;" calcext:value-type="string">
            <text:p>战吼;过载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锦鱼人水语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J600:.N600])" office:value-type="string" office:string-value="战吼;过载;" calcext:value-type="string">
            <text:p>战吼;过载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进化之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01:.N6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青玉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J602:.N602])" office:value-type="string" office:string-value="青玉魔像;" calcext:value-type="string">
            <text:p>青玉魔像;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召唤</text:p>
          </table:table-cell>
          <table:table-cell table:style-name="ce2"/>
          <table:table-cell table:style-name="ce13" office:value-type="string" calcext:value-type="string">
            <text:p>召唤</text:p>
          </table:table-cell>
          <table:table-cell office:value-type="string" calcext:value-type="string">
            <text:p>青玉魔像（召唤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沙槌萨满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J603:.N603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风怒</text:p>
          </table:table-cell>
          <table:table-cell table:style-name="ce13" office:value-type="string" calcext:value-type="string">
            <text:p>风怒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2"/>
          <table:table-cell table:style-name="ce9" office:value-type="string" calcext:value-type="string">
            <text:p>风怒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沙鳞灵魂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604:.N604])" office:value-type="string" office:string-value="过载;" calcext:value-type="string">
            <text:p>过载;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81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鱼人(触发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奇四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05:.N605])">
            <text:p/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3" table:style-name="ce9" office:value-type="string" calcext:value-type="string">
            <text:p>召唤</text:p>
          </table:table-cell>
          <table:table-cell table:style-name="ce5" table:number-columns-repeated="3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投火无面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606:.N606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5"/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顽石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07:.N60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战吼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先祖召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08:.N608])">
            <text:p/>
          </table:table-cell>
          <table:table-cell table:style-name="ce15"/>
          <table:table-cell table:style-name="ce17" office:value-type="string" calcext:value-type="string">
            <text:p>召唤</text:p>
          </table:table-cell>
          <table:table-cell table:style-name="ce5" table:number-columns-repeated="2"/>
          <table:table-cell table:number-columns-repeated="2" table:style-name="ce70" office:value-type="string" calcext:value-type="string">
            <text:p>召唤</text:p>
          </table:table-cell>
          <table:table-cell table:style-name="ce2" office:value-type="string" calcext:value-type="string">
            <text:p>土元素;玛里苟斯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恶的巫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09:.N609])">
            <text:p/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玉莲帮幻术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0:.N610])">
            <text:p/>
          </table:table-cell>
          <table:table-cell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 </text:p>
          </table:table-cell>
          <table:table-cell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达曼守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11:.N61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愤怒之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2:.N612])">
            <text:p/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法伤</text:p>
          </table:table-cell>
          <table:table-cell table:style-name="ce2" table:number-columns-repeated="3"/>
          <table:table-cell table:style-name="ce70" office:value-type="string" calcext:value-type="string">
            <text:p>抽牌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奉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3:.N613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王者祝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4:.N614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5" table:number-columns-repeated="2"/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银月城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5:.N615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5" table:number-columns-repeated="2"/>
          <table:table-cell table:number-columns-repeated="2" table:style-name="ce70" office:value-type="string" calcext:value-type="string">
            <text:p>增益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6:.N616])">
            <text:p/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激励</text:p>
          </table:table-cell>
          <table:table-cell table:number-columns-repeated="2" table:style-name="ce70" office:value-type="string" calcext:value-type="string">
            <text:p>激励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真银圣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7:.N617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9" office:value-type="string" calcext:value-type="string">
            <text:p>武器</text:p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武器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暗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8:.N618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 table:number-columns-repeated="2"/>
          <table:table-cell table:number-columns-repeated="2" table:style-name="ce70" office:value-type="string" calcext:value-type="string">
            <text:p>法伤</text:p>
          </table:table-cell>
          <table:table-cell table:style-name="ce2" office:value-type="string" calcext:value-type="string">
            <text:p>搭配牌(法伤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爆晶药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19:.N619])">
            <text:p/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2"/>
          <table:table-cell table:style-name="ce70" office:value-type="string" calcext:value-type="string">
            <text:p>消灭</text:p>
          </table:table-cell>
          <table:table-cell table:style-name="ce72" office:value-type="string" calcext:value-type="string">
            <text:p>消灭</text:p>
          </table:table-cell>
          <table:table-cell table:style-name="ce2"/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地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20:.N62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海魔钉刺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21:.N621])" office:value-type="string" office:string-value="战吼;" calcext:value-type="string">
            <text:p>战吼;</text:p>
          </table:table-cell>
          <table:table-cell table:number-columns-repeated="6" table:style-name="ce70" office:value-type="string" calcext:value-type="string">
            <text:p>战吼</text:p>
          </table:table-cell>
          <table:table-cell office:value-type="string" calcext:value-type="string">
            <text:p>3费以上鱼人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加拉克苏斯之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22:.N62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7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2" office:value-type="string" calcext:value-type="string">
            <text:p>弃牌效果(特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空灵召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623:.N62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2"/>
          <table:table-cell/>
          <table:table-cell table:style-name="ce2" office:value-type="string" calcext:value-type="string">
            <text:p>恶魔(亡语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恐惧战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624:.N624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 table:number-columns-repeated="2"/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魔瘾结晶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25:.N625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恶魔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深渊领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26:.N626])" office:value-type="string" office:string-value="战吼;" calcext:value-type="string">
            <text:p>战吼;</text:p>
          </table:table-cell>
          <table:table-cell table:style-name="ce2"/>
          <table:table-cell table:style-name="ce17" office:value-type="string" calcext:value-type="string">
            <text:p>身材</text:p>
          </table:table-cell>
          <table:table-cell table:style-name="ce2" table:number-columns-repeated="3"/>
          <table:table-cell table:style-name="ce9" office:value-type="string" calcext:value-type="string">
            <text:p>身材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小鬼爆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27:.N627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法伤</text:p>
          </table:table-cell>
          <table:table-cell table:style-name="ce72" office:value-type="string" calcext:value-type="string">
            <text:p>召唤</text:p>
          </table:table-cell>
          <table:table-cell/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28:.N628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持续</text:p>
          </table:table-cell>
          <table:table-cell table:number-columns-repeated="2" table:style-name="ce72" office:value-type="string" calcext:value-type="string">
            <text:p>持续</text:p>
          </table:table-cell>
          <table:table-cell table:style-name="ce2" office:value-type="string" calcext:value-type="string">
            <text:p>搭配牌(持续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召唤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29:.N629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3" table:style-name="ce17" office:value-type="string" calcext:value-type="string">
            <text:p>特殊</text:p>
          </table:table-cell>
          <table:table-cell table:style-name="ce81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 office:value-type="string" calcext:value-type="string">
            <text:p>减费目标(特殊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拉希武器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30:.N63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17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废旧螺栓机甲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31:.N631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4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黄铜指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32:.N632])">
            <text:p/>
          </table:table-cell>
          <table:table-cell table:style-name="ce70" office:value-type="string" calcext:value-type="string">
            <text:p>增益</text:p>
          </table:table-cell>
          <table:table-cell table:style-name="ce70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武器</text:p>
          </table:table-cell>
          <table:table-cell table:style-name="ce24" table:number-columns-repeated="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库卡隆精英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J633:.N633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24"/>
          <table:table-cell table:number-columns-repeated="2" table:style-name="ce9" office:value-type="string" calcext:value-type="string">
            <text:p>冲锋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猛犸人头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34:.N634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溅射</text:p>
          </table:table-cell>
          <table:table-cell table:style-name="ce72" office:value-type="string" calcext:value-type="string">
            <text:p>溅射</text:p>
          </table:table-cell>
          <table:table-cell table:style-name="ce9" office:value-type="string" calcext:value-type="string">
            <text:p>溅射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死亡之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635:.N63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武器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24"/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手玩具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36:.N636])">
            <text:p/>
          </table:table-cell>
          <table:table-cell table:number-columns-repeated="2" table:style-name="ce70" office:value-type="string" calcext:value-type="string">
            <text:p>持续</text:p>
          </table:table-cell>
          <table:table-cell table:style-name="ce24"/>
          <table:table-cell table:style-name="ce70" office:value-type="string" calcext:value-type="string">
            <text:p>持续</text:p>
          </table:table-cell>
          <table:table-cell table:style-name="ce24"/>
          <table:table-cell table:style-name="ce17" office:value-type="string" calcext:value-type="string">
            <text:p>持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血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J637:.N637])" office:value-type="string" office:string-value="嘲讽;激怒;" calcext:value-type="string">
            <text:p>嘲讽;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激怒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致死打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38:.N638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office:value-type="string" calcext:value-type="string">
            <text:p>搭配套牌(特殊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掷斧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39:.N639])">
            <text:p/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触发 </text:p>
          </table:table-cell>
          <table:table-cell table:style-name="ce2" table:number-columns-repeated="2"/>
          <table:table-cell table:style-name="ce9" office:value-type="string" calcext:value-type="string">
            <text:p>触发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“鲨鱼”加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40:.N640])">
            <text:p/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 </text:p>
          </table:table-cell>
          <table:table-cell office:value-type="string" calcext:value-type="string">
            <text:p>搭配卡组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A3型机械金刚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641:.N641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古斯防御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642:.N642])" office:value-type="string" office:string-value="战吼;嘲讽;" calcext:value-type="string">
            <text:p>战吼;嘲讽;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哀嚎的灵魂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J643:.N643])" office:value-type="string" office:string-value="战吼;沉默;" calcext:value-type="string">
            <text:p>战吼;沉默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金教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44:.N644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秘吞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J645:.N645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number-columns-repeated="2" table:style-name="ce72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能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646:.N646])" office:value-type="string" office:string-value="战吼;嘲讽;" calcext:value-type="string">
            <text:p>战吼;嘲讽;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巴内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47:.N64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暴风城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J648:.N648])" office:value-type="string" office:string-value="冲锋;" calcext:value-type="string">
            <text:p>冲锋;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22"/>
          <table:table-cell table:style-name="ce2" table:number-columns-repeated="2"/>
          <table:table-cell office:value-type="string" calcext:value-type="string">
            <text:p>永久增益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被感染的牛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649:.N649])" office:value-type="string" office:string-value="嘲讽;亡语;" calcext:value-type="string">
            <text:p>嘲讽;亡语;</text:p>
          </table:table-cell>
          <table:table-cell table:style-name="ce2"/>
          <table:table-cell table:number-columns-repeated="2" table:style-name="ce9" office:value-type="string" calcext:value-type="string">
            <text:p>亡语</text:p>
          </table:table-cell>
          <table:table-cell table:style-name="ce22"/>
          <table:table-cell table:number-columns-repeated="2" table:style-name="ce9" office:value-type="string" calcext:value-type="string">
            <text:p>嘲讽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被感染的贮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650:.N65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22" table:number-columns-repeated="3"/>
          <table:table-cell table:style-name="ce2"/>
          <table:table-cell table:style-name="ce9" office:value-type="string" calcext:value-type="string">
            <text:p>亡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冰风雪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51:.N651])">
            <text:p/>
          </table:table-cell>
          <table:table-cell table:style-name="ce9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2" table:number-columns-repeated="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穿刺者戈莫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52:.N65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诡异的雕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53:.N653])">
            <text:p/>
          </table:table-cell>
          <table:table-cell table:style-name="ce72" office:value-type="string" calcext:value-type="string">
            <text:p>减益</text:p>
          </table:table-cell>
          <table:table-cell table:style-name="ce9" office:value-type="string" calcext:value-type="string">
            <text:p>减益</text:p>
          </table:table-cell>
          <table:table-cell table:style-name="ce22" table:number-columns-repeated="2"/>
          <table:table-cell table:style-name="ce72" office:value-type="string" calcext:value-type="string">
            <text:p>减益</text:p>
          </table:table-cell>
          <table:table-cell table:style-name="ce9" office:value-type="string" calcext:value-type="string">
            <text:p>身材</text:p>
          </table:table-cell>
          <table:table-cell office:value-type="string" calcext:value-type="string">
            <text:p>沉默;嘲讽增益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水海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54:.N654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2" table:number-columns-repeated="2"/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铁矮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55:.N65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后院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56:.N656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" table:number-columns-repeated="2"/>
          <table:table-cell table:style-name="ce9" office:value-type="string" calcext:value-type="string">
            <text:p>触发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猢狲医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57:.N657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5"/>
          <table:table-cell table:style-name="ce9" office:value-type="string" calcext:value-type="string">
            <text:p>战吼</text:p>
          </table:table-cell>
          <table:table-cell table:style-name="ce2" table:number-columns-repeated="2"/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湖之仙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58:.N658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2" table:number-columns-repeated="2"/>
          <table:table-cell table:style-name="ce72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化学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59:.N659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4" table:style-name="ce9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饥饿的巨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60:.N660])" office:value-type="string" office:string-value="战吼;" calcext:value-type="string">
            <text:p>战吼;</text:p>
          </table:table-cell>
          <table:table-cell table:style-name="ce2"/>
          <table:table-cell table:style-name="ce17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机械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661:.N661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2"/>
          <table:table-cell office:value-type="string" calcext:value-type="string">
            <text:p>机械相关;亡语相关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机械幼龙技工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62:.N66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基维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63:.N663])">
            <text:p/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2" table:number-columns-repeated="3"/>
          <table:table-cell table:style-name="ce72" office:value-type="string" calcext:value-type="string">
            <text:p>持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畸变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J664:.N664])" office:value-type="string" office:string-value="激怒;" calcext:value-type="string">
            <text:p>激怒;</text:p>
          </table:table-cell>
          <table:table-cell table:style-name="ce72" office:value-type="string" calcext:value-type="string">
            <text:p>激怒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2" table:number-columns-repeated="3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进化的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J665:.N665])" office:value-type="string" office:string-value="法术伤害;" calcext:value-type="string">
            <text:p>法术伤害;</text:p>
          </table:table-cell>
          <table:table-cell table:style-name="ce2"/>
          <table:table-cell table:style-name="ce9" office:value-type="string" calcext:value-type="string">
            <text:p>法伤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法伤</text:p>
          </table:table-cell>
          <table:table-cell office:value-type="string" calcext:value-type="string">
            <text:p>伤害法术（法伤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巨型独眼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666:.N666])" office:value-type="string" office:string-value="嘲讽;战吼;" calcext:value-type="string">
            <text:p>嘲讽;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卡扎库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67:.N667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科赞秘术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J668:.N668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克苏恩的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669:.N669])" office:value-type="string" office:string-value="圣盾;战吼;" calcext:value-type="string">
            <text:p>圣盾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圣盾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恐怖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670:.N670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number-columns-repeated="3" table:style-name="ce72" office:value-type="string" calcext:value-type="string">
            <text:p>减费</text:p>
          </table:table-cell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狼人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671:.N671])">
            <text:p/>
          </table:table-cell>
          <table:table-cell table:style-name="ce13" office:value-type="string" calcext:value-type="string">
            <text:p>身材</text:p>
          </table:table-cell>
          <table:table-cell/>
          <table:table-cell table:number-columns-repeated="2" table:style-name="ce9" office:value-type="string" calcext:value-type="string">
            <text:p>身材</text:p>
          </table:table-cell>
          <table:table-cell table:number-columns-repeated="1005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老瞎眼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J672:.N672])" office:value-type="string" office:string-value="冲锋;" calcext:value-type="string">
            <text:p>冲锋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17" office:value-type="string" calcext:value-type="string">
            <text:p>冲锋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office:value-type="string" calcext:value-type="string">
            <text:p>鱼人（触发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零食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73:.N67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22"/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龙人巫师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J674:.N67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2"/>
          <table:table-cell table:style-name="ce72" office:value-type="string" calcext:value-type="string">
            <text:p>触发</text:p>
          </table:table-cell>
          <table:table-cell office:value-type="string" calcext:value-type="string">
            <text:p>低费增益（触发需求）:零件;圣盾…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绿洲钳嘴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675:.N675])">
            <text:p/>
          </table:table-cell>
          <table:table-cell table:style-name="ce2"/>
          <table:table-cell table:number-columns-repeated="2" table:style-name="ce9" office:value-type="string" calcext:value-type="string">
            <text:p>身材</text:p>
          </table:table-cell>
          <table:table-cell table:style-name="ce22"/>
          <table:table-cell table:style-name="ce2" table:number-columns-repeated="2"/>
          <table:table-cell office:value-type="string" calcext:value-type="string">
            <text:p>野兽相关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迷失的陆行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676:.N67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野兽相关:苔原犀牛,…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魔古山守望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677:.N677])" office:value-type="string" office:string-value="嘲讽;" calcext:value-type="string">
            <text:p>嘲讽;</text:p>
          </table:table-cell>
          <table:table-cell table:style-name="ce3"/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2" table:number-columns-repeated="2"/>
          <table:table-cell table:style-name="ce72" office:value-type="string" calcext:value-type="string">
            <text:p>嘲讽</text:p>
          </table:table-cell>
          <table:table-cell office:value-type="string" calcext:value-type="string">
            <text:p>心灵之火,神圣之灵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墓穴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678:.N678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守护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679:.N679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80:.N68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2" table:number-columns-repeated="2"/>
          <table:table-cell office:value-type="string" calcext:value-type="string">
            <text:p>抽牌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召唤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681:.N681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style-name="ce2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纳迦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682:.N682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年迈的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J683:.N683])" office:value-type="string" office:string-value="战吼;法术伤害;" calcext:value-type="string">
            <text:p>战吼;法术伤害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年迈的酒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84:.N68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72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破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J685:.N685])" office:value-type="string" office:string-value="战吼;沉默;" calcext:value-type="string">
            <text:p>战吼;沉默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强化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J686:.N686])" office:value-type="string" office:string-value="战吼;圣盾;风怒;嘲讽;" calcext:value-type="string">
            <text:p>战吼;圣盾;风怒;嘲讽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增益目标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青玉之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J687:.N687])" office:value-type="string" office:string-value="战吼;青玉魔像;" calcext:value-type="string">
            <text:p>战吼;青玉魔像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人气选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88:.N68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战吼随从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瑞文戴尔男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689:.N689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亡语召唤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赛场医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90:.N690])">
            <text:p/>
          </table:table-cell>
          <table:table-cell table:style-name="ce72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number-columns-repeated="2" table:style-name="ce17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森金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691:.N691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施法者克星X-21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692:.N692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魔免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style-name="ce17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石腭穴居人壮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693:.N693])">
            <text:p/>
          </table:table-cell>
          <table:table-cell table:style-name="ce72" office:value-type="string" calcext:value-type="string">
            <text:p>被动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9" office:value-type="string" calcext:value-type="string">
            <text:p>被动</text:p>
          </table:table-cell>
          <table:table-cell table:style-name="ce70" office:value-type="string" calcext:value-type="string">
            <text:p>被动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食人魔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J694:.N694])" office:value-type="string" office:string-value="法术伤害;" calcext:value-type="string">
            <text:p>法术伤害;</text:p>
          </table:table-cell>
          <table:table-cell table:style-name="ce72" office:value-type="string" calcext:value-type="string">
            <text:p>法强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70" office:value-type="string" calcext:value-type="string">
            <text:p>法强</text:p>
          </table:table-cell>
          <table:table-cell table:style-name="ce17" office:value-type="string" calcext:value-type="string">
            <text:p>法强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无面蹒跚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695:.N695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0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午夜噩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696:.N69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2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小个子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J697:.N697])" office:value-type="string" office:string-value="法术伤害;" calcext:value-type="string">
            <text:p>法术伤害;</text:p>
          </table:table-cell>
          <table:table-cell table:style-name="ce72" office:value-type="string" calcext:value-type="string">
            <text:p>法强</text:p>
          </table:table-cell>
          <table:table-cell table:style-name="ce9" office:value-type="string" calcext:value-type="string">
            <text:p>潜行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2"/>
          <table:table-cell table:style-name="ce17" office:value-type="string" calcext:value-type="string">
            <text:p>潜行</text:p>
          </table:table-cell>
          <table:table-cell office:value-type="string" calcext:value-type="string">
            <text:p>法伤（法强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灵拷问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698:.N698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嘲讽</text:p>
          </table:table-cell>
          <table:table-cell table:style-name="ce2"/>
          <table:table-cell table:style-name="ce17" office:value-type="string" calcext:value-type="string">
            <text:p>嘲讽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雪地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J699:.N699])" office:value-type="string" office:string-value="法术伤害;" calcext:value-type="string">
            <text:p>法术伤害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法强</text:p>
          </table:table-cell>
          <table:table-cell table:style-name="ce2"/>
          <table:table-cell table:style-name="ce13" office:value-type="string" calcext:value-type="string">
            <text:p>法强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野猪骑士塔纳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J700:.N700])" office:value-type="string" office:string-value="战吼;冲锋;" calcext:value-type="string">
            <text:p>战吼;冲锋;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伊莉斯·逐星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01:.N701])" office:value-type="string" office:string-value="战吼;" calcext:value-type="string">
            <text:p>战吼;</text:p>
          </table:table-cell>
          <table:table-cell table:style-name="ce2"/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月城卫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702:.N702])" office:value-type="string" office:string-value="圣盾;" calcext:value-type="string">
            <text:p>圣盾;</text:p>
          </table:table-cell>
          <table:table-cell table:style-name="ce2"/>
          <table:table-cell table:style-name="ce13" office:value-type="string" calcext:value-type="string">
            <text:p>圣盾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圣盾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勇敢的记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703:.N703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远古暗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04:.N70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载人收割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705:.N70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number-columns-repeated="3" table:style-name="ce13" office:value-type="string" calcext:value-type="string">
            <text:p>亡语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重甲战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3"/>
          <table:table-cell table:content-validation-name="val1" table:formula="of:=COM.MICROSOFT.CONCAT([.J706:.N706])" office:value-type="string" office:string-value="战吼;冲锋;" calcext:value-type="string">
            <text:p>战吼;冲锋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17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侏儒发明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07:.N70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紫罗兰教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08:.N70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17" office:value-type="string" calcext:value-type="string">
            <text:p>触发</text:p>
          </table:table-cell>
          <table:table-cell office:value-type="string" calcext:value-type="string">
            <text:p>低费法术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诅咒教派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09:.N709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7" office:value-type="string" calcext:value-type="string">
            <text:p>触发</text:p>
          </table:table-cell>
          <table:table-cell table:style-name="ce22"/>
          <table:table-cell table:style-name="ce17" office:value-type="string" calcext:value-type="string">
            <text:p>触发</text:p>
          </table:table-cell>
          <table:table-cell table:style-name="ce2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尖牙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10:.N71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利爪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J711:.N711])" office:value-type="string" office:string-value="抉择;冲锋;嘲讽;" calcext:value-type="string">
            <text:p>抉择;冲锋;嘲讽;</text:p>
          </table:table-cell>
          <table:table-cell table:style-name="ce70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兔妖教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712:.N71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野兽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新月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713:.N713])">
            <text:p/>
          </table:table-cell>
          <table:table-cell table:number-columns-repeated="3" table:style-name="ce13" office:value-type="string" calcext:value-type="string">
            <text:p>抽牌</text:p>
          </table:table-cell>
          <table:table-cell table:number-columns-repeated="3" table:style-name="ce9" office:value-type="string" calcext:value-type="string">
            <text:p>抽牌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星辰坠落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14:.N714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滋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15:.N715])">
            <text:p/>
          </table:table-cell>
          <table:table-cell table:style-name="ce70" office:value-type="string" calcext:value-type="string">
            <text:p>抽牌</text:p>
          </table:table-cell>
          <table:table-cell table:number-columns-repeated="3" table:style-name="ce9" office:value-type="string" calcext:value-type="string">
            <text:p>抽牌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自然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16:.N716])">
            <text:p/>
          </table:table-cell>
          <table:table-cell table:style-name="ce72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 table:style-name="ce72" office:value-type="string" calcext:value-type="string">
            <text:p>召唤</text:p>
          </table:table-cell>
          <table:table-cell table:style-name="ce81" office:value-type="string" calcext:value-type="string">
            <text:p>召唤</text:p>
          </table:table-cell>
          <table:table-cell table:style-name="ce2" table:number-columns-repeated="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凛风巫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3"/>
          <table:table-cell table:content-validation-name="val1" table:formula="of:=COM.MICROSOFT.CONCAT([.J717:.N717])" office:value-type="string" office:string-value="战吼;冻结;" calcext:value-type="string">
            <text:p>战吼;冻结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龙息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18:.N718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法伤</text:p>
          </table:table-cell>
          <table:table-cell table:style-name="ce17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72" office:value-type="string" calcext:value-type="string">
            <text:p>减费</text:p>
          </table:table-cell>
          <table:table-cell table:style-name="ce17" office:value-type="string" calcext:value-type="string">
            <text:p>法伤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秘法宝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19:.N719])">
            <text:p/>
          </table:table-cell>
          <table:table-cell table:style-name="ce13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 table:number-columns-repeated="2"/>
          <table:table-cell table:style-name="ce13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灵巫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J720:.N720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炎枪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21:.N721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2"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尤格-萨隆的仆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22:.N722])" office:value-type="string" office:string-value="战吼;" calcext:value-type="string">
            <text:p>战吼;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 office:value-type="string" calcext:value-type="string">
            <text:p>人品（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百兽之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723:.N723])" office:value-type="string" office:string-value="嘲讽;战吼;" calcext:value-type="string">
            <text:p>嘲讽;战吼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嘲讽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暴躁的牧羊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24:.N72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爆炸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25:.N72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/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 table:number-columns-repeated="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哈霍兰公主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726:.N726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2" office:value-type="string" calcext:value-type="string">
            <text:p>亡语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饥饿的秃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727:.N727])">
            <text:p/>
          </table:table-cell>
          <table:table-cell table:style-name="ce2"/>
          <table:table-cell table:style-name="ce22"/>
          <table:table-cell table:style-name="ce24" table:number-columns-repeated="2"/>
          <table:table-cell table:style-name="ce70" office:value-type="string" calcext:value-type="string">
            <text:p>触发</text:p>
          </table:table-cell>
          <table:table-cell table:style-name="ce24"/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金手指卡努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728:.N728])">
            <text:p/>
          </table:table-cell>
          <table:table-cell table:style-name="ce72" office:value-type="string" calcext:value-type="string">
            <text:p>特殊</text:p>
          </table:table-cell>
          <table:table-cell table:style-name="ce72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number-columns-repeated="2" table:style-name="ce72" office:value-type="string" calcext:value-type="string">
            <text:p>特殊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食人鱼喷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729:.N729])">
            <text:p/>
          </table:table-cell>
          <table:table-cell table:style-name="ce70" office:value-type="string" calcext:value-type="string">
            <text:p>触发 </text:p>
          </table:table-cell>
          <table:table-cell table:number-columns-repeated="2" table:style-name="ce70" office:value-type="string" calcext:value-type="string">
            <text:p>武器</text:p>
          </table:table-cell>
          <table:table-cell/>
          <table:table-cell table:style-name="ce72" office:value-type="string" calcext:value-type="string">
            <text:p>触发 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苔原犀牛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J730:.N730])" office:value-type="string" office:string-value="冲锋;" calcext:value-type="string">
            <text:p>冲锋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冲锋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眼镜蛇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31:.N731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金教窃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table:number-columns-repeated="3"/>
          <table:table-cell table:content-validation-name="val1" table:formula="of:=COM.MICROSOFT.CONCAT([.J732:.N732])" office:value-type="string" office:string-value="战吼;沉默;" calcext:value-type="string">
            <text:p>战吼;沉默;</text:p>
          </table:table-cell>
          <table:table-cell table:style-name="ce13" office:value-type="string" calcext:value-type="string">
            <text:p>沉默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缚链者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733:.N733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高级修理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34:.N734])">
            <text:p/>
          </table:table-cell>
          <table:table-cell table:style-name="ce72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机械（增益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极恶之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35:.N735])">
            <text:p/>
          </table:table-cell>
          <table:table-cell table:style-name="ce2"/>
          <table:table-cell table:style-name="ce22" table:number-columns-repeated="2"/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龙人侦测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J736:.N736])" office:value-type="string" office:string-value="战吼;发现;" calcext:value-type="string">
            <text:p>战吼;发现;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龙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玛瑙主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37:.N73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暮光暗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38:.N73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克苏恩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圣新星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39:.N739])">
            <text:p/>
          </table:table-cell>
          <table:table-cell table:style-name="ce70" office:value-type="string" calcext:value-type="string">
            <text:p>恢复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11" office:value-type="string" calcext:value-type="string">
            <text:p>恢复</text:p>
          </table:table-cell>
          <table:table-cell table:style-name="ce9" office:value-type="string" calcext:value-type="string">
            <text:p>法伤</text:p>
          </table:table-cell>
          <table:table-cell/>
          <table:table-cell table:style-name="ce2" office:value-type="string" calcext:value-type="string">
            <text:p>恢复目标（恢复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沃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40:.N740])">
            <text:p/>
          </table:table-cell>
          <table:table-cell table:style-name="ce11" office:value-type="string" calcext:value-type="string">
            <text:p>身材</text:p>
          </table:table-cell>
          <table:table-cell table:style-name="ce18" office:value-type="string" calcext:value-type="string">
            <text:p>战吼</text:p>
          </table:table-cell>
          <table:table-cell/>
          <table:table-cell table:style-name="ce11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9" office:value-type="string" calcext:value-type="string">
            <text:p>法伤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夜色镇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41:.N74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真言术：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42:.N742])">
            <text:p/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/>
          <table:table-cell table:style-name="ce2"/>
          <table:table-cell table:style-name="ce9" office:value-type="string" calcext:value-type="string">
            <text:p>增益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影施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43:.N743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5" table:number-columns-repeated="2"/>
          <table:table-cell table:style-name="ce70" office:value-type="string" calcext:value-type="string">
            <text:p>战吼</text:p>
          </table:table-cell>
          <table:table-cell table:style-name="ce5" table:number-columns-repeated="3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刺客之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44:.N744])">
            <text:p/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2" table:number-columns-repeated="2"/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刺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45:.N745])">
            <text:p/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number-columns-repeated="2" table:style-name="ce72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铁潜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46:.N74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食人魔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47:.N747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灵商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748:.N74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" office:value-type="string" calcext:value-type="string">
            <text:p>搭配卡（战吼需求 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影踪骁骑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749:.N749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玉莲帮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J750:.N750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触发 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潜行</text:p>
          </table:table-cell>
          <table:table-cell table:style-name="ce70" office:value-type="string" calcext:value-type="string">
            <text:p>触发 </text:p>
          </table:table-cell>
          <table:table-cell table:style-name="ce70" office:value-type="string" calcext:value-type="string">
            <text:p>潜行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白眼大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751:.N751])" office:value-type="string" office:string-value="嘲讽;亡语;" calcext:value-type="string">
            <text:p>嘲讽;亡语;</text:p>
          </table:table-cell>
          <table:table-cell table:style-name="ce13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嘲讽</text:p>
          </table:table-cell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毁灭之锤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J752:.N752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风怒</text:p>
          </table:table-cell>
          <table:table-cell table:style-name="ce13" office:value-type="string" calcext:value-type="string">
            <text:p>武器</text:p>
          </table:table-cell>
          <table:table-cell table:number-columns-repeated="2"/>
          <table:table-cell table:style-name="ce70" office:value-type="string" calcext:value-type="string">
            <text:p>风怒</text:p>
          </table:table-cell>
          <table:table-cell table:style-name="ce13" office:value-type="string" calcext:value-type="string">
            <text:p>风怒</text:p>
          </table:table-cell>
          <table:table-cell table:style-name="ce2" office:value-type="string" calcext:value-type="string">
            <text:p>搭配牌(风怒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雷霆崖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53:.N753])">
            <text:p/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激励</text:p>
          </table:table-cell>
          <table:table-cell table:style-name="ce72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暮光神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754:.N754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武器</text:p>
          </table:table-cell>
          <table:table-cell table:number-columns-repeated="2"/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武器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升腾者海纳泽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55:.N75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 office:value-type="string" calcext:value-type="string">
            <text:p>法伤(触发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嗜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56:.N756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土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J757:.N757])" office:value-type="string" office:string-value="嘲讽;过载;" calcext:value-type="string">
            <text:p>嘲讽;过载;</text:p>
          </table:table-cell>
          <table:table-cell table:style-name="ce70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伯瓦尔·弗塔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58:.N758])">
            <text:p/>
          </table:table-cell>
          <table:table-cell table:number-columns-repeated="4" table:style-name="ce11" office:value-type="string" calcext:value-type="string">
            <text:p>触发</text:p>
          </table:table-cell>
          <table:table-cell table:style-name="ce18" office:value-type="string" calcext:value-type="string">
            <text:p>触发</text:p>
          </table:table-cell>
          <table:table-cell table:style-name="ce11" office:value-type="string" calcext:value-type="string">
            <text:p>触发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惩黑除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59:.N759])">
            <text:p/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触发</text:p>
          </table:table-cell>
          <table:table-cell table:style-name="ce5" table:number-columns-repeated="4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钴制卫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760:.N760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触发</text:p>
          </table:table-cell>
          <table:table-cell table:style-name="ce2"/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机械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海象人龟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61:.N76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office:value-type="string" calcext:value-type="string">
            <text:p>搭配套牌(战吼需求);人品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军需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62:.N762])" office:value-type="string" office:string-value="战吼;" calcext:value-type="string">
            <text:p>战吼;</text:p>
          </table:table-cell>
          <table:table-cell table:style-name="ce18" office:value-type="string" calcext:value-type="string">
            <text:p>战吼</text:p>
          </table:table-cell>
          <table:table-cell table:style-name="ce11" office:value-type="string" calcext:value-type="string">
            <text:p>战吼</text:p>
          </table:table-cell>
          <table:table-cell table:style-name="ce5" table:number-columns-repeated="2"/>
          <table:table-cell table:number-columns-repeated="2" table:style-name="ce11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龙王配偶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63:.N763])" office:value-type="string" office:string-value="战吼;" calcext:value-type="string">
            <text:p>战吼;</text:p>
          </table:table-cell>
          <table:table-cell table:style-name="ce11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2" table:style-name="ce11" office:value-type="string" calcext:value-type="string">
            <text:p>战吼</text:p>
          </table:table-cell>
          <table:table-cell table:style-name="ce2" office:value-type="string" calcext:value-type="string">
            <text:p>龙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圣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64:.N764])">
            <text:p/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人品（法伤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受祝福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65:.N765])">
            <text:p/>
          </table:table-cell>
          <table:table-cell table:style-name="ce81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5" table:number-columns-repeated="2"/>
          <table:table-cell table:style-name="ce2"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手街惩罚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766:.N766])">
            <text:p/>
          </table:table-cell>
          <table:table-cell table:number-columns-repeated="6" table:style-name="ce13" office:value-type="string" calcext:value-type="string">
            <text:p>持续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严正警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67:.N767])">
            <text:p/>
          </table:table-cell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抽牌</text:p>
          </table:table-cell>
          <table:table-cell table:style-name="ce5" table:number-columns-repeated="2"/>
          <table:table-cell table:style-name="ce72" office:value-type="string" calcext:value-type="string">
            <text:p>减费</text:p>
          </table:table-cell>
          <table:table-cell table:style-name="ce70" office:value-type="string" calcext:value-type="string">
            <text:p>抽牌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渡魂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68:.N768])">
            <text:p/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恶魔之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69:.N769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17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附灵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70:.N770])">
            <text:p/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3"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末日守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771:.N771])" office:value-type="string" office:string-value="冲锋;战吼;" calcext:value-type="string">
            <text:p>冲锋;战吼;</text:p>
          </table:table-cell>
          <table:table-cell table:style-name="ce70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table:style-name="ce72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末日灾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72:.N772])">
            <text:p/>
          </table:table-cell>
          <table:table-cell table:style-name="ce70" office:value-type="string" calcext:value-type="string">
            <text:p>召唤</text:p>
          </table:table-cell>
          <table:table-cell table:number-columns-repeated="3" table:style-name="ce9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召唤</text:p>
          </table:table-cell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漂浮观察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73:.N773])">
            <text:p/>
          </table:table-cell>
          <table:table-cell table:number-columns-repeated="2" table:style-name="ce70" office:value-type="string" calcext:value-type="string">
            <text:p>触发</text:p>
          </table:table-cell>
          <table:table-cell table:number-columns-repeated="2" table:style-name="ce17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 office:value-type="string" calcext:value-type="string">
            <text:p>自伤(触发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奥金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74:.N774])">
            <text:p/>
          </table:table-cell>
          <table:table-cell table:style-name="ce2"/>
          <table:table-cell table:number-columns-repeated="2" table:style-name="ce13" office:value-type="string" calcext:value-type="string">
            <text:p>武器</text:p>
          </table:table-cell>
          <table:table-cell table:number-columns-repeated="3" table:style-name="ce9" office:value-type="string" calcext:value-type="string">
            <text:p>武器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钢铁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775:.N775])" office:value-type="string" office:string-value="亡语;" calcext:value-type="string">
            <text:p>亡语;</text:p>
          </table:table-cell>
          <table:table-cell table:style-name="ce15"/>
          <table:table-cell table:number-columns-repeated="2" table:style-name="ce9" office:value-type="string" calcext:value-type="string">
            <text:p>武器</text:p>
          </table:table-cell>
          <table:table-cell table:style-name="ce17" office:value-type="string" calcext:value-type="string">
            <text:p>武器</text:p>
          </table:table-cell>
          <table:table-cell table:style-name="ce15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绝命乱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76:.N776])">
            <text:p/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15"/>
          <table:table-cell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72" office:value-type="string" calcext:value-type="string">
            <text:p>消灭</text:p>
          </table:table-cell>
          <table:table-cell office:value-type="string" calcext:value-type="string">
            <text:p>希尔瓦娜斯·风行者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兽人铸甲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777:.N777])" office:value-type="string" office:string-value="嘲讽;" calcext:value-type="string">
            <text:p>嘲讽;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72" office:value-type="string" calcext:value-type="string">
            <text:p>身材</text:p>
          </table:table-cell>
          <table:table-cell table:style-name="ce72" office:value-type="string" calcext:value-type="string">
            <text:p>嘲讽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铁炉堡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78:.N778])">
            <text:p/>
          </table:table-cell>
          <table:table-cell table:style-name="ce70" office:value-type="string" calcext:value-type="string">
            <text:p>恢复</text:p>
          </table:table-cell>
          <table:table-cell table:style-name="ce24"/>
          <table:table-cell table:style-name="ce15" table:number-columns-repeated="2"/>
          <table:table-cell table:style-name="ce72" office:value-type="string" calcext:value-type="string">
            <text:p>恢复</text:p>
          </table:table-cell>
          <table:table-cell table:style-name="ce17" office:value-type="string" calcext:value-type="string">
            <text:p>召唤</text:p>
          </table:table-cell>
          <table:table-cell office:value-type="string" calcext:value-type="string">
            <text:p>人品(召唤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愚者之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79:.N779])">
            <text:p/>
          </table:table-cell>
          <table:table-cell table:style-name="ce15"/>
          <table:table-cell table:style-name="ce24"/>
          <table:table-cell table:style-name="ce15"/>
          <table:table-cell table:style-name="ce17" office:value-type="string" calcext:value-type="string">
            <text:p>武器</text:p>
          </table:table-cell>
          <table:table-cell table:style-name="ce9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重型攻城战车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J780:.N780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护甲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努比斯哨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781:.N781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/>
          <table:table-cell table:style-name="ce72" office:value-type="string" calcext:value-type="string">
            <text:p>亡语</text:p>
          </table:table-cell>
          <table:table-cell table:style-name="ce2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鳞治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82:.N78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白银之手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83:.N78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爆破小队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784:.N784])" office:value-type="string" office:string-value="战吼;亡语;" calcext:value-type="string">
            <text:p>战吼;亡语;</text:p>
          </table:table-cell>
          <table:table-cell table:style-name="ce13" office:value-type="string" calcext:value-type="string">
            <text:p>战吼</text:p>
          </table:table-cell>
          <table:table-cell/>
          <table:table-cell table:style-name="ce22"/>
          <table:table-cell table:style-name="ce2" table:number-columns-repeated="3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碧蓝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J785:.N785])" office:value-type="string" office:string-value="战吼;法术伤害;" calcext:value-type="string">
            <text:p>战吼;法术伤害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布林顿3000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86:.N786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人品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藏宝海湾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787:.N787])" office:value-type="string" office:string-value="嘲讽;" calcext:value-type="string">
            <text:p>嘲讽;</text:p>
          </table:table-cell>
          <table:table-cell table:style-name="ce2"/>
          <table:table-cell table:style-name="ce22" table:number-columns-repeated="3"/>
          <table:table-cell table:number-columns-repeated="2" table:style-name="ce17" office:value-type="string" calcext:value-type="string">
            <text:p>嘲讽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恶毒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J788:.N788])" office:value-type="string" office:string-value="激怒;" calcext:value-type="string">
            <text:p>激怒;</text:p>
          </table:table-cell>
          <table:table-cell table:style-name="ce72" office:value-type="string" calcext:value-type="string">
            <text:p>激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怒</text:p>
          </table:table-cell>
          <table:table-cell table:style-name="ce72" office:value-type="string" calcext:value-type="string">
            <text:p>激怒</text:p>
          </table:table-cell>
          <table:table-cell table:style-name="ce13" office:value-type="string" calcext:value-type="string">
            <text:p>激怒</text:p>
          </table:table-cell>
          <table:table-cell office:value-type="string" calcext:value-type="string">
            <text:p>武器（激怒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二流打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789:.N789])" office:value-type="string" office:string-value="嘲讽;" calcext:value-type="string">
            <text:p>嘲讽;</text:p>
          </table:table-cell>
          <table:table-cell table:style-name="ce13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9" office:value-type="string" calcext:value-type="string">
            <text:p>嘲讽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发条骑士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90:.N79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飞火流星·芬杰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J791:.N791])" office:value-type="string" office:string-value="潜行;" calcext:value-type="string">
            <text:p>潜行;</text:p>
          </table:table-cell>
          <table:table-cell table:number-columns-repeated="3" table:style-name="ce13" office:value-type="string" calcext:value-type="string">
            <text:p>触发</text:p>
          </table:table-cell>
          <table:table-cell/>
          <table:table-cell table:style-name="ce12"/>
          <table:table-cell/>
          <table:table-cell office:value-type="string" calcext:value-type="string">
            <text:p>搭配卡组（触发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费尔根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792:.N792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风险投资公司雇佣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93:.N793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疯狂爆破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794:.N79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疯狂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795:.N795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克苏恩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腐化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796:.N79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17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72" office:value-type="string" calcext:value-type="string">
            <text:p>亡语</text:p>
          </table:table-cell>
          <table:table-cell office:value-type="string" calcext:value-type="string">
            <text:p>搭配卡组（身材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格斗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97:.N797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功夫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J798:.N798])" office:value-type="string" office:string-value="风怒;" calcext:value-type="string">
            <text:p>风怒;</text:p>
          </table:table-cell>
          <table:table-cell table:style-name="ce13" office:value-type="string" calcext:value-type="string">
            <text:p>风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风怒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古拉巴什狂暴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799:.N799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2" table:number-columns-repeated="2"/>
          <table:table-cell office:value-type="string" calcext:value-type="string">
            <text:p>伤害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鬼灵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00:.N800])">
            <text:p/>
          </table:table-cell>
          <table:table-cell table:style-name="ce72" office:value-type="string" calcext:value-type="string">
            <text:p>魔免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魔免</text:p>
          </table:table-cell>
          <table:table-cell table:style-name="ce2"/>
          <table:table-cell table:style-name="ce13" office:value-type="string" calcext:value-type="string">
            <text:p>魔免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哈里森·琼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01:.N8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赫密特·奈辛瓦里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02:.N80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暗低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03:.N80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翼腐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04:.N80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回收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805:.N805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机械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车王里诺艾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806:.N806])" office:value-type="string" office:string-value="冲锋;战吼;" calcext:value-type="string">
            <text:p>冲锋;战吼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冲锋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冲锋</text:p>
          </table:table-cell>
          <table:table-cell office:value-type="string" calcext:value-type="string">
            <text:p>暗影步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集合石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07:.N807])">
            <text:p/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table:number-columns-repeated="2" table:style-name="ce17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法术（触发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街头调查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J808:.N808])" office:value-type="string" office:string-value="战吼;潜行;" calcext:value-type="string">
            <text:p>战吼;潜行;</text:p>
          </table:table-cell>
          <table:table-cell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荆棘谷猛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J809:.N809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潜行</text:p>
          </table:table-cell>
          <table:table-cell table:style-name="ce13" office:value-type="string" calcext:value-type="string">
            <text:p>潜行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潜行</text:p>
          </table:table-cell>
          <table:table-cell office:value-type="string" calcext:value-type="string">
            <text:p>野兽相关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精英牛头人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10:.N810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克瓦迪尔劫掠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J811:.N811])" office:value-type="string" office:string-value="激励;" calcext:value-type="string">
            <text:p>激励;</text:p>
          </table:table-cell>
          <table:table-cell table:style-name="ce2"/>
          <table:table-cell table:style-name="ce13" office:value-type="string" calcext:value-type="string">
            <text:p>激励</text:p>
          </table:table-cell>
          <table:table-cell table:number-columns-repeated="2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恐怖的奴隶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12:.N81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5" table:number-columns-repeated="2"/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激怒相关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狂奔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13:.N81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老式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14:.N81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侏儒变形师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雷矛特种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15:.N81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榴弹投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16:.N81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洛欧塞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17:.N81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搭配卡（特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绿皮船长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18:.N81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马克扎尔王子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4"/>
          <table:table-cell table:content-validation-name="val1" table:formula="of:=COM.MICROSOFT.CONCAT([.J819:.N819])" office:value-type="string" office:string-value="传说;" calcext:value-type="string">
            <text:p>传说;</text:p>
          </table:table-cell>
          <table:table-cell table:style-name="ce5"/>
          <table:table-cell table:number-columns-repeated="4" table:style-name="ce13" office:value-type="string" calcext:value-type="string">
            <text:p>身材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魅影歹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20:.N820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增益（战吼需求 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米米尔隆的头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21:.N821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机械（特殊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魔能机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822:.N822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81" office:value-type="string" calcext:value-type="string">
            <text:p>弃牌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风怒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末日践行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23:.N823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穆克拉的勇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J824:.N824])" office:value-type="string" office:string-value="激励;" calcext:value-type="string">
            <text:p>激励;</text:p>
          </table:table-cell>
          <table:table-cell table:style-name="ce72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number-columns-repeated="2" table:style-name="ce17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office:value-type="string" calcext:value-type="string">
            <text:p>增益目标（激励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纳迦海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25:.N825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闹闹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J826:.N826])" office:value-type="string" office:string-value="嘲讽;圣盾;" calcext:value-type="string">
            <text:p>嘲讽;圣盾;</text:p>
          </table:table-cell>
          <table:table-cell table:style-name="ce72" office:value-type="string" calcext:value-type="string">
            <text:p>圣盾</text:p>
          </table:table-cell>
          <table:table-cell table:number-columns-repeated="3" table:style-name="ce13" office:value-type="string" calcext:value-type="string">
            <text:p>圣盾</text:p>
          </table:table-cell>
          <table:table-cell table:style-name="ce2"/>
          <table:table-cell table:style-name="ce9" office:value-type="string" calcext:value-type="string">
            <text:p>圣盾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鸟禽守护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J827:.N827])" office:value-type="string" office:string-value="战吼;奥秘;嘲讽;" calcext:value-type="string">
            <text:p>战吼;奥秘;嘲讽;</text:p>
          </table:table-cell>
          <table:table-cell table:number-columns-repeated="6" table:style-name="ce13" office:value-type="string" calcext:value-type="string">
            <text:p>战吼</text:p>
          </table:table-cell>
          <table:table-cell office:value-type="string" calcext:value-type="string">
            <text:p>奥秘（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熟练的水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28:.N828])">
            <text:p/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海盗相关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霜狼督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29:.N82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牌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斯塔拉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830:.N83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搭配卡（亡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王牌猎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31:.N83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0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无面操纵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32:.N83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西风灯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33:.N833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增益（特殊需求）</text:p>
          </table:table-cell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邪教药剂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34:.N83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猩红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35:.N835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灵勇士萨兰德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J836:.N836])" office:value-type="string" office:string-value="激励;" calcext:value-type="string">
            <text:p>激励;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穴居人强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37:.N837])">
            <text:p/>
          </table:table-cell>
          <table:table-cell table:style-name="ce9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9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野猪骑士斯派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2"/>
          <table:table-cell table:content-validation-name="val1" table:formula="of:=COM.MICROSOFT.CONCAT([.J838:.N838])" office:value-type="string" office:string-value="战吼;嘲讽;冲锋;" calcext:value-type="string">
            <text:p>战吼;嘲讽;冲锋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夜刃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39:.N83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激励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淤泥喷射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840:.N840])" office:value-type="string" office:string-value="嘲讽;亡语;" calcext:value-type="string">
            <text:p>嘲讽;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玉莲帮密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J841:.N841])" office:value-type="string" office:string-value="战吼;发现;" calcext:value-type="string">
            <text:p>战吼;发现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憎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842:.N842])" office:value-type="string" office:string-value="嘲讽;亡语;" calcext:value-type="string">
            <text:p>嘲讽;亡语;</text:p>
          </table:table-cell>
          <table:table-cell table:style-name="ce81" office:value-type="string" calcext:value-type="string">
            <text:p>亡语</text:p>
          </table:table-cell>
          <table:table-cell table:number-columns-repeated="3" table:style-name="ce9" office:value-type="string" calcext:value-type="string">
            <text:p>亡语</text:p>
          </table:table-cell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展览馆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43:.N843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5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卡组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沼泽爬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844:.N844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征募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J845:.N845])" office:value-type="string" office:string-value="激励;" calcext:value-type="string">
            <text:p>激励;</text:p>
          </table:table-cell>
          <table:table-cell table:style-name="ce2"/>
          <table:table-cell table:style-name="ce13" office:value-type="string" calcext:value-type="string">
            <text:p>激励</text:p>
          </table:table-cell>
          <table:table-cell table:style-name="ce22" table:number-columns-repeated="2"/>
          <table:table-cell table:style-name="ce70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黑暗私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846:.N846])" office:value-type="string" office:string-value="抉择;嘲讽;" calcext:value-type="string">
            <text:p>抉择;嘲讽;</text:p>
          </table:table-cell>
          <table:table-cell table:style-name="ce72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style-name="ce22" table:number-columns-repeated="2"/>
          <table:table-cell table:style-name="ce20"/>
          <table:table-cell table:style-name="ce9" office:value-type="string" calcext:value-type="string">
            <text:p>抉择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暗鸦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J847:.N847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嘲讽</text:p>
          </table:table-cell>
          <table:table-cell table:style-name="ce72" office:value-type="string" calcext:value-type="string">
            <text:p>身材</text:p>
          </table:table-cell>
          <table:table-cell table:style-name="ce81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嘲讽</text:p>
          </table:table-cell>
          <table:table-cell table:style-name="ce72" office:value-type="string" calcext:value-type="string">
            <text:p>战吼</text:p>
          </table:table-cell>
          <table:table-cell table:style-name="ce2" office:value-type="string" calcext:value-type="string">
            <text:p>克苏恩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回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48:.N848])">
            <text:p/>
          </table:table-cell>
          <table:table-cell table:style-name="ce70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number-columns-repeated="2" table:style-name="ce9" office:value-type="string" calcext:value-type="string">
            <text:p>变形</text:p>
          </table:table-cell>
          <table:table-cell table:style-name="ce20"/>
          <table:table-cell table:style-name="ce13" office:value-type="string" calcext:value-type="string">
            <text:p>变形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机械野兽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J849:.N849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青玉巨兽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J850:.N850])" office:value-type="string" office:string-value="嘲讽;战吼;青玉魔像;" calcext:value-type="string">
            <text:p>嘲讽;战吼;青玉魔像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20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嘲讽</text:p>
          </table:table-cell>
          <table:table-cell office:value-type="string" calcext:value-type="string">
            <text:p>青玉魔像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星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51:.N851])">
            <text:p/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13" office:value-type="string" calcext:value-type="string">
            <text:p>抽牌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月光林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52:.N852])">
            <text:p/>
          </table:table-cell>
          <table:table-cell table:style-name="ce12"/>
          <table:table-cell table:style-name="ce13" office:value-type="string" calcext:value-type="string">
            <text:p>召唤</text:p>
          </table:table-cell>
          <table:table-cell/>
          <table:table-cell table:number-columns-repeated="3" table:style-name="ce13" office:value-type="string" calcext:value-type="string">
            <text:p>恢复</text:p>
          </table:table-cell>
          <table:table-cell table:style-name="ce2" office:value-type="string" calcext:value-type="string">
            <text:p>人品（召唤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展览馆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53:.N853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金教水晶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J854:.N854])" office:value-type="string" office:string-value="奥秘;" calcext:value-type="string">
            <text:p>奥秘;</text:p>
          </table:table-cell>
          <table:table-cell table:number-columns-repeated="4" table:style-name="ce70" office:value-type="string" calcext:value-type="string">
            <text:p>减费</text:p>
          </table:table-cell>
          <table:table-cell table:style-name="ce12"/>
          <table:table-cell/>
          <table:table-cell office:value-type="string" calcext:value-type="string">
            <text:p>奥秘（减费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暴风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J855:.N855])" office:value-type="string" office:string-value="冻结;" calcext:value-type="string">
            <text:p>冻结;</text:p>
          </table:table-cell>
          <table:table-cell table:style-name="ce70" office:value-type="string" calcext:value-type="string">
            <text:p>冻结</text:p>
          </table:table-cell>
          <table:table-cell table:style-name="ce9" office:value-type="string" calcext:value-type="string">
            <text:p>冻结</text:p>
          </table:table-cell>
          <table:table-cell/>
          <table:table-cell table:style-name="ce72" office:value-type="string" calcext:value-type="string">
            <text:p>冻结</text:p>
          </table:table-cell>
          <table:table-cell table:style-name="ce70" office:value-type="string" calcext:value-type="string">
            <text:p>冻结</text:p>
          </table:table-cell>
          <table:table-cell table:style-name="ce72" office:value-type="string" calcext:value-type="string">
            <text:p>冻结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考达拉幼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56:.N856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17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 office:value-type="string" calcext:value-type="string">
            <text:p>搭配套牌(特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无面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57:.N857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天降蛛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58:.N858])">
            <text:p/>
          </table:table-cell>
          <table:table-cell table:number-columns-repeated="2" table:style-name="ce70" office:value-type="string" calcext:value-type="string">
            <text:p>召唤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长鬃草原狮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859:.N859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number-columns-repeated="3" table:style-name="ce13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传令官沃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60:.N86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龙息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61:.N861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22"/>
          <table:table-cell table:number-columns-repeated="2"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埋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62:.N86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/>
          <table:table-cell table:number-columns-repeated="2"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 office:value-type="string" calcext:value-type="string">
            <text:p>特殊（需求环境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秘教暗影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63:.N86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5"/>
          <table:table-cell table:style-name="ce2" office:value-type="string" calcext:value-type="string">
            <text:p>算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神圣之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64:.N864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13" office:value-type="string" calcext:value-type="string">
            <text:p>恢复</text:p>
          </table:table-cell>
          <table:table-cell table:style-name="ce9" office:value-type="string" calcext:value-type="string">
            <text:p>法伤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圣殿执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65:.N86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5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圣光炸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66:.N866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5"/>
          <table:table-cell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里维克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67:.N867])">
            <text:p/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81" office:value-type="string" calcext:value-type="string">
            <text:p>被动</text:p>
          </table:table-cell>
          <table:table-cell table:style-name="ce13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劫持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J868:.N86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22" table:number-columns-repeated="3"/>
          <table:table-cell table:style-name="ce2"/>
          <table:table-cell table:style-name="ce72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菊花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69:.N869])">
            <text:p/>
          </table:table-cell>
          <table:table-cell/>
          <table:table-cell table:style-name="ce22" table:number-columns-repeated="3"/>
          <table:table-cell table:style-name="ce70" office:value-type="string" calcext:value-type="string">
            <text:p>抽牌</text:p>
          </table:table-cell>
          <table:table-cell table:style-name="ce72" office:value-type="string" calcext:value-type="string">
            <text:p>抽牌</text:p>
          </table:table-cell>
          <table:table-cell table:style-name="ce2" office:value-type="string" calcext:value-type="string">
            <text:p>搭配卡组(抽牌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土地精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70:.N870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消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71:.N871])">
            <text:p/>
          </table:table-cell>
          <table:table-cell table:style-name="ce70" office:value-type="string" calcext:value-type="string">
            <text:p>回手</text:p>
          </table:table-cell>
          <table:table-cell table:style-name="ce22"/>
          <table:table-cell table:number-columns-repeated="2" table:style-name="ce72" office:value-type="string" calcext:value-type="string">
            <text:p>回手</text:p>
          </table:table-cell>
          <table:table-cell table:style-name="ce2"/>
          <table:table-cell table:style-name="ce22"/>
          <table:table-cell table:style-name="ce2" office:value-type="string" calcext:value-type="string">
            <text:p>回收目标(回收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唤雾者伊戈瓦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72:.N87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/>
          <table:table-cell table:number-columns-repeated="2" table:style-name="ce70" office:value-type="string" calcext:value-type="string">
            <text:p>战吼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元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73:.N87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深渊魔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874:.N874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减费</text:p>
          </table:table-cell>
          <table:table-cell table:number-columns-repeated="3"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" office:value-type="string" calcext:value-type="string">
            <text:p>图腾(减费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复仇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75:.N875])">
            <text:p/>
          </table:table-cell>
          <table:table-cell table:style-name="ce81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精英对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76:.N876])">
            <text:p/>
          </table:table-cell>
          <table:table-cell table:style-name="ce72" office:value-type="string" calcext:value-type="string">
            <text:p>消灭</text:p>
          </table:table-cell>
          <table:table-cell table:style-name="ce22"/>
          <table:table-cell table:number-columns-repeated="2" table:style-name="ce72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神秘挑战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J877:.N877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奥秘(战吼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象牙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J878:.N878])" office:value-type="string" office:string-value="战吼;发现;" calcext:value-type="string">
            <text:p>战吼;发现;</text:p>
          </table:table-cell>
          <table:table-cell table:number-columns-repeated="6" table:style-name="ce70" office:value-type="string" calcext:value-type="string">
            <text:p>战吼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暗金教恶魔商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79:.N879])">
            <text:p/>
          </table:table-cell>
          <table:table-cell table:number-columns-repeated="2" table:style-name="ce70" office:value-type="string" calcext:value-type="string">
            <text:p>持续</text:p>
          </table:table-cell>
          <table:table-cell table:number-columns-repeated="2" table:style-name="ce72" office:value-type="string" calcext:value-type="string">
            <text:p>持续</text:p>
          </table:table-cell>
          <table:table-cell table:number-columns-repeated="2" table:style-name="ce70" office:value-type="string" calcext:value-type="string">
            <text:p>持续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黑暗契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80:.N880])">
            <text:p/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number-columns-repeated="4" table:style-name="ce72" office:value-type="string" calcext:value-type="string">
            <text:p>消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恐惧地狱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81:.N88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灵魂虹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82:.N882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/>
          <table:table-cell table:style-name="ce13" office:value-type="string" calcext:value-type="string">
            <text:p>消灭</text:p>
          </table:table-cell>
          <table:table-cell table:style-name="ce72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威尔弗雷德·菲兹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83:.N883])">
            <text:p/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number-columns-repeated="2" table:style-name="ce17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邪火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84:.N884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心能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885:.N885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7" office:value-type="string" calcext:value-type="string">
            <text:p>身材</text:p>
          </table:table-cell>
          <table:table-cell table:number-columns-repeated="2"/>
          <table:table-cell table:style-name="ce81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空碾压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86:.N886])">
            <text:p/>
          </table:table-cell>
          <table:table-cell table:style-name="ce72" office:value-type="string" calcext:value-type="string">
            <text:p>激励</text:p>
          </table:table-cell>
          <table:table-cell table:number-columns-repeated="3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盾甲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87:.N88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钢铁战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888:.N888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 table:number-columns-repeated="2"/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人品(战吼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破海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89:.N889])">
            <text:p/>
          </table:table-cell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number-columns-repeated="2" table:style-name="ce70" office:value-type="string" calcext:value-type="string">
            <text:p>特殊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艾露恩的女祭司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90:.N89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 table:number-columns-repeated="3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艾雅·黑掌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J891:.N891])" office:value-type="string" office:string-value="战吼;亡语;青玉魔像;" calcext:value-type="string">
            <text:p>战吼;亡语;青玉魔像;</text:p>
          </table:table-cell>
          <table:table-cell table:number-columns-repeated="6" table:style-name="ce13" office:value-type="string" calcext:value-type="string">
            <text:p>亡语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比斯巨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892:.N892])" office:value-type="string" office:string-value="亡语;" calcext:value-type="string">
            <text:p>亡语;</text:p>
          </table:table-cell>
          <table:table-cell table:number-columns-repeated="4" table:style-name="ce70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冰霜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93:.N89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博尔夫·碎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94:.N894])">
            <text:p/>
          </table:table-cell>
          <table:table-cell table:style-name="ce72" office:value-type="string" calcext:value-type="string">
            <text:p>特殊</text:p>
          </table:table-cell>
          <table:table-cell table:style-name="ce22" table:number-columns-repeated="3"/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裁决者图哈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895:.N89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2" table:number-columns-repeated="2"/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大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896:.N896])">
            <text:p/>
          </table:table-cell>
          <table:table-cell table:style-name="ce72" office:value-type="string" calcext:value-type="string">
            <text:p>法强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大师级枪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2"/>
          <table:table-cell table:content-validation-name="val1" table:formula="of:=COM.MICROSOFT.CONCAT([.J897:.N897])" office:value-type="string" office:string-value="战吼;嘲讽;圣盾;" calcext:value-type="string">
            <text:p>战吼;嘲讽;圣盾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迪菲亚清道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J898:.N898])" office:value-type="string" office:string-value="战吼;沉默;亡语;" calcext:value-type="string">
            <text:p>战吼;沉默;亡语;</text:p>
          </table:table-cell>
          <table:table-cell table:number-columns-repeated="2" table:style-name="ce13" office:value-type="string" calcext:value-type="string">
            <text:p>沉默</text:p>
          </table:table-cell>
          <table:table-cell table:number-columns-repeated="2" table:style-name="ce9" office:value-type="string" calcext:value-type="string">
            <text:p>沉默</text:p>
          </table:table-cell>
          <table:table-cell table:number-columns-repeated="2" table:style-name="ce13" office:value-type="string" calcext:value-type="string">
            <text:p>沉默</text:p>
          </table:table-cell>
          <table:table-cell office:value-type="string" calcext:value-type="string">
            <text:p>环境（沉默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发条强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J899:.N899])">
            <text:p/>
          </table:table-cell>
          <table:table-cell table:number-columns-repeated="2"/>
          <table:table-cell table:number-columns-repeated="2" table:style-name="ce9" office:value-type="string" calcext:value-type="string">
            <text:p>触发</text:p>
          </table:table-cell>
          <table:table-cell/>
          <table:table-cell table:style-name="ce9" office:value-type="string" calcext:value-type="string">
            <text:p>触发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犯罪高手 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00:.N900])" office:value-type="string" office:string-value="战吼;" calcext:value-type="string">
            <text:p>战吼;</text:p>
          </table:table-cell>
          <table:table-cell table:number-columns-repeated="5" table:style-name="ce9" office:value-type="string" calcext:value-type="string">
            <text:p>战吼</text:p>
          </table:table-cell>
          <table:table-cell table:number-columns-repeated="1004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风怒鹰身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01:.N901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风怒</text:p>
          </table:table-cell>
          <table:table-cell table:style-name="ce2"/>
          <table:table-cell table:style-name="ce17" office:value-type="string" calcext:value-type="string">
            <text:p>风怒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腐化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02:.N902])" office:value-type="string" office:string-value="战吼;" calcext:value-type="string">
            <text:p>战吼;</text:p>
          </table:table-cell>
          <table:table-cell table:style-name="ce2"/>
          <table:table-cell table:style-name="ce22"/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格尔宾·梅卡托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03:.N903])" office:value-type="string" office:string-value="战吼;" calcext:value-type="string">
            <text:p>战吼;</text:p>
          </table:table-cell>
          <table:table-cell table:style-name="ce81" office:value-type="string" calcext:value-type="string">
            <text:p>战吼</text:p>
          </table:table-cell>
          <table:table-cell table:number-columns-repeated="3" table:style-name="ce17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沟渠潜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904:.N904])" office:value-type="string" office:string-value="战吼;亡语;" calcext:value-type="string">
            <text:p>战吼;亡语;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搭配牌（亡语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郭雅夫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05:.N905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office:value-type="string" calcext:value-type="string">
            <text:p>人品（战吼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906:.N906])" office:value-type="string" office:string-value="战吼;嘲讽;" calcext:value-type="string">
            <text:p>战吼;嘲讽;</text:p>
          </table:table-cell>
          <table:table-cell table:style-name="ce81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山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J907:.N907])">
            <text:p/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2" table:number-columns-repeated="2"/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908:.N908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2"/>
          <table:table-cell table:style-name="ce9" office:value-type="string" calcext:value-type="string">
            <text:p>持续</text:p>
          </table:table-cell>
          <table:table-cell table:style-name="ce17" office:value-type="string" calcext:value-type="string">
            <text:p>持续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基森拍卖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09:.N909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隐藏;低费法术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兹鲁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10:.N910])">
            <text:p/>
          </table:table-cell>
          <table:table-cell table:style-name="ce72" office:value-type="string" calcext:value-type="string">
            <text:p>触发</text:p>
          </table:table-cell>
          <table:table-cell table:number-columns-repeated="3"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1费法术（触发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竞技场主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911:.N911])" office:value-type="string" office:string-value="嘲讽;" calcext:value-type="string">
            <text:p>嘲讽;</text:p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竞技推广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12:.N912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/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凯恩·血蹄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913:.N913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亡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科多兽骑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14:.N914])">
            <text:p/>
          </table:table-cell>
          <table:table-cell table:style-name="ce2"/>
          <table:table-cell table:number-columns-repeated="3" table:style-name="ce9" office:value-type="string" calcext:value-type="string">
            <text:p>激励</text:p>
          </table:table-cell>
          <table:table-cell table:style-name="ce2"/>
          <table:table-cell table:style-name="ce13" office:value-type="string" calcext:value-type="string">
            <text:p>激励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骷髅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915:.N91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17" office:value-type="string" calcext:value-type="string">
            <text:p>身材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office:value-type="string" calcext:value-type="string">
            <text:p>搭配套牌（亡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拉希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J916:.N916])" office:value-type="string" office:string-value="嘲讽;战吼;" calcext:value-type="string">
            <text:p>嘲讽;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雷诺·杰克逊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17:.N91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卡组（战吼需求）;后期卡组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烈日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J918:.N918])" office:value-type="string" office:string-value="嘲讽;圣盾;" calcext:value-type="string">
            <text:p>嘲讽;圣盾;</text:p>
          </table:table-cell>
          <table:table-cell table:style-name="ce5"/>
          <table:table-cell table:style-name="ce13" office:value-type="string" calcext:value-type="string">
            <text:p>嘲讽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5"/>
          <table:table-cell table:style-name="ce9" office:value-type="string" calcext:value-type="string">
            <text:p>圣盾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龙人打击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19:.N91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鲁莽火箭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20:.N920])">
            <text:p/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number-columns-repeated="3" table:style-name="ce17" office:value-type="string" calcext:value-type="string">
            <text:p>冲锋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迈克斯纳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921:.N921])">
            <text:p/>
          </table:table-cell>
          <table:table-cell table:style-name="ce70" office:value-type="string" calcext:value-type="string">
            <text:p>毒伤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毒伤</text:p>
          </table:table-cell>
          <table:table-cell table:style-name="ce70" office:value-type="string" calcext:value-type="string">
            <text:p>毒伤</text:p>
          </table:table-cell>
          <table:table-cell table:style-name="ce9" office:value-type="string" calcext:value-type="string">
            <text:p>毒伤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梦魇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J922:.N922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穆戈尔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23:.N923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山谷之王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24:.N92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5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上古之神先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25:.N925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5" table:number-columns-repeated="2"/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搭配卡（持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十字军统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26:.N926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/>
          <table:table-cell table:style-name="ce70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石拳食人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27:.N927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17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食人魔勇士穆戈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28:.N928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7" office:value-type="string" calcext:value-type="string">
            <text:p>特殊</text:p>
          </table:table-cell>
          <table:table-cell table:number-columns-repeated="3" table:style-name="ce72" office:value-type="string" calcext:value-type="string">
            <text:p>特殊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书卷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29:.N929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office:value-type="string" calcext:value-type="string">
            <text:p>龙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斯科拉姆狂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30:.N93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索瑞森大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31:.N93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"/>
          <table:table-cell table:style-name="ce13" office:value-type="string" calcext:value-type="string">
            <text:p>持续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office:value-type="string" calcext:value-type="string">
            <text:p>搭配卡组（持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托什雷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2"/>
          <table:table-cell table:content-validation-name="val1" table:formula="of:=COM.MICROSOFT.CONCAT([.J932:.N932])" office:value-type="string" office:string-value="战吼;亡语;零件;" calcext:value-type="string">
            <text:p>战吼;亡语;零件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希尔瓦娜斯·风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933:.N93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/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7" office:value-type="string" calcext:value-type="string">
            <text:p>亡语</text:p>
          </table:table-cell>
          <table:table-cell office:value-type="string" calcext:value-type="string">
            <text:p>绝命乱斗;转生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摇摆的俾格米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934:.N934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 table:number-columns-repeated="2"/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野猪骑士雷瑟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J935:.N935])" office:value-type="string" office:string-value="战吼;冲锋;" calcext:value-type="string">
            <text:p>战吼;冲锋;</text:p>
          </table:table-cell>
          <table:table-cell table:number-columns-repeated="4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伊利丹·怒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36:.N93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色指挥官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J937:.N937])" office:value-type="string" office:string-value="冲锋;圣盾;" calcext:value-type="string">
            <text:p>冲锋;圣盾;</text:p>
          </table:table-cell>
          <table:table-cell table:style-name="ce70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13" office:value-type="string" calcext:value-type="string">
            <text:p>圣盾</text:p>
          </table:table-cell>
          <table:table-cell table:style-name="ce9" office:value-type="string" calcext:value-type="string">
            <text:p>冲锋</text:p>
          </table:table-cell>
          <table:table-cell table:style-name="ce17" office:value-type="string" calcext:value-type="string">
            <text:p>冲锋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远古之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938:.N938])" office:value-type="string" office:string-value="嘲讽;" calcext:value-type="string">
            <text:p>嘲讽;</text:p>
          </table:table-cell>
          <table:table-cell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杂耍吞法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39:.N93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 table:number-columns-repeated="3"/>
          <table:table-cell table:style-name="ce9" office:value-type="string" calcext:value-type="string">
            <text:p>特殊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载人飞天魔像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940:.N94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蛛魔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41:.N94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70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 table:number-columns-repeated="2"/>
          <table:table-cell office:value-type="string" calcext:value-type="string">
            <text:p>人品（持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荒野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42:.N942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2"/>
          <table:table-cell table:style-name="ce2" office:value-type="string" calcext:value-type="string">
            <text:p>野兽(减费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玛洛恩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943:.N94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上古之神的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44:.N944])">
            <text:p/>
          </table:table-cell>
          <table:table-cell table:style-name="ce12"/>
          <table:table-cell/>
          <table:table-cell table:style-name="ce9" office:value-type="string" calcext:value-type="string">
            <text:p>抉择</text:p>
          </table:table-cell>
          <table:table-cell table:number-columns-repeated="2"/>
          <table:table-cell table:style-name="ce13" office:value-type="string" calcext:value-type="string">
            <text:p>抉择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战争古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945:.N945])" office:value-type="string" office:string-value="抉择;嘲讽;" calcext:value-type="string">
            <text:p>抉择;嘲讽;</text:p>
          </table:table-cell>
          <table:table-cell table:style-name="ce70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/>
          <table:table-cell table:number-columns-repeated="2" table:style-name="ce70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知识古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46:.N946])">
            <text:p/>
          </table:table-cell>
          <table:table-cell table:style-name="ce81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/>
          <table:table-cell table:style-name="ce9" office:value-type="string" calcext:value-type="string">
            <text:p>抉择</text:p>
          </table:table-cell>
          <table:table-cell table:style-name="ce70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大法师安东尼达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47:.N947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/>
          <table:table-cell table:number-columns-repeated="2"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火焰之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48:.N948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 table:number-columns-repeated="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烈焰风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49:.N949])">
            <text:p/>
          </table:table-cell>
          <table:table-cell table:style-name="ce70" office:value-type="string" calcext:value-type="string">
            <text:p>群伤</text:p>
          </table:table-cell>
          <table:table-cell table:style-name="ce9" office:value-type="string" calcext:value-type="string">
            <text:p>群伤</text:p>
          </table:table-cell>
          <table:table-cell/>
          <table:table-cell table:style-name="ce72" office:value-type="string" calcext:value-type="string">
            <text:p>群伤</text:p>
          </table:table-cell>
          <table:table-cell table:style-name="ce70" office:value-type="string" calcext:value-type="string">
            <text:p>群伤</text:p>
          </table:table-cell>
          <table:table-cell table:style-name="ce72" office:value-type="string" calcext:value-type="string">
            <text:p>群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烈焰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50:.N950])">
            <text:p/>
          </table:table-cell>
          <table:table-cell table:style-name="ce81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/>
          <table:table-cell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/>
          <table:table-cell table:style-name="ce2" office:value-type="string" calcext:value-type="string">
            <text:p>人品（特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墨水大师索莉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51:.N951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搭配卡组（减费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强能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52:.N952])">
            <text:p/>
          </table:table-cell>
          <table:table-cell table:number-columns-repeated="2" table:style-name="ce72" office:value-type="string" calcext:value-type="string">
            <text:p>法伤</text:p>
          </table:table-cell>
          <table:table-cell/>
          <table:table-cell table:number-columns-repeated="2" table:style-name="ce72" office:value-type="string" calcext:value-type="string">
            <text:p>法伤</text:p>
          </table:table-cell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兹瑞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953:.N953])">
            <text:p/>
          </table:table-cell>
          <table:table-cell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角斗士的长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J954:.N954])" office:value-type="string" office:string-value="免疫;" calcext:value-type="string">
            <text:p>免疫;</text:p>
          </table:table-cell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武器</text:p>
          </table:table-cell>
          <table:table-cell table:number-columns-repeated="3" table:style-name="ce70" office:value-type="string" calcext:value-type="string">
            <text:p>恢复</text:p>
          </table:table-cell>
          <table:table-cell table:style-name="ce26" office:value-type="string" calcext:value-type="string">
            <text:p>武器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酸喉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955:.N955])">
            <text:p/>
          </table:table-cell>
          <table:table-cell table:style-name="ce2"/>
          <table:table-cell table:style-name="ce22"/>
          <table:table-cell table:style-name="ce24" table:number-columns-repeated="2"/>
          <table:table-cell table:style-name="ce2"/>
          <table:table-cell table:style-name="ce72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先知维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56:.N956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17" office:value-type="string" calcext:value-type="string">
            <text:p>特殊</text:p>
          </table:table-cell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牌（特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银色神官帕尔崔丝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J957:.N957])" office:value-type="string" office:string-value="激励;" calcext:value-type="string">
            <text:p>激励;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5"/>
          <table:table-cell table:style-name="ce70" office:value-type="string" calcext:value-type="string">
            <text:p>激励</text:p>
          </table:table-cell>
          <table:table-cell table:number-columns-repeated="2" table:style-name="ce72" office:value-type="string" calcext:value-type="string">
            <text:p>激励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疾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58:.N958])">
            <text:p/>
          </table:table-cell>
          <table:table-cell table:style-name="ce70" office:value-type="string" calcext:value-type="string">
            <text:p>抽卡</text:p>
          </table:table-cell>
          <table:table-cell table:style-name="ce9" office:value-type="string" calcext:value-type="string">
            <text:p>抽卡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抽卡</text:p>
          </table:table-cell>
          <table:table-cell table:style-name="ce2" office:value-type="string" calcext:value-type="string">
            <text:p>伺机待发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耐普图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J959:.N959])" office:value-type="string" office:string-value="战吼;过载;" calcext:value-type="string">
            <text:p>战吼;过载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青玉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J960:.N960])" office:value-type="string" office:string-value="青玉魔像;嘲讽;" calcext:value-type="string">
            <text:p>青玉魔像;嘲讽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鱼人恩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61:.N961])">
            <text:p/>
          </table:table-cell>
          <table:table-cell table:style-name="ce72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number-columns-repeated="2"/>
          <table:table-cell table:style-name="ce15"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鱼人(增益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纯洁者耶德瑞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62:.N96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5" table:number-columns-repeated="3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列王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63:.N96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污手街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2"/>
          <table:table-cell table:content-validation-name="val1" table:formula="of:=COM.MICROSOFT.CONCAT([.J964:.N964])" office:value-type="string" office:string-value="战吼;嘲讽;圣盾;" calcext:value-type="string">
            <text:p>战吼;嘲讽;圣盾;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古加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65:.N965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身材</text:p>
          </table:table-cell>
          <table:table-cell table:number-columns-repeated="4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恐怖末日守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66:.N96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2"/>
          <table:table-cell table:style-name="ce72" office:value-type="string" calcext:value-type="string">
            <text:p>身材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渊狱惩击者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67:.N967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曜石毁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968:.N968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"/>
          <table:table-cell table:style-name="ce13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/>
          <table:table-cell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马尔考罗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69:.N96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上古之神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70:.N97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4"/>
          <table:table-cell table:style-name="ce9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office:value-type="string" calcext:value-type="string">
            <text:p>搭配卡组(战吼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49" table:content-validation-name="val6" office:value-type="string" calcext:value-type="string">
            <text:p>血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71:.N971])">
            <text:p/>
          </table:table-cell>
          <table:table-cell table:style-name="ce72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重碾</text:p>
          </table:table-cell>
          <table:table-cell table:style-name="ce7" table:content-validation-name="val7"/>
          <table:table-cell table:style-name="ce5" table:content-validation-name="val8" table:number-columns-repeated="5"/>
          <table:table-cell table:content-validation-name="val1" table:formula="of:=COM.MICROSOFT.CONCAT([.J972:.N972])">
            <text:p/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24"/>
          <table:table-cell table:style-name="ce70" office:value-type="string" calcext:value-type="string">
            <text:p>消灭</text:p>
          </table:table-cell>
          <table:table-cell table:style-name="ce24" table:number-columns-repeated="2"/>
          <table:table-cell office:value-type="string" calcext:value-type="string">
            <text:p>搭配卡组（消灭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艾尔文灾星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973:.N973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table:style-name="ce2" table:number-columns-repeated="2"/>
          <table:table-cell office:value-type="string" calcext:value-type="string">
            <text:p>搭配卡（触发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暴风城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74:.N974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style-name="ce2"/>
          <table:table-cell table:style-name="ce13" office:value-type="string" calcext:value-type="string">
            <text:p>光环</text:p>
          </table:table-cell>
          <table:table-cell table:number-columns-repeated="2" table:style-name="ce17" office:value-type="string" calcext:value-type="string">
            <text:p>光环</text:p>
          </table:table-cell>
          <table:table-cell office:value-type="string" calcext:value-type="string">
            <text:p><text:s text:c="2"/>搭配牌（光环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冰喉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J975:.N975])" office:value-type="string" office:string-value="嘲讽;亡语;" calcext:value-type="string">
            <text:p>嘲讽;亡语;</text:p>
          </table:table-cell>
          <table:table-cell table:style-name="ce81" office:value-type="string" calcext:value-type="string">
            <text:p>亡语</text:p>
          </table:table-cell>
          <table:table-cell table:style-name="ce22"/>
          <table:table-cell table:style-name="ce2" table:number-columns-repeated="2"/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office:value-type="string" calcext:value-type="string">
            <text:p>龙（亡语需求）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颤地者特罗格佐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76:.N976])">
            <text:p/>
          </table:table-cell>
          <table:table-cell table:style-name="ce81" office:value-type="string" calcext:value-type="string">
            <text:p>被动</text:p>
          </table:table-cell>
          <table:table-cell table:style-name="ce17" office:value-type="string" calcext:value-type="string">
            <text:p>被动</text:p>
          </table:table-cell>
          <table:table-cell table:style-name="ce2"/>
          <table:table-cell table:number-columns-repeated="2" table:style-name="ce70" office:value-type="string" calcext:value-type="string">
            <text:p>被动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毒沼爬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977:.N977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style-name="ce2"/>
          <table:table-cell table:style-name="ce13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俘获的冰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978:.N978])">
            <text:p/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馆长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J979:.N979])" office:value-type="string" office:string-value="嘲讽;战吼;" calcext:value-type="string">
            <text:p>嘲讽;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嘲讽</text:p>
          </table:table-cell>
          <table:table-cell table:style-name="ce13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畸变的龙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980:.N980])">
            <text:p/>
          </table:table-cell>
          <table:table-cell table:style-name="ce2"/>
          <table:table-cell table:style-name="ce22" table:number-columns-repeated="2"/>
          <table:table-cell table:style-name="ce17" office:value-type="string" calcext:value-type="string">
            <text:p>风怒</text:p>
          </table:table-cell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迦顿男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81:.N98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2"/>
          <table:table-cell table:style-name="ce13" office:value-type="string" calcext:value-type="string">
            <text:p>持续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拉文霍德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82:.N982])">
            <text:p/>
          </table:table-cell>
          <table:table-cell table:style-name="ce70" office:value-type="string" calcext:value-type="string">
            <text:p>潜行</text:p>
          </table:table-cell>
          <table:table-cell table:style-name="ce13" office:value-type="string" calcext:value-type="string">
            <text:p>潜行</text:p>
          </table:table-cell>
          <table:table-cell table:style-name="ce9" office:value-type="string" calcext:value-type="string">
            <text:p>潜行</text:p>
          </table:table-cell>
          <table:table-cell table:style-name="ce22"/>
          <table:table-cell table:style-name="ce2"/>
          <table:table-cell table:style-name="ce13" office:value-type="string" calcext:value-type="string">
            <text:p>潜行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雷德·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3"/>
          <table:table-cell table:content-validation-name="val1" table:formula="of:=COM.MICROSOFT.CONCAT([.J983:.N983])" office:value-type="string" office:string-value="战吼;传说;" calcext:value-type="string">
            <text:p>战吼;传说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72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砰砰博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984:.N98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熔火恶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J985:.N985])">
            <text:p/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唐·汉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986:.N986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/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天空上尉库拉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87:.N987])">
            <text:p/>
          </table:table-cell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冲锋</text:p>
          </table:table-cell>
          <table:table-cell table:style-name="ce13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2"/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海盗（减费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维克洛尔大帝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J988:.N988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作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89:.N989])">
            <text:p/>
          </table:table-cell>
          <table:table-cell table:style-name="ce2"/>
          <table:table-cell table:style-name="ce22"/>
          <table:table-cell table:style-name="ce2"/>
          <table:table-cell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埃隆巴克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990:.N990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 table:number-columns-repeated="2"/>
          <table:table-cell table:style-name="ce72" office:value-type="string" calcext:value-type="string">
            <text:p>嘲讽</text:p>
          </table:table-cell>
          <table:table-cell table:style-name="ce81" office:value-type="string" calcext:value-type="string">
            <text:p>嘲讽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诺玛鲁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991:.N991])" office:value-type="string" office:string-value="亡语;" calcext:value-type="string">
            <text:p>亡语;</text:p>
          </table:table-cell>
          <table:table-cell table:number-columns-repeated="1009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罗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992:.N992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/>
          <table:table-cell table:number-columns-repeated="2"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巨型沙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J993:.N993])">
            <text:p/>
          </table:table-cell>
          <table:table-cell table:style-name="ce70" office:value-type="string" calcext:value-type="string">
            <text:p>触发 </text:p>
          </table:table-cell>
          <table:table-cell table:number-columns-repeated="3" table:style-name="ce72" office:value-type="string" calcext:value-type="string">
            <text:p>触发</text:p>
          </table:table-cell>
          <table:table-cell table:style-name="ce70" office:value-type="string" calcext:value-type="string">
            <text:p>触发 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风领主奥拉基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J994:.N994])" office:value-type="string" office:string-value="风怒;冲锋;圣盾;嘲讽;" calcext:value-type="string">
            <text:p>风怒;冲锋;圣盾;嘲讽;</text:p>
          </table:table-cell>
          <table:table-cell table:style-name="ce15"/>
          <table:table-cell table:style-name="ce13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table:style-name="ce15"/>
          <table:table-cell table:style-name="ce9" office:value-type="string" calcext:value-type="string">
            <text:p>风怒</text:p>
          </table:table-cell>
          <table:table-cell table:style-name="ce2" office:value-type="string" calcext:value-type="string">
            <text:p>增益(风怒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光耀之主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95:.N995])">
            <text:p/>
          </table:table-cell>
          <table:table-cell table:number-columns-repeated="6" table:style-name="ce70" office:value-type="string" calcext:value-type="string">
            <text:p>持续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圣疗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996:.N996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5" table:number-columns-repeated="2"/>
          <table:table-cell table:number-columns-repeated="2" table:style-name="ce70" office:value-type="string" calcext:value-type="string">
            <text:p>抽牌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提里奥·弗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J997:.N997])" office:value-type="string" office:string-value="圣盾;嘲讽;亡语;" calcext:value-type="string">
            <text:p>圣盾;嘲讽;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扭曲虚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998:.N998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number-columns-repeated="2"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style-name="ce2" office:value-type="string" calcext:value-type="string">
            <text:p>环境(消灭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格罗玛什·地狱咆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J999:.N999])" office:value-type="string" office:string-value="激怒;" calcext:value-type="string">
            <text:p>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激怒</text:p>
          </table:table-cell>
          <table:table-cell table:style-name="ce72" office:value-type="string" calcext:value-type="string">
            <text:p>冲锋</text:p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office:value-type="string" calcext:value-type="string">
            <text:p>搭配牌（激怒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波戈蒙斯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00:.N1000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厄运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01:.N10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72" office:value-type="string" calcext:value-type="string">
            <text:p>身材</text:p>
          </table:table-cell>
          <table:table-cell table:style-name="ce2" table:number-columns-repeated="2"/>
          <table:table-cell office:value-type="string" calcext:value-type="string">
            <text:p>克苏恩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格鲁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02:.N1002])">
            <text:p/>
          </table:table-cell>
          <table:table-cell table:style-name="ce2"/>
          <table:table-cell table:style-name="ce22"/>
          <table:table-cell table:style-name="ce81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/>
          <table:table-cell table:style-name="ce22"/>
          <table:table-cell office:value-type="string" calcext:value-type="string">
            <text:p><text:s/>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惊骇恐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03:.N1003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克尔苏加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04:.N1004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2"/>
          <table:table-cell table:style-name="ce70" office:value-type="string" calcext:value-type="string">
            <text:p>特殊</text:p>
          </table:table-cell>
          <table:table-cell table:style-name="ce2"/>
          <table:table-cell table:style-name="ce9" office:value-type="string" calcext:value-type="string">
            <text:p>特殊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克洛玛古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table:number-columns-repeated="5"/>
          <table:table-cell table:content-validation-name="val1" table:formula="of:=COM.MICROSOFT.CONCAT([.J1005:.N1005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/>
          <table:table-cell table:number-columns-repeated="2"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office:value-type="string" calcext:value-type="string">
            <text:p>抽卡（触发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麦迪文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06:.N1006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法术（战吼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强袭坦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J1007:.N1007])" office:value-type="string" office:string-value="圣盾;" calcext:value-type="string">
            <text:p>圣盾;</text:p>
          </table:table-cell>
          <table:table-cell table:style-name="ce72" office:value-type="string" calcext:value-type="string">
            <text:p>圣盾</text:p>
          </table:table-cell>
          <table:table-cell table:style-name="ce13" office:value-type="string" calcext:value-type="string">
            <text:p>圣盾</text:p>
          </table:table-cell>
          <table:table-cell table:style-name="ce22"/>
          <table:table-cell table:style-name="ce13" office:value-type="string" calcext:value-type="string">
            <text:p>圣盾</text:p>
          </table:table-cell>
          <table:table-cell table:style-name="ce2" table:number-columns-repeated="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石化魔暴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1008:.N1008])" office:value-type="string" office:string-value="战吼;嘲讽;" calcext:value-type="string">
            <text:p>战吼;嘲讽;</text:p>
          </table:table-cell>
          <table:table-cell table:style-name="ce2"/>
          <table:table-cell table:style-name="ce22" table:number-columns-repeated="2"/>
          <table:table-cell table:style-name="ce2" table:number-columns-repeated="3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斯尼德的伐木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009:.N1009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亡语相关:转生;…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死神4000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1010:.N1010])">
            <text:p/>
          </table:table-cell>
          <table:table-cell table:style-name="ce70" office:value-type="string" calcext:value-type="string">
            <text:p>溅射</text:p>
          </table:table-cell>
          <table:table-cell table:style-name="ce9" office:value-type="string" calcext:value-type="string">
            <text:p>身材</text:p>
          </table:table-cell>
          <table:table-cell table:style-name="ce22"/>
          <table:table-cell table:style-name="ce70" office:value-type="string" calcext:value-type="string">
            <text:p>溅射</text:p>
          </table:table-cell>
          <table:table-cell table:style-name="ce2"/>
          <table:table-cell table:style-name="ce21"/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炎魔之王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11:.N101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1"/>
          <table:table-cell table:style-name="ce9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1"/>
          <table:table-cell table:style-name="ce25" office:value-type="string" calcext:value-type="string">
            <text:p>人品（持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艾维娜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12:.N1012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/>
          <table:table-cell table:style-name="ce12"/>
          <table:table-cell table:style-name="ce13" office:value-type="string" calcext:value-type="string">
            <text:p>减费</text:p>
          </table:table-cell>
          <table:table-cell table:style-name="ce2" office:value-type="string" calcext:value-type="string">
            <text:p>5费以上卡（减费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火山邪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J1013:.N101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/>
          <table:table-cell table:style-name="ce2" office:value-type="string" calcext:value-type="string">
            <text:p>剧毒之种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塞纳留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J1014:.N1014])" office:value-type="string" office:string-value="抉择;嘲讽;" calcext:value-type="string">
            <text:p>抉择;嘲讽;</text:p>
          </table:table-cell>
          <table:table-cell table:style-name="ce72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style-name="ce81" office:value-type="string" calcext:value-type="string">
            <text:p>增益</text:p>
          </table:table-cell>
          <table:table-cell table:style-name="ce70" office:value-type="string" calcext:value-type="string">
            <text:p>抉择</text:p>
          </table:table-cell>
          <table:table-cell table:style-name="ce72" office:value-type="string" calcext:value-type="string">
            <text:p>抉择</text:p>
          </table:table-cell>
          <table:table-cell table:style-name="ce70" office:value-type="string" calcext:value-type="string">
            <text:p>增益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生命之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15:.N1015])">
            <text:p/>
          </table:table-cell>
          <table:table-cell table:style-name="ce72" office:value-type="string" calcext:value-type="string">
            <text:p>治疗</text:p>
          </table:table-cell>
          <table:table-cell table:style-name="ce22" table:number-columns-repeated="2"/>
          <table:table-cell table:style-name="ce81" office:value-type="string" calcext:value-type="string">
            <text:p>治疗</text:p>
          </table:table-cell>
          <table:table-cell table:style-name="ce72" office:value-type="string" calcext:value-type="string">
            <text:p>治疗</text:p>
          </table:table-cell>
          <table:table-cell table:style-name="ce70" office:value-type="string" calcext:value-type="string">
            <text:p>治疗</text:p>
          </table:table-cell>
          <table:table-cell table:style-name="ce2" office:value-type="string" calcext:value-type="string">
            <text:p>治疗目标(治疗需求)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暴龙王克鲁什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J1016:.N1016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冲锋</text:p>
          </table:table-cell>
          <table:table-cell table:number-columns-repeated="3" table:style-name="ce13" office:value-type="string" calcext:value-type="string">
            <text:p>冲锋</text:p>
          </table:table-cell>
          <table:table-cell table:style-name="ce70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2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兽群呼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17:.N1017])">
            <text:p/>
          </table:table-cell>
          <table:table-cell table:number-columns-repeated="6" table:style-name="ce70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奴巴拉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018:.N101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亡语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克苏恩之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19:.N101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number-columns-repeated="2"/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唤魔者克鲁尔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20:.N1020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/>
          <table:table-cell table:number-columns-repeated="3" table:style-name="ce70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加拉克苏斯大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21:.N1021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 table:number-columns-repeated="2"/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玛尔加尼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22:.N1022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2" office:value-type="string" calcext:value-type="string">
            <text:p>恶魔(光环需求)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阿莱克丝塔萨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1023:.N102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9" office:value-type="string" calcext:value-type="string">
            <text:p>身材</text:p>
          </table:table-cell>
          <table:table-cell table:style-name="ce21"/>
          <table:table-cell table:style-name="ce13" office:value-type="string" calcext:value-type="string">
            <text:p>战吼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妮克希亚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1024:.N1024])" office:value-type="string" office:string-value="战吼;" calcext:value-type="string">
            <text:p>战吼;</text:p>
          </table:table-cell>
          <table:table-cell table:style-name="ce21"/>
          <table:table-cell table:style-name="ce13" office:value-type="string" calcext:value-type="string">
            <text:p>身材</text:p>
          </table:table-cell>
          <table:table-cell table:style-name="ce21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1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北海海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1025:.N102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13" office:value-type="string" calcext:value-type="string">
            <text:p>战吼</text:p>
          </table:table-cell>
          <table:table-cell table:style-name="ce21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冰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26:.N1026])">
            <text:p/>
          </table:table-cell>
          <table:table-cell table:style-name="ce70" office:value-type="string" calcext:value-type="string">
            <text:p>冲锋</text:p>
          </table:table-cell>
          <table:table-cell table:style-name="ce22"/>
          <table:table-cell table:number-columns-repeated="2" table:style-name="ce72" office:value-type="string" calcext:value-type="string">
            <text:p>冲锋</text:p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管理者埃克索图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J1027:.N1027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81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玛里苟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J1028:.N1028])">
            <text:p/>
          </table:table-cell>
          <table:table-cell table:style-name="ce21"/>
          <table:table-cell table:style-name="ce13" office:value-type="string" calcext:value-type="string">
            <text:p>身材</text:p>
          </table:table-cell>
          <table:table-cell table:style-name="ce21"/>
          <table:table-cell table:number-columns-repeated="2" table:style-name="ce72" office:value-type="string" calcext:value-type="string">
            <text:p>法强</text:p>
          </table:table-cell>
          <table:table-cell table:style-name="ce13" office:value-type="string" calcext:value-type="string">
            <text:p>法强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奈法利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29:.N102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70" office:value-type="string" calcext:value-type="string">
            <text:p>战吼</text:p>
          </table:table-cell>
          <table:table-cell table:number-columns-repeated="2" table:style-name="ce81" office:value-type="string" calcext:value-type="string">
            <text:p>战吼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诺格弗格市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30:.N1030])">
            <text:p/>
          </table:table-cell>
          <table:table-cell table:number-columns-repeated="2" table:style-name="ce13" office:value-type="string" calcext:value-type="string">
            <text:p>特殊</text:p>
          </table:table-cell>
          <table:table-cell table:style-name="ce21"/>
          <table:table-cell table:number-columns-repeated="2"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5" table:number-columns-repeated="2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诺滋多姆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J1031:.N1031])">
            <text:p/>
          </table:table-cell>
          <table:table-cell table:style-name="ce21"/>
          <table:table-cell table:style-name="ce13" office:value-type="string" calcext:value-type="string">
            <text:p>身材</text:p>
          </table:table-cell>
          <table:table-cell table:style-name="ce21" table:number-columns-repeated="2"/>
          <table:table-cell table:number-columns-repeated="2" table:style-name="ce9" office:value-type="string" calcext:value-type="string">
            <text:p>特殊</text:p>
          </table:table-cell>
          <table:table-cell office:value-type="string" calcext:value-type="string">
            <text:p>随机类效果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瑟玛普拉格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J1032:.N103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9" office:value-type="string" calcext:value-type="string">
            <text:p>触发</text:p>
          </table:table-cell>
          <table:table-cell table:style-name="ce21" table:number-columns-repeated="2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深渊滑行者索苟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J1033:.N103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number-columns-repeated="3" table:style-name="ce13" office:value-type="string" calcext:value-type="string">
            <text:p>嘲讽</text:p>
          </table:table-cell>
          <table:table-cell table:style-name="ce25"/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虚灵大盗拉法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J1034:.N1034])" office:value-type="string" office:string-value="战吼;发现;" calcext:value-type="string">
            <text:p>战吼;发现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伊瑟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J1035:.N1035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持续</text:p>
          </table:table-cell>
          <table:table-cell table:style-name="ce2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远古造物之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36:.N1036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72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特殊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遗忘之王库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J1037:.N1037])" office:value-type="string" office:string-value="抉择;" calcext:value-type="string">
            <text:p>抉择;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style-name="ce22"/>
          <table:table-cell table:style-name="ce70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炎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38:.N1038])">
            <text:p/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/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精神控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39:.N103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5"/>
          <table:table-cell table:style-name="ce70" office:value-type="string" calcext:value-type="string">
            <text:p>特殊</text:p>
          </table:table-cell>
          <table:table-cell table:style-name="ce17" office:value-type="string" calcext:value-type="string">
            <text:p>特殊</text:p>
          </table:table-cell>
          <table:table-cell table:style-name="ce2"/>
          <table:table-cell table:style-name="ce2" office:value-type="string" calcext:value-type="string">
            <text:p>环境（特殊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亡者归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40:.N1040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5" table:number-columns-repeated="2"/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2" office:value-type="string" calcext:value-type="string">
            <text:p>搭配卡组(召唤需求)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49" table:content-validation-name="val6" office:value-type="string" calcext:value-type="string">
            <text:p>末日降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41:.N1041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number-columns-repeated="2" table:style-name="ce72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瓦里安·乌瑞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1042:.N1042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4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/>
          <table:table-cell office:value-type="string" calcext:value-type="string">
            <text:p>搭配套牌(战吼需求)</text:p>
          </table:table-cell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冰霜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43:.N1043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"/>
          <table:table-cell table:style-name="ce9" office:value-type="string" calcext:value-type="string">
            <text:p>减费</text:p>
          </table:table-cell>
          <table:table-cell table:style-name="ce2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恩佐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J1044:.N1044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/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海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45:.N1045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12"/>
          <table:table-cell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黑龙领主死亡之翼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J1046:.N104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/>
          <table:table-cell table:style-name="ce70" office:value-type="string" calcext:value-type="string">
            <text:p>亡语</text:p>
          </table:table-cell>
          <table:table-cell table:style-name="ce12"/>
          <table:table-cell table:style-name="ce9" office:value-type="string" calcext:value-type="string">
            <text:p>亡语</text:p>
          </table:table-cell>
          <table:table-cell office:value-type="string" calcext:value-type="string">
            <text:p>搭配卡组（亡语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克苏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47:.N104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/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死亡之翼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J1048:.N104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/>
          <table:table-cell table:style-name="ce13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5"/>
          <table:table-cell table:number-columns-repeated="1001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无面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49:.N1049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身材</text:p>
          </table:table-cell>
          <table:table-cell table:style-name="ce22" table:number-columns-repeated="2"/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亚煞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50:.N1050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/>
          <table:table-cell table:style-name="ce70" office:value-type="string" calcext:value-type="string">
            <text:p>持续</text:p>
          </table:table-cell>
          <table:table-cell table:style-name="ce22"/>
          <table:table-cell table:style-name="ce13" office:value-type="string" calcext:value-type="string">
            <text:p>持续</text:p>
          </table:table-cell>
          <table:table-cell office:value-type="string" calcext:value-type="string">
            <text:p>搭配卡组（持续需求）</text:p>
          </table:table-cell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尤格-萨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J1051:.N105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奥术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52:.N1052])">
            <text:p/>
          </table:table-cell>
          <table:table-cell table:number-columns-repeated="2" table:style-name="ce70" office:value-type="string" calcext:value-type="string">
            <text:p>减费</text:p>
          </table:table-cell>
          <table:table-cell/>
          <table:table-cell table:number-columns-repeated="3" table:style-name="ce72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发条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J1053:.N1053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/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2" calcext:value-type="float">
            <text:p>12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山岭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54:.N1054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 table:style-name="ce72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1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0" calcext:value-type="float">
            <text:p>20</text:p>
          </table:table-cell>
          <table:table-cell table:style-name="ce49" table:content-validation-name="val5" office:value-type="string" calcext:value-type="string">
            <text:p>随从</text:p>
          </table:table-cell>
          <table:table-cell table:style-name="ce49" table:content-validation-name="val6" office:value-type="string" calcext:value-type="string">
            <text:p>熔核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J1055:.N1055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3"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5"/>
          <table:table-cell table:number-columns-repeated="1001"/>
        </table:table-row>
        <table:table-row table:style-name="ro7" table:number-rows-repeated="64481">
          <table:table-cell table:style-name="ce1" table:content-validation-name="val2"/>
          <table:table-cell table:style-name="ce7" table:content-validation-name="val3"/>
          <table:table-cell table:style-name="ce19" table:content-validation-name="val4"/>
          <table:table-cell table:number-columns-repeated="3"/>
          <table:table-cell table:style-name="ce7" table:content-validation-name="val5"/>
          <table:table-cell table:style-name="ce49" table:content-validation-name="val6"/>
          <table:table-cell table:style-name="ce7" table:content-validation-name="val7"/>
          <table:table-cell table:style-name="ce7" table:content-validation-name="val8" table:number-columns-repeated="5"/>
          <table:table-cell table:number-columns-repeated="1010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卡牌.$A$1" table:cell-range-address="$卡牌.$A$1:.$W$1055"/>
        </table:named-expressions>
        <calcext:conditional-formats>
          <calcext:conditional-format calcext:target-range-address="卡牌.C1:卡牌.C1048576">
            <calcext:condition calcext:apply-style-name="战士" calcext:value="=&quot;战士&quot;" calcext:base-cell-address="卡牌.C1"/>
            <calcext:condition calcext:apply-style-name="术士" calcext:value="=&quot;术士&quot;" calcext:base-cell-address="卡牌.C1"/>
            <calcext:condition calcext:apply-style-name="法师" calcext:value="=&quot;法师&quot;" calcext:base-cell-address="卡牌.C1"/>
            <calcext:condition calcext:apply-style-name="潜行者" calcext:value="=&quot;潜行者&quot;" calcext:base-cell-address="卡牌.C1"/>
            <calcext:condition calcext:apply-style-name="猎人" calcext:value="=&quot;猎人&quot;" calcext:base-cell-address="卡牌.C1"/>
            <calcext:condition calcext:apply-style-name="德鲁伊" calcext:value="=&quot;德鲁伊&quot;" calcext:base-cell-address="卡牌.C1"/>
            <calcext:condition calcext:apply-style-name="萨满祭司" calcext:value="=&quot;萨满祭司&quot;" calcext:base-cell-address="卡牌.C1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8">
          <table:table-cell table:style-name="ce79" office:value-type="string" calcext:value-type="string" table:number-columns-spanned="1" table:number-rows-spanned="2">
            <text:p>职业</text:p>
          </table:table-cell>
          <table:table-cell table:style-name="ce79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80"/>
          <table:table-cell table:style-name="ce79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8">
          <table:covered-table-cell table:style-name="ce80"/>
          <table:table-cell table:style-name="ce80" office:value-type="string" calcext:value-type="string">
            <text:p>卡差</text:p>
          </table:table-cell>
          <table:table-cell table:style-name="ce80" office:value-type="string" calcext:value-type="string">
            <text:p>场面</text:p>
          </table:table-cell>
          <table:table-cell table:style-name="ce80" office:value-type="string" calcext:value-type="string">
            <text:p>血量</text:p>
          </table:table-cell>
          <table:covered-table-cell table:style-name="ce80"/>
          <table:table-cell table:number-columns-repeated="1019"/>
        </table:table-row>
        <table:table-row table:style-name="ro8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8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8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8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80"/>
          <table:table-cell table:number-columns-repeated="1018"/>
        </table:table-row>
        <table:table-row table:style-name="ro8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8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80"/>
          <table:table-cell table:number-columns-repeated="1018"/>
        </table:table-row>
        <table:table-row table:style-name="ro8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8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7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7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7">
          <table:table-cell table:style-name="ce81" office:value-type="string" calcext:value-type="string">
            <text:p>弱</text:p>
          </table:table-cell>
          <table:table-cell table:number-columns-repeated="1023"/>
        </table:table-row>
        <table:table-row table:style-name="ro7">
          <table:table-cell table:style-name="ce72" office:value-type="string" calcext:value-type="string">
            <text:p>中</text:p>
          </table:table-cell>
          <table:table-cell table:number-columns-repeated="1023"/>
        </table:table-row>
        <table:table-row table:style-name="ro7">
          <table:table-cell table:style-name="ce70" office:value-type="string" calcext:value-type="string">
            <text:p>强</text:p>
          </table:table-cell>
          <table:table-cell table:number-columns-repeated="1023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9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9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W10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微软雅黑1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宋体" fo:font-family="宋体" fo:font-size="12pt" style:font-name-asian="宋体" style:font-family-asian="宋体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Default">
      <style:text-properties fo:color="#993300" fo:font-size="12pt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1" fo:font-family="微软雅黑" style:font-style-name="标准" style:font-family-generic="swiss" style:font-pitch="variable" fo:font-size="12pt" style:font-size-asian="12pt" style:font-size-complex="12pt"/>
    </style:style>
    <style:style style:name="卡牌类型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00/00/00</text:date>, <text:time style:data-style-name="N2" text:time-value="21:34:08.455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3-18T21:40:55.881000000</dc:date>
    <meta:generator>LibreOffice/5.3.0.3$Windows_X86_64 LibreOffice_project/7074905676c47b82bbcfbea1aeefc84afe1c50e1</meta:generator>
    <meta:editing-duration>PT32M24S</meta:editing-duration>
    <meta:editing-cycles>5</meta:editing-cycles>
    <meta:document-statistic meta:table-count="4" meta:cell-count="13657" meta:object-count="0"/>
    <meta:user-defined meta:name="KSOProductBuildVer">2052-10.1.0.5973</meta:user-defined>
    <meta:user-defined meta:name="KSOReadingLayout" meta:value-type="boolean">true</meta:user-defined>
  </office:meta>
</office:document-meta>
</file>